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>
      <style:graphic-properties style:protect="size"/>
    </style:style>
    <style:style style:name="gr5" style:family="graphic" style:parent-style-name="objectwithoutfill">
      <style:graphic-properties svg:stroke-color="#00ff00" draw:fill="none" draw:textarea-vertical-align="middle"/>
    </style:style>
    <style:style style:name="gr6" style:family="graphic" style:parent-style-name="objectwithoutfill">
      <style:graphic-properties svg:stroke-color="#00ffff" draw:fill="none" draw:textarea-vertical-align="middle"/>
    </style:style>
    <style:style style:name="gr7" style:family="graphic">
      <style:graphic-properties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>
        <draw:custom-shape draw:style-name="gr1" draw:text-style-name="P1" xml:id="id1" draw:id="id1" draw:layer="layout" svg:width="1.016cm" svg:height="1.016cm" svg:x="11.746cm" svg:y="3.5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016cm" svg:height="1.016cm" svg:x="13.447cm" svg:y="3.5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2.762cm" svg:y1="4.049cm" svg:x2="13.447cm" svg:y2="4.05cm" draw:start-shape="id1" draw:start-glue-point="10" draw:end-shape="id2" draw:end-glue-point="6" svg:d="M12762 4049h343v1h342" svg:viewBox="0 0 686 2">
          <text:p/>
        </draw:connector>
        <draw:custom-shape draw:style-name="gr1" draw:text-style-name="P1" draw:layer="layout" svg:width="1.016cm" svg:height="1.016cm" svg:x="1.326cm" svg:y="13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016cm" svg:height="1.016cm" svg:x="2.927cm" svg:y="13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2.142cm" svg:y1="13.915cm" svg:x2="2.927cm" svg:y2="13.916cm" draw:end-shape="id3" draw:end-glue-point="6" svg:d="M2142 13915h142v1h643" svg:viewBox="0 0 786 2">
          <text:p/>
        </draw:connector>
        <draw:custom-shape draw:style-name="gr1" draw:text-style-name="P1" xml:id="id4" draw:id="id4" draw:layer="layout" svg:width="1.016cm" svg:height="1.016cm" svg:x="4.126cm" svg:y="13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016cm" svg:height="1.016cm" svg:x="5.827cm" svg:y="13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5.142cm" svg:y1="13.915cm" svg:x2="5.827cm" svg:y2="13.916cm" draw:start-shape="id4" draw:start-glue-point="10" draw:end-shape="id5" draw:end-glue-point="6" svg:d="M5142 13915h343v1h342" svg:viewBox="0 0 686 2">
          <text:p/>
        </draw:connector>
        <draw:custom-shape draw:style-name="gr1" draw:text-style-name="P1" xml:id="id6" draw:id="id6" draw:layer="layout" svg:width="1.016cm" svg:height="1.016cm" svg:x="2.627cm" svg:y="10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016cm" svg:height="1.016cm" svg:x="4.328cm" svg:y="10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3.643cm" svg:y1="11.016cm" svg:x2="4.328cm" svg:y2="11.017cm" draw:start-shape="id6" draw:start-glue-point="10" draw:end-shape="id7" draw:end-glue-point="6" svg:d="M3643 11016h343v1h342" svg:viewBox="0 0 686 2">
          <text:p/>
        </draw:connector>
        <draw:connector draw:style-name="gr3" draw:text-style-name="P1" draw:layer="layout" draw:type="line" svg:x1="3.135cm" svg:y1="11.524cm" svg:x2="1.634cm" svg:y2="13.407cm" draw:start-shape="id6" draw:start-glue-point="8" svg:d="M3135 11524l-1501 1883" svg:viewBox="0 0 1502 1884">
          <text:p/>
        </draw:connector>
        <draw:connector draw:style-name="gr3" draw:text-style-name="P1" draw:layer="layout" draw:type="line" svg:x1="3.135cm" svg:y1="11.524cm" svg:x2="4.634cm" svg:y2="13.407cm" draw:start-shape="id6" draw:start-glue-point="8" draw:end-shape="id4" draw:end-glue-point="4" svg:d="M3135 11524l1499 1883" svg:viewBox="0 0 1500 1884">
          <text:p/>
        </draw:connector>
        <draw:connector draw:style-name="gr3" draw:text-style-name="P1" draw:layer="layout" draw:type="line" svg:x1="3.435cm" svg:y1="13.408cm" svg:x2="4.836cm" svg:y2="11.525cm" draw:start-shape="id3" draw:start-glue-point="4" draw:end-shape="id7" draw:end-glue-point="8" svg:d="M3435 13408l1401-1883" svg:viewBox="0 0 1402 1884">
          <text:p/>
        </draw:connector>
        <draw:connector draw:style-name="gr3" draw:text-style-name="P1" draw:layer="layout" draw:type="line" svg:x1="4.836cm" svg:y1="11.525cm" svg:x2="6.335cm" svg:y2="13.408cm" draw:start-shape="id7" draw:start-glue-point="8" draw:end-shape="id5" draw:end-glue-point="4" svg:d="M4836 11525l1499 1883" svg:viewBox="0 0 1500 1884">
          <text:p/>
        </draw:connector>
        <draw:custom-shape draw:style-name="gr1" draw:text-style-name="P1" xml:id="id8" draw:id="id8" draw:layer="layout" svg:width="1.016cm" svg:height="1.016cm" svg:x="7.427cm" svg:y="13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1.016cm" svg:height="1.016cm" svg:x="9.128cm" svg:y="13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8.443cm" svg:y1="13.916cm" svg:x2="9.128cm" svg:y2="13.917cm" draw:start-shape="id8" draw:start-glue-point="10" draw:end-shape="id9" draw:end-glue-point="6" svg:d="M8443 13916h343v1h342" svg:viewBox="0 0 686 2">
          <text:p/>
        </draw:connector>
        <draw:custom-shape draw:style-name="gr1" draw:text-style-name="P1" xml:id="id10" draw:id="id10" draw:layer="layout" svg:width="1.016cm" svg:height="1.016cm" svg:x="10.327cm" svg:y="13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1.016cm" svg:height="1.016cm" svg:x="12.028cm" svg:y="13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1.343cm" svg:y1="13.916cm" svg:x2="12.028cm" svg:y2="13.917cm" draw:start-shape="id10" draw:start-glue-point="10" draw:end-shape="id11" draw:end-glue-point="6" svg:d="M11343 13916h343v1h342" svg:viewBox="0 0 686 2">
          <text:p/>
        </draw:connector>
        <draw:custom-shape draw:style-name="gr1" draw:text-style-name="P1" xml:id="id12" draw:id="id12" draw:layer="layout" svg:width="1.016cm" svg:height="1.016cm" svg:x="8.828cm" svg:y="10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1.016cm" svg:height="1.016cm" svg:x="10.529cm" svg:y="10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9.844cm" svg:y1="11.017cm" svg:x2="10.529cm" svg:y2="11.018cm" draw:start-shape="id12" draw:start-glue-point="10" draw:end-shape="id13" draw:end-glue-point="6" svg:d="M9844 11017h343v1h342" svg:viewBox="0 0 686 2">
          <text:p/>
        </draw:connector>
        <draw:connector draw:style-name="gr3" draw:text-style-name="P1" draw:layer="layout" draw:type="line" svg:x1="9.336cm" svg:y1="11.525cm" svg:x2="7.935cm" svg:y2="13.408cm" draw:start-shape="id12" draw:start-glue-point="8" draw:end-shape="id8" draw:end-glue-point="4" svg:d="M9336 11525l-1401 1883" svg:viewBox="0 0 1402 1884">
          <text:p/>
        </draw:connector>
        <draw:connector draw:style-name="gr3" draw:text-style-name="P1" draw:layer="layout" draw:type="line" svg:x1="9.336cm" svg:y1="11.525cm" svg:x2="10.835cm" svg:y2="13.408cm" draw:start-shape="id12" draw:start-glue-point="8" draw:end-shape="id10" draw:end-glue-point="4" svg:d="M9336 11525l1499 1883" svg:viewBox="0 0 1500 1884">
          <text:p/>
        </draw:connector>
        <draw:connector draw:style-name="gr3" draw:text-style-name="P1" draw:layer="layout" draw:type="line" svg:x1="9.636cm" svg:y1="13.409cm" svg:x2="11.037cm" svg:y2="11.526cm" draw:start-shape="id9" draw:start-glue-point="4" draw:end-shape="id13" draw:end-glue-point="8" svg:d="M9636 13409l1401-1883" svg:viewBox="0 0 1402 1884">
          <text:p/>
        </draw:connector>
        <draw:connector draw:style-name="gr3" draw:text-style-name="P1" draw:layer="layout" draw:type="line" svg:x1="11.037cm" svg:y1="11.526cm" svg:x2="12.536cm" svg:y2="13.409cm" draw:start-shape="id13" draw:start-glue-point="8" draw:end-shape="id11" draw:end-glue-point="4" svg:d="M11037 11526l1499 1883" svg:viewBox="0 0 1500 1884">
          <text:p/>
        </draw:connector>
        <draw:custom-shape draw:style-name="gr1" draw:text-style-name="P1" xml:id="id14" draw:id="id14" draw:layer="layout" svg:width="1.016cm" svg:height="1.016cm" svg:x="5.726cm" svg:y="7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" draw:id="id15" draw:layer="layout" svg:width="1.016cm" svg:height="1.016cm" svg:x="7.427cm" svg:y="7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6.742cm" svg:y1="7.915cm" svg:x2="7.427cm" svg:y2="7.916cm" draw:start-shape="id14" draw:start-glue-point="10" draw:end-shape="id15" draw:end-glue-point="6" svg:d="M6742 7915h343v1h342" svg:viewBox="0 0 686 2">
          <text:p/>
        </draw:connector>
        <draw:connector draw:style-name="gr3" draw:text-style-name="P1" draw:layer="layout" draw:type="line" svg:x1="3.135cm" svg:y1="10.508cm" svg:x2="6.234cm" svg:y2="8.423cm" draw:start-shape="id6" draw:start-glue-point="4" draw:end-shape="id14" draw:end-glue-point="8" svg:d="M3135 10508l3099-2085" svg:viewBox="0 0 3100 2086">
          <text:p/>
        </draw:connector>
        <draw:connector draw:style-name="gr3" draw:text-style-name="P1" draw:layer="layout" draw:type="line" svg:x1="9.336cm" svg:y1="10.509cm" svg:x2="6.234cm" svg:y2="8.423cm" draw:start-shape="id12" draw:start-glue-point="4" draw:end-shape="id14" draw:end-glue-point="8" svg:d="M9336 10509l-3102-2086" svg:viewBox="0 0 3103 2087">
          <text:p/>
        </draw:connector>
        <draw:connector draw:style-name="gr3" draw:text-style-name="P1" draw:layer="layout" draw:type="line" svg:x1="4.836cm" svg:y1="10.509cm" svg:x2="7.935cm" svg:y2="8.424cm" draw:start-shape="id7" draw:start-glue-point="4" draw:end-shape="id15" draw:end-glue-point="8" svg:d="M4836 10509l3099-2085" svg:viewBox="0 0 3100 2086">
          <text:p/>
        </draw:connector>
        <draw:connector draw:style-name="gr3" draw:text-style-name="P1" draw:layer="layout" draw:type="line" svg:x1="11.037cm" svg:y1="10.51cm" svg:x2="7.935cm" svg:y2="8.424cm" draw:start-shape="id13" draw:start-glue-point="4" draw:end-shape="id15" draw:end-glue-point="8" svg:d="M11037 10510l-3102-2086" svg:viewBox="0 0 3103 2087">
          <text:p/>
        </draw:connector>
        <draw:custom-shape draw:style-name="gr1" draw:text-style-name="P1" xml:id="id17" draw:id="id17" draw:layer="layout" svg:width="1.016cm" svg:height="1.016cm" svg:x="15.628cm" svg:y="13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4.843cm" svg:y1="13.916cm" svg:x2="15.628cm" svg:y2="13.917cm" draw:start-shape="id16" draw:start-glue-point="10" draw:end-shape="id17" draw:end-glue-point="6" svg:d="M14843 13916h393v1h392" svg:viewBox="0 0 786 2">
          <text:p/>
        </draw:connector>
        <draw:custom-shape draw:style-name="gr1" draw:text-style-name="P1" xml:id="id18" draw:id="id18" draw:layer="layout" svg:width="1.016cm" svg:height="1.016cm" svg:x="16.827cm" svg:y="13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9" draw:id="id19" draw:layer="layout" svg:width="1.016cm" svg:height="1.016cm" svg:x="18.528cm" svg:y="13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7.843cm" svg:y1="13.916cm" svg:x2="18.528cm" svg:y2="13.917cm" draw:start-shape="id18" draw:start-glue-point="10" draw:end-shape="id19" draw:end-glue-point="6" svg:d="M17843 13916h343v1h342" svg:viewBox="0 0 686 2">
          <text:p/>
        </draw:connector>
        <draw:custom-shape draw:style-name="gr1" draw:text-style-name="P1" xml:id="id20" draw:id="id20" draw:layer="layout" svg:width="1.016cm" svg:height="1.016cm" svg:x="15.328cm" svg:y="10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1" draw:id="id21" draw:layer="layout" svg:width="1.016cm" svg:height="1.016cm" svg:x="17.029cm" svg:y="10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6.344cm" svg:y1="11.017cm" svg:x2="17.029cm" svg:y2="11.018cm" draw:start-shape="id20" draw:start-glue-point="10" draw:end-shape="id21" draw:end-glue-point="6" svg:d="M16344 11017h343v1h342" svg:viewBox="0 0 686 2">
          <text:p/>
        </draw:connector>
        <draw:connector draw:style-name="gr3" draw:text-style-name="P1" draw:layer="layout" draw:type="line" svg:x1="15.836cm" svg:y1="11.525cm" svg:x2="14.335cm" svg:y2="13.408cm" draw:start-shape="id20" draw:start-glue-point="8" draw:end-shape="id16" draw:end-glue-point="4" svg:d="M15836 11525l-1501 1883" svg:viewBox="0 0 1502 1884">
          <text:p/>
        </draw:connector>
        <draw:connector draw:style-name="gr3" draw:text-style-name="P1" draw:layer="layout" draw:type="line" svg:x1="15.836cm" svg:y1="11.525cm" svg:x2="17.335cm" svg:y2="13.408cm" draw:start-shape="id20" draw:start-glue-point="8" draw:end-shape="id18" draw:end-glue-point="4" svg:d="M15836 11525l1499 1883" svg:viewBox="0 0 1500 1884">
          <text:p/>
        </draw:connector>
        <draw:connector draw:style-name="gr3" draw:text-style-name="P1" draw:layer="layout" draw:type="line" svg:x1="16.136cm" svg:y1="13.409cm" svg:x2="17.537cm" svg:y2="11.526cm" draw:start-shape="id17" draw:start-glue-point="4" draw:end-shape="id21" draw:end-glue-point="8" svg:d="M16136 13409l1401-1883" svg:viewBox="0 0 1402 1884">
          <text:p/>
        </draw:connector>
        <draw:connector draw:style-name="gr3" draw:text-style-name="P1" draw:layer="layout" draw:type="line" svg:x1="17.537cm" svg:y1="11.526cm" svg:x2="19.036cm" svg:y2="13.409cm" draw:start-shape="id21" draw:start-glue-point="8" draw:end-shape="id19" draw:end-glue-point="4" svg:d="M17537 11526l1499 1883" svg:viewBox="0 0 1500 1884">
          <text:p/>
        </draw:connector>
        <draw:custom-shape draw:style-name="gr1" draw:text-style-name="P1" xml:id="id22" draw:id="id22" draw:layer="layout" svg:width="1.016cm" svg:height="1.016cm" svg:x="20.128cm" svg:y="13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3" draw:id="id23" draw:layer="layout" svg:width="1.016cm" svg:height="1.016cm" svg:x="21.829cm" svg:y="13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21.144cm" svg:y1="13.917cm" svg:x2="21.829cm" svg:y2="13.918cm" draw:start-shape="id22" draw:start-glue-point="10" draw:end-shape="id23" draw:end-glue-point="6" svg:d="M21144 13917h343v1h342" svg:viewBox="0 0 686 2">
          <text:p/>
        </draw:connector>
        <draw:custom-shape draw:style-name="gr1" draw:text-style-name="P1" xml:id="id24" draw:id="id24" draw:layer="layout" svg:width="1.016cm" svg:height="1.016cm" svg:x="23.028cm" svg:y="13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5" draw:id="id25" draw:layer="layout" svg:width="1.016cm" svg:height="1.016cm" svg:x="24.729cm" svg:y="13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24.044cm" svg:y1="13.917cm" svg:x2="24.729cm" svg:y2="13.918cm" draw:start-shape="id24" draw:start-glue-point="10" draw:end-shape="id25" draw:end-glue-point="6" svg:d="M24044 13917h343v1h342" svg:viewBox="0 0 686 2">
          <text:p/>
        </draw:connector>
        <draw:custom-shape draw:style-name="gr1" draw:text-style-name="P1" xml:id="id26" draw:id="id26" draw:layer="layout" svg:width="1.016cm" svg:height="1.016cm" svg:x="21.529cm" svg:y="10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7" draw:id="id27" draw:layer="layout" svg:width="1.016cm" svg:height="1.016cm" svg:x="23.23cm" svg:y="10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22.545cm" svg:y1="11.018cm" svg:x2="23.23cm" svg:y2="11.019cm" draw:start-shape="id26" draw:start-glue-point="10" draw:end-shape="id27" draw:end-glue-point="6" svg:d="M22545 11018h343v1h342" svg:viewBox="0 0 686 2">
          <text:p/>
        </draw:connector>
        <draw:connector draw:style-name="gr3" draw:text-style-name="P1" draw:layer="layout" draw:type="line" svg:x1="22.037cm" svg:y1="11.526cm" svg:x2="20.636cm" svg:y2="13.409cm" draw:start-shape="id26" draw:start-glue-point="8" draw:end-shape="id22" draw:end-glue-point="4" svg:d="M22037 11526l-1401 1883" svg:viewBox="0 0 1402 1884">
          <text:p/>
        </draw:connector>
        <draw:connector draw:style-name="gr3" draw:text-style-name="P1" draw:layer="layout" draw:type="line" svg:x1="22.037cm" svg:y1="11.526cm" svg:x2="23.536cm" svg:y2="13.409cm" draw:start-shape="id26" draw:start-glue-point="8" draw:end-shape="id24" draw:end-glue-point="4" svg:d="M22037 11526l1499 1883" svg:viewBox="0 0 1500 1884">
          <text:p/>
        </draw:connector>
        <draw:connector draw:style-name="gr3" draw:text-style-name="P1" draw:layer="layout" draw:type="line" svg:x1="22.337cm" svg:y1="13.41cm" svg:x2="23.738cm" svg:y2="11.527cm" draw:start-shape="id23" draw:start-glue-point="4" draw:end-shape="id27" draw:end-glue-point="8" svg:d="M22337 13410l1401-1883" svg:viewBox="0 0 1402 1884">
          <text:p/>
        </draw:connector>
        <draw:connector draw:style-name="gr3" draw:text-style-name="P1" draw:layer="layout" draw:type="line" svg:x1="23.738cm" svg:y1="11.527cm" svg:x2="25.237cm" svg:y2="13.41cm" draw:start-shape="id27" draw:start-glue-point="8" draw:end-shape="id25" draw:end-glue-point="4" svg:d="M23738 11527l1499 1883" svg:viewBox="0 0 1500 1884">
          <text:p/>
        </draw:connector>
        <draw:custom-shape draw:style-name="gr1" draw:text-style-name="P1" xml:id="id28" draw:id="id28" draw:layer="layout" svg:width="1.016cm" svg:height="1.016cm" svg:x="18.427cm" svg:y="7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9" draw:id="id29" draw:layer="layout" svg:width="1.016cm" svg:height="1.016cm" svg:x="20.128cm" svg:y="7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9.443cm" svg:y1="7.916cm" svg:x2="20.128cm" svg:y2="7.917cm" draw:start-shape="id28" draw:start-glue-point="10" draw:end-shape="id29" draw:end-glue-point="6" svg:d="M19443 7916h343v1h342" svg:viewBox="0 0 686 2">
          <text:p/>
        </draw:connector>
        <draw:connector draw:style-name="gr3" draw:text-style-name="P1" draw:layer="layout" draw:type="line" svg:x1="15.836cm" svg:y1="10.509cm" svg:x2="18.935cm" svg:y2="8.424cm" draw:start-shape="id20" draw:start-glue-point="4" draw:end-shape="id28" draw:end-glue-point="8" svg:d="M15836 10509l3099-2085" svg:viewBox="0 0 3100 2086">
          <text:p/>
        </draw:connector>
        <draw:connector draw:style-name="gr3" draw:text-style-name="P1" draw:layer="layout" draw:type="line" svg:x1="22.037cm" svg:y1="10.51cm" svg:x2="18.935cm" svg:y2="8.424cm" draw:start-shape="id26" draw:start-glue-point="4" draw:end-shape="id28" draw:end-glue-point="8" svg:d="M22037 10510l-3102-2086" svg:viewBox="0 0 3103 2087">
          <text:p/>
        </draw:connector>
        <draw:connector draw:style-name="gr3" draw:text-style-name="P1" draw:layer="layout" draw:type="line" svg:x1="17.537cm" svg:y1="10.51cm" svg:x2="20.636cm" svg:y2="8.425cm" draw:start-shape="id21" draw:start-glue-point="4" draw:end-shape="id29" draw:end-glue-point="8" svg:d="M17537 10510l3099-2085" svg:viewBox="0 0 3100 2086">
          <text:p/>
        </draw:connector>
        <draw:connector draw:style-name="gr3" draw:text-style-name="P1" draw:layer="layout" draw:type="line" svg:x1="23.738cm" svg:y1="10.511cm" svg:x2="20.636cm" svg:y2="8.425cm" draw:start-shape="id27" draw:start-glue-point="4" draw:end-shape="id29" draw:end-glue-point="8" svg:d="M23738 10511l-3102-2086" svg:viewBox="0 0 3103 2087">
          <text:p/>
        </draw:connector>
        <draw:custom-shape draw:style-name="gr1" draw:text-style-name="P1" xml:id="id16" draw:id="id16" draw:layer="layout" svg:width="1.016cm" svg:height="1.016cm" svg:x="13.827cm" svg:y="13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6.234cm" svg:y1="7.407cm" svg:x2="12.254cm" svg:y2="4.557cm" draw:start-shape="id14" draw:start-glue-point="4" draw:end-shape="id1" draw:end-glue-point="8" svg:d="M6234 7407l6020-2850" svg:viewBox="0 0 6021 2851">
          <text:p/>
        </draw:connector>
        <draw:connector draw:style-name="gr3" draw:text-style-name="P1" draw:layer="layout" draw:type="line" svg:x1="7.935cm" svg:y1="7.408cm" svg:x2="13.955cm" svg:y2="4.558cm" draw:start-shape="id15" draw:start-glue-point="4" draw:end-shape="id2" draw:end-glue-point="8" svg:d="M7935 7408l6020-2850" svg:viewBox="0 0 6021 2851">
          <text:p/>
        </draw:connector>
        <draw:connector draw:style-name="gr3" draw:text-style-name="P1" draw:layer="layout" draw:type="line" svg:x1="12.254cm" svg:y1="4.557cm" svg:x2="18.935cm" svg:y2="7.408cm" draw:start-shape="id1" draw:start-glue-point="8" draw:end-shape="id28" draw:end-glue-point="4" svg:d="M12254 4557l6681 2851" svg:viewBox="0 0 6682 2852">
          <text:p/>
        </draw:connector>
        <draw:connector draw:style-name="gr3" draw:text-style-name="P1" draw:layer="layout" draw:type="line" svg:x1="13.955cm" svg:y1="4.558cm" svg:x2="20.636cm" svg:y2="7.409cm" draw:start-shape="id2" draw:start-glue-point="8" draw:end-shape="id29" draw:end-glue-point="4" svg:d="M13955 4558l6681 2851" svg:viewBox="0 0 6682 2852">
          <text:p/>
        </draw:connector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1" draw:text-style-name="P1" xml:id="id30" draw:id="id30" draw:layer="layout" svg:width="1.016cm" svg:height="1.016cm" svg:x="11.746cm" svg:y="3.5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1" draw:id="id31" draw:layer="layout" svg:width="1.016cm" svg:height="1.016cm" svg:x="13.447cm" svg:y="3.5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2.762cm" svg:y1="4.049cm" svg:x2="13.447cm" svg:y2="4.05cm" draw:start-shape="id30" draw:start-glue-point="10" draw:end-shape="id31" draw:end-glue-point="6" svg:d="M12762 4049h343v1h342" svg:viewBox="0 0 686 2">
          <text:p/>
        </draw:connector>
        <draw:custom-shape draw:style-name="gr1" draw:text-style-name="P1" draw:layer="layout" svg:width="1.016cm" svg:height="1.016cm" svg:x="1.326cm" svg:y="13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2" draw:id="id32" draw:layer="layout" svg:width="1.016cm" svg:height="1.016cm" svg:x="2.927cm" svg:y="13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2.142cm" svg:y1="13.915cm" svg:x2="2.927cm" svg:y2="13.916cm" draw:end-shape="id32" draw:end-glue-point="6" svg:d="M2142 13915h142v1h643" svg:viewBox="0 0 786 2">
          <text:p/>
        </draw:connector>
        <draw:custom-shape draw:style-name="gr1" draw:text-style-name="P1" xml:id="id33" draw:id="id33" draw:layer="layout" svg:width="1.016cm" svg:height="1.016cm" svg:x="4.126cm" svg:y="13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4" draw:id="id34" draw:layer="layout" svg:width="1.016cm" svg:height="1.016cm" svg:x="5.827cm" svg:y="13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5.142cm" svg:y1="13.915cm" svg:x2="5.827cm" svg:y2="13.916cm" draw:start-shape="id33" draw:start-glue-point="10" draw:end-shape="id34" draw:end-glue-point="6" svg:d="M5142 13915h343v1h342" svg:viewBox="0 0 686 2">
          <text:p/>
        </draw:connector>
        <draw:custom-shape draw:style-name="gr1" draw:text-style-name="P1" xml:id="id35" draw:id="id35" draw:layer="layout" svg:width="1.016cm" svg:height="1.016cm" svg:x="2.627cm" svg:y="10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6" draw:id="id36" draw:layer="layout" svg:width="1.016cm" svg:height="1.016cm" svg:x="4.328cm" svg:y="10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3.643cm" svg:y1="11.016cm" svg:x2="4.328cm" svg:y2="11.017cm" draw:start-shape="id35" draw:start-glue-point="10" draw:end-shape="id36" draw:end-glue-point="6" svg:d="M3643 11016h343v1h342" svg:viewBox="0 0 686 2">
          <text:p/>
        </draw:connector>
        <draw:connector draw:style-name="gr3" draw:text-style-name="P1" draw:layer="layout" draw:type="line" svg:x1="3.135cm" svg:y1="11.524cm" svg:x2="1.634cm" svg:y2="13.407cm" draw:start-shape="id35" draw:start-glue-point="8" svg:d="M3135 11524l-1501 1883" svg:viewBox="0 0 1502 1884">
          <text:p/>
        </draw:connector>
        <draw:connector draw:style-name="gr3" draw:text-style-name="P1" draw:layer="layout" draw:type="line" svg:x1="3.135cm" svg:y1="11.524cm" svg:x2="4.634cm" svg:y2="13.407cm" draw:start-shape="id35" draw:start-glue-point="8" draw:end-shape="id33" draw:end-glue-point="4" svg:d="M3135 11524l1499 1883" svg:viewBox="0 0 1500 1884">
          <text:p/>
        </draw:connector>
        <draw:connector draw:style-name="gr3" draw:text-style-name="P1" draw:layer="layout" draw:type="line" svg:x1="3.435cm" svg:y1="13.408cm" svg:x2="4.836cm" svg:y2="11.525cm" draw:start-shape="id32" draw:start-glue-point="4" draw:end-shape="id36" draw:end-glue-point="8" svg:d="M3435 13408l1401-1883" svg:viewBox="0 0 1402 1884">
          <text:p/>
        </draw:connector>
        <draw:connector draw:style-name="gr3" draw:text-style-name="P1" draw:layer="layout" draw:type="line" svg:x1="4.836cm" svg:y1="11.525cm" svg:x2="6.335cm" svg:y2="13.408cm" draw:start-shape="id36" draw:start-glue-point="8" draw:end-shape="id34" draw:end-glue-point="4" svg:d="M4836 11525l1499 1883" svg:viewBox="0 0 1500 1884">
          <text:p/>
        </draw:connector>
        <draw:custom-shape draw:style-name="gr1" draw:text-style-name="P1" xml:id="id37" draw:id="id37" draw:layer="layout" svg:width="1.016cm" svg:height="1.016cm" svg:x="7.427cm" svg:y="13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8" draw:id="id38" draw:layer="layout" svg:width="1.016cm" svg:height="1.016cm" svg:x="9.128cm" svg:y="13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8.443cm" svg:y1="13.916cm" svg:x2="9.128cm" svg:y2="13.917cm" draw:start-shape="id37" draw:start-glue-point="10" draw:end-shape="id38" draw:end-glue-point="6" svg:d="M8443 13916h343v1h342" svg:viewBox="0 0 686 2">
          <text:p/>
        </draw:connector>
        <draw:custom-shape draw:style-name="gr1" draw:text-style-name="P1" xml:id="id39" draw:id="id39" draw:layer="layout" svg:width="1.016cm" svg:height="1.016cm" svg:x="10.327cm" svg:y="13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0" draw:id="id40" draw:layer="layout" svg:width="1.016cm" svg:height="1.016cm" svg:x="12.028cm" svg:y="13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1.343cm" svg:y1="13.916cm" svg:x2="12.028cm" svg:y2="13.917cm" draw:start-shape="id39" draw:start-glue-point="10" draw:end-shape="id40" draw:end-glue-point="6" svg:d="M11343 13916h343v1h342" svg:viewBox="0 0 686 2">
          <text:p/>
        </draw:connector>
        <draw:custom-shape draw:style-name="gr1" draw:text-style-name="P1" xml:id="id41" draw:id="id41" draw:layer="layout" svg:width="1.016cm" svg:height="1.016cm" svg:x="8.828cm" svg:y="10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2" draw:id="id42" draw:layer="layout" svg:width="1.016cm" svg:height="1.016cm" svg:x="10.529cm" svg:y="10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9.844cm" svg:y1="11.017cm" svg:x2="10.529cm" svg:y2="11.018cm" draw:start-shape="id41" draw:start-glue-point="10" draw:end-shape="id42" draw:end-glue-point="6" svg:d="M9844 11017h343v1h342" svg:viewBox="0 0 686 2">
          <text:p/>
        </draw:connector>
        <draw:connector draw:style-name="gr3" draw:text-style-name="P1" draw:layer="layout" draw:type="line" svg:x1="9.336cm" svg:y1="11.525cm" svg:x2="7.935cm" svg:y2="13.408cm" draw:start-shape="id41" draw:start-glue-point="8" draw:end-shape="id37" draw:end-glue-point="4" svg:d="M9336 11525l-1401 1883" svg:viewBox="0 0 1402 1884">
          <text:p/>
        </draw:connector>
        <draw:connector draw:style-name="gr3" draw:text-style-name="P1" draw:layer="layout" draw:type="line" svg:x1="9.336cm" svg:y1="11.525cm" svg:x2="10.835cm" svg:y2="13.408cm" draw:start-shape="id41" draw:start-glue-point="8" draw:end-shape="id39" draw:end-glue-point="4" svg:d="M9336 11525l1499 1883" svg:viewBox="0 0 1500 1884">
          <text:p/>
        </draw:connector>
        <draw:connector draw:style-name="gr3" draw:text-style-name="P1" draw:layer="layout" draw:type="line" svg:x1="9.636cm" svg:y1="13.409cm" svg:x2="11.037cm" svg:y2="11.526cm" draw:start-shape="id38" draw:start-glue-point="4" draw:end-shape="id42" draw:end-glue-point="8" svg:d="M9636 13409l1401-1883" svg:viewBox="0 0 1402 1884">
          <text:p/>
        </draw:connector>
        <draw:connector draw:style-name="gr3" draw:text-style-name="P1" draw:layer="layout" draw:type="line" svg:x1="11.037cm" svg:y1="11.526cm" svg:x2="12.536cm" svg:y2="13.409cm" draw:start-shape="id42" draw:start-glue-point="8" draw:end-shape="id40" draw:end-glue-point="4" svg:d="M11037 11526l1499 1883" svg:viewBox="0 0 1500 1884">
          <text:p/>
        </draw:connector>
        <draw:custom-shape draw:style-name="gr1" draw:text-style-name="P1" xml:id="id43" draw:id="id43" draw:layer="layout" svg:width="1.016cm" svg:height="1.016cm" svg:x="5.726cm" svg:y="7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6.742cm" svg:y1="7.915cm" svg:x2="7.427cm" svg:y2="7.916cm" draw:start-shape="id43" draw:start-glue-point="10" svg:d="M6742 7915h594v1h91" svg:viewBox="0 0 686 2">
          <text:p/>
        </draw:connector>
        <draw:connector draw:style-name="gr3" draw:text-style-name="P1" draw:layer="layout" draw:type="line" svg:x1="3.135cm" svg:y1="10.508cm" svg:x2="6.234cm" svg:y2="8.423cm" draw:start-shape="id35" draw:start-glue-point="4" draw:end-shape="id43" draw:end-glue-point="8" svg:d="M3135 10508l3099-2085" svg:viewBox="0 0 3100 2086">
          <text:p/>
        </draw:connector>
        <draw:connector draw:style-name="gr3" draw:text-style-name="P1" draw:layer="layout" draw:type="line" svg:x1="9.336cm" svg:y1="10.509cm" svg:x2="6.234cm" svg:y2="8.423cm" draw:start-shape="id41" draw:start-glue-point="4" draw:end-shape="id43" draw:end-glue-point="8" svg:d="M9336 10509l-3102-2086" svg:viewBox="0 0 3103 2087">
          <text:p/>
        </draw:connector>
        <draw:connector draw:style-name="gr3" draw:text-style-name="P1" draw:layer="layout" draw:type="line" svg:x1="4.836cm" svg:y1="10.509cm" svg:x2="7.935cm" svg:y2="8.424cm" draw:start-shape="id36" draw:start-glue-point="4" svg:d="M4836 10509l3099-2085" svg:viewBox="0 0 3100 2086">
          <text:p/>
        </draw:connector>
        <draw:connector draw:style-name="gr3" draw:text-style-name="P1" draw:layer="layout" draw:type="line" svg:x1="11.037cm" svg:y1="10.51cm" svg:x2="7.935cm" svg:y2="8.424cm" draw:start-shape="id42" draw:start-glue-point="4" svg:d="M11037 10510l-3102-2086" svg:viewBox="0 0 3103 2087">
          <text:p/>
        </draw:connector>
        <draw:custom-shape draw:style-name="gr1" draw:text-style-name="P1" xml:id="id45" draw:id="id45" draw:layer="layout" svg:width="1.016cm" svg:height="1.016cm" svg:x="15.628cm" svg:y="13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4.843cm" svg:y1="13.916cm" svg:x2="15.628cm" svg:y2="13.917cm" draw:start-shape="id44" draw:start-glue-point="10" draw:end-shape="id45" draw:end-glue-point="6" svg:d="M14843 13916h393v1h392" svg:viewBox="0 0 786 2">
          <text:p/>
        </draw:connector>
        <draw:custom-shape draw:style-name="gr1" draw:text-style-name="P1" xml:id="id46" draw:id="id46" draw:layer="layout" svg:width="1.016cm" svg:height="1.016cm" svg:x="16.827cm" svg:y="13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7" draw:id="id47" draw:layer="layout" svg:width="1.016cm" svg:height="1.016cm" svg:x="18.528cm" svg:y="13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7.843cm" svg:y1="13.916cm" svg:x2="18.528cm" svg:y2="13.917cm" draw:start-shape="id46" draw:start-glue-point="10" draw:end-shape="id47" draw:end-glue-point="6" svg:d="M17843 13916h343v1h342" svg:viewBox="0 0 686 2">
          <text:p/>
        </draw:connector>
        <draw:custom-shape draw:style-name="gr1" draw:text-style-name="P1" xml:id="id48" draw:id="id48" draw:layer="layout" svg:width="1.016cm" svg:height="1.016cm" svg:x="15.328cm" svg:y="10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9" draw:id="id49" draw:layer="layout" svg:width="1.016cm" svg:height="1.016cm" svg:x="17.029cm" svg:y="10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6.344cm" svg:y1="11.017cm" svg:x2="17.029cm" svg:y2="11.018cm" draw:start-shape="id48" draw:start-glue-point="10" draw:end-shape="id49" draw:end-glue-point="6" svg:d="M16344 11017h343v1h342" svg:viewBox="0 0 686 2">
          <text:p/>
        </draw:connector>
        <draw:connector draw:style-name="gr3" draw:text-style-name="P1" draw:layer="layout" draw:type="line" svg:x1="15.836cm" svg:y1="11.525cm" svg:x2="14.335cm" svg:y2="13.408cm" draw:start-shape="id48" draw:start-glue-point="8" draw:end-shape="id44" draw:end-glue-point="4" svg:d="M15836 11525l-1501 1883" svg:viewBox="0 0 1502 1884">
          <text:p/>
        </draw:connector>
        <draw:connector draw:style-name="gr3" draw:text-style-name="P1" draw:layer="layout" draw:type="line" svg:x1="15.836cm" svg:y1="11.525cm" svg:x2="17.335cm" svg:y2="13.408cm" draw:start-shape="id48" draw:start-glue-point="8" draw:end-shape="id46" draw:end-glue-point="4" svg:d="M15836 11525l1499 1883" svg:viewBox="0 0 1500 1884">
          <text:p/>
        </draw:connector>
        <draw:connector draw:style-name="gr3" draw:text-style-name="P1" draw:layer="layout" draw:type="line" svg:x1="16.136cm" svg:y1="13.409cm" svg:x2="17.537cm" svg:y2="11.526cm" draw:start-shape="id45" draw:start-glue-point="4" draw:end-shape="id49" draw:end-glue-point="8" svg:d="M16136 13409l1401-1883" svg:viewBox="0 0 1402 1884">
          <text:p/>
        </draw:connector>
        <draw:connector draw:style-name="gr3" draw:text-style-name="P1" draw:layer="layout" draw:type="line" svg:x1="17.537cm" svg:y1="11.526cm" svg:x2="19.036cm" svg:y2="13.409cm" draw:start-shape="id49" draw:start-glue-point="8" draw:end-shape="id47" draw:end-glue-point="4" svg:d="M17537 11526l1499 1883" svg:viewBox="0 0 1500 1884">
          <text:p/>
        </draw:connector>
        <draw:custom-shape draw:style-name="gr1" draw:text-style-name="P1" xml:id="id50" draw:id="id50" draw:layer="layout" svg:width="1.016cm" svg:height="1.016cm" svg:x="20.128cm" svg:y="13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1" draw:id="id51" draw:layer="layout" svg:width="1.016cm" svg:height="1.016cm" svg:x="21.829cm" svg:y="13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21.144cm" svg:y1="13.917cm" svg:x2="21.829cm" svg:y2="13.918cm" draw:start-shape="id50" draw:start-glue-point="10" draw:end-shape="id51" draw:end-glue-point="6" svg:d="M21144 13917h343v1h342" svg:viewBox="0 0 686 2">
          <text:p/>
        </draw:connector>
        <draw:custom-shape draw:style-name="gr1" draw:text-style-name="P1" xml:id="id52" draw:id="id52" draw:layer="layout" svg:width="1.016cm" svg:height="1.016cm" svg:x="23.028cm" svg:y="13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3" draw:id="id53" draw:layer="layout" svg:width="1.016cm" svg:height="1.016cm" svg:x="24.729cm" svg:y="13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24.044cm" svg:y1="13.917cm" svg:x2="24.729cm" svg:y2="13.918cm" draw:start-shape="id52" draw:start-glue-point="10" draw:end-shape="id53" draw:end-glue-point="6" svg:d="M24044 13917h343v1h342" svg:viewBox="0 0 686 2">
          <text:p/>
        </draw:connector>
        <draw:custom-shape draw:style-name="gr1" draw:text-style-name="P1" xml:id="id54" draw:id="id54" draw:layer="layout" svg:width="1.016cm" svg:height="1.016cm" svg:x="21.529cm" svg:y="10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5" draw:id="id55" draw:layer="layout" svg:width="1.016cm" svg:height="1.016cm" svg:x="23.23cm" svg:y="10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22.545cm" svg:y1="11.018cm" svg:x2="23.23cm" svg:y2="11.019cm" draw:start-shape="id54" draw:start-glue-point="10" draw:end-shape="id55" draw:end-glue-point="6" svg:d="M22545 11018h343v1h342" svg:viewBox="0 0 686 2">
          <text:p/>
        </draw:connector>
        <draw:connector draw:style-name="gr3" draw:text-style-name="P1" draw:layer="layout" draw:type="line" svg:x1="22.037cm" svg:y1="11.526cm" svg:x2="20.636cm" svg:y2="13.409cm" draw:start-shape="id54" draw:start-glue-point="8" draw:end-shape="id50" draw:end-glue-point="4" svg:d="M22037 11526l-1401 1883" svg:viewBox="0 0 1402 1884">
          <text:p/>
        </draw:connector>
        <draw:connector draw:style-name="gr3" draw:text-style-name="P1" draw:layer="layout" draw:type="line" svg:x1="22.037cm" svg:y1="11.526cm" svg:x2="23.536cm" svg:y2="13.409cm" draw:start-shape="id54" draw:start-glue-point="8" draw:end-shape="id52" draw:end-glue-point="4" svg:d="M22037 11526l1499 1883" svg:viewBox="0 0 1500 1884">
          <text:p/>
        </draw:connector>
        <draw:connector draw:style-name="gr3" draw:text-style-name="P1" draw:layer="layout" draw:type="line" svg:x1="22.337cm" svg:y1="13.41cm" svg:x2="23.738cm" svg:y2="11.527cm" draw:start-shape="id51" draw:start-glue-point="4" draw:end-shape="id55" draw:end-glue-point="8" svg:d="M22337 13410l1401-1883" svg:viewBox="0 0 1402 1884">
          <text:p/>
        </draw:connector>
        <draw:connector draw:style-name="gr3" draw:text-style-name="P1" draw:layer="layout" draw:type="line" svg:x1="23.738cm" svg:y1="11.527cm" svg:x2="25.237cm" svg:y2="13.41cm" draw:start-shape="id55" draw:start-glue-point="8" draw:end-shape="id53" draw:end-glue-point="4" svg:d="M23738 11527l1499 1883" svg:viewBox="0 0 1500 1884">
          <text:p/>
        </draw:connector>
        <draw:custom-shape draw:style-name="gr1" draw:text-style-name="P1" xml:id="id56" draw:id="id56" draw:layer="layout" svg:width="1.016cm" svg:height="1.016cm" svg:x="18.427cm" svg:y="7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7" draw:id="id57" draw:layer="layout" svg:width="1.016cm" svg:height="1.016cm" svg:x="20.128cm" svg:y="7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9.443cm" svg:y1="7.916cm" svg:x2="20.128cm" svg:y2="7.917cm" draw:start-shape="id56" draw:start-glue-point="10" draw:end-shape="id57" draw:end-glue-point="6" svg:d="M19443 7916h343v1h342" svg:viewBox="0 0 686 2">
          <text:p/>
        </draw:connector>
        <draw:connector draw:style-name="gr3" draw:text-style-name="P1" draw:layer="layout" draw:type="line" svg:x1="15.836cm" svg:y1="10.509cm" svg:x2="18.935cm" svg:y2="8.424cm" draw:start-shape="id48" draw:start-glue-point="4" draw:end-shape="id56" draw:end-glue-point="8" svg:d="M15836 10509l3099-2085" svg:viewBox="0 0 3100 2086">
          <text:p/>
        </draw:connector>
        <draw:connector draw:style-name="gr3" draw:text-style-name="P1" draw:layer="layout" draw:type="line" svg:x1="22.037cm" svg:y1="10.51cm" svg:x2="18.935cm" svg:y2="8.424cm" draw:start-shape="id54" draw:start-glue-point="4" draw:end-shape="id56" draw:end-glue-point="8" svg:d="M22037 10510l-3102-2086" svg:viewBox="0 0 3103 2087">
          <text:p/>
        </draw:connector>
        <draw:connector draw:style-name="gr3" draw:text-style-name="P1" draw:layer="layout" draw:type="line" svg:x1="17.537cm" svg:y1="10.51cm" svg:x2="20.636cm" svg:y2="8.425cm" draw:start-shape="id49" draw:start-glue-point="4" draw:end-shape="id57" draw:end-glue-point="8" svg:d="M17537 10510l3099-2085" svg:viewBox="0 0 3100 2086">
          <text:p/>
        </draw:connector>
        <draw:connector draw:style-name="gr3" draw:text-style-name="P1" draw:layer="layout" draw:type="line" svg:x1="23.738cm" svg:y1="10.511cm" svg:x2="20.636cm" svg:y2="8.425cm" draw:start-shape="id55" draw:start-glue-point="4" draw:end-shape="id57" draw:end-glue-point="8" svg:d="M23738 10511l-3102-2086" svg:viewBox="0 0 3103 2087">
          <text:p/>
        </draw:connector>
        <draw:custom-shape draw:style-name="gr1" draw:text-style-name="P1" xml:id="id44" draw:id="id44" draw:layer="layout" svg:width="1.016cm" svg:height="1.016cm" svg:x="13.827cm" svg:y="13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6.234cm" svg:y1="7.407cm" svg:x2="12.254cm" svg:y2="4.557cm" draw:start-shape="id43" draw:start-glue-point="4" draw:end-shape="id30" draw:end-glue-point="8" svg:d="M6234 7407l6020-2850" svg:viewBox="0 0 6021 2851">
          <text:p/>
        </draw:connector>
        <draw:connector draw:style-name="gr3" draw:text-style-name="P1" draw:layer="layout" draw:type="line" svg:x1="7.935cm" svg:y1="7.408cm" svg:x2="13.955cm" svg:y2="4.558cm" draw:end-shape="id31" draw:end-glue-point="8" svg:d="M7935 7408l6020-2850" svg:viewBox="0 0 6021 2851">
          <text:p/>
        </draw:connector>
        <draw:connector draw:style-name="gr3" draw:text-style-name="P1" draw:layer="layout" draw:type="line" svg:x1="12.254cm" svg:y1="4.557cm" svg:x2="18.935cm" svg:y2="7.408cm" draw:start-shape="id30" draw:start-glue-point="8" draw:end-shape="id56" draw:end-glue-point="4" svg:d="M12254 4557l6681 2851" svg:viewBox="0 0 6682 2852">
          <text:p/>
        </draw:connector>
        <draw:connector draw:style-name="gr3" draw:text-style-name="P1" draw:layer="layout" draw:type="line" svg:x1="13.955cm" svg:y1="4.558cm" svg:x2="20.636cm" svg:y2="7.409cm" draw:start-shape="id31" draw:start-glue-point="8" draw:end-shape="id57" draw:end-glue-point="4" svg:d="M13955 4558l6681 2851" svg:viewBox="0 0 6682 2852">
          <text:p/>
        </draw:connector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1" draw:text-style-name="P1" xml:id="id58" draw:id="id58" draw:layer="layout" svg:width="1.016cm" svg:height="1.016cm" svg:x="11.747cm" svg:y="3.5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9" draw:id="id59" draw:layer="layout" svg:width="1.016cm" svg:height="1.016cm" svg:x="13.448cm" svg:y="3.5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2.763cm" svg:y1="4.05cm" svg:x2="13.448cm" svg:y2="4.051cm" draw:start-shape="id58" draw:start-glue-point="10" draw:end-shape="id59" draw:end-glue-point="6" svg:d="M12763 4050h343v1h342" svg:viewBox="0 0 686 2">
          <text:p/>
        </draw:connector>
        <draw:custom-shape draw:style-name="gr1" draw:text-style-name="P1" draw:layer="layout" svg:width="1.016cm" svg:height="1.016cm" svg:x="1.327cm" svg:y="13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0" draw:id="id60" draw:layer="layout" svg:width="1.016cm" svg:height="1.016cm" svg:x="2.928cm" svg:y="13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2.143cm" svg:y1="13.916cm" svg:x2="2.928cm" svg:y2="13.917cm" draw:end-shape="id60" draw:end-glue-point="6" svg:d="M2143 13916h142v1h643" svg:viewBox="0 0 786 2">
          <text:p/>
        </draw:connector>
        <draw:custom-shape draw:style-name="gr1" draw:text-style-name="P1" xml:id="id61" draw:id="id61" draw:layer="layout" svg:width="1.016cm" svg:height="1.016cm" svg:x="4.127cm" svg:y="13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2" draw:id="id62" draw:layer="layout" svg:width="1.016cm" svg:height="1.016cm" svg:x="5.828cm" svg:y="13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5.143cm" svg:y1="13.916cm" svg:x2="5.828cm" svg:y2="13.917cm" draw:start-shape="id61" draw:start-glue-point="10" draw:end-shape="id62" draw:end-glue-point="6" svg:d="M5143 13916h343v1h342" svg:viewBox="0 0 686 2">
          <text:p/>
        </draw:connector>
        <draw:custom-shape draw:style-name="gr1" draw:text-style-name="P1" xml:id="id63" draw:id="id63" draw:layer="layout" svg:width="1.016cm" svg:height="1.016cm" svg:x="2.628cm" svg:y="10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4" draw:id="id64" draw:layer="layout" svg:width="1.016cm" svg:height="1.016cm" svg:x="4.329cm" svg:y="10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3.644cm" svg:y1="11.017cm" svg:x2="4.329cm" svg:y2="11.018cm" draw:start-shape="id63" draw:start-glue-point="10" draw:end-shape="id64" draw:end-glue-point="6" svg:d="M3644 11017h343v1h342" svg:viewBox="0 0 686 2">
          <text:p/>
        </draw:connector>
        <draw:connector draw:style-name="gr3" draw:text-style-name="P1" draw:layer="layout" draw:type="line" svg:x1="3.136cm" svg:y1="11.525cm" svg:x2="1.635cm" svg:y2="13.408cm" draw:start-shape="id63" draw:start-glue-point="8" svg:d="M3136 11525l-1501 1883" svg:viewBox="0 0 1502 1884">
          <text:p/>
        </draw:connector>
        <draw:connector draw:style-name="gr3" draw:text-style-name="P1" draw:layer="layout" draw:type="line" svg:x1="3.136cm" svg:y1="11.525cm" svg:x2="4.635cm" svg:y2="13.408cm" draw:start-shape="id63" draw:start-glue-point="8" draw:end-shape="id61" draw:end-glue-point="4" svg:d="M3136 11525l1499 1883" svg:viewBox="0 0 1500 1884">
          <text:p/>
        </draw:connector>
        <draw:connector draw:style-name="gr3" draw:text-style-name="P1" draw:layer="layout" draw:type="line" svg:x1="3.436cm" svg:y1="13.409cm" svg:x2="4.837cm" svg:y2="11.526cm" draw:start-shape="id60" draw:start-glue-point="4" draw:end-shape="id64" draw:end-glue-point="8" svg:d="M3436 13409l1401-1883" svg:viewBox="0 0 1402 1884">
          <text:p/>
        </draw:connector>
        <draw:connector draw:style-name="gr3" draw:text-style-name="P1" draw:layer="layout" draw:type="line" svg:x1="4.837cm" svg:y1="11.526cm" svg:x2="6.336cm" svg:y2="13.409cm" draw:start-shape="id64" draw:start-glue-point="8" draw:end-shape="id62" draw:end-glue-point="4" svg:d="M4837 11526l1499 1883" svg:viewBox="0 0 1500 1884">
          <text:p/>
        </draw:connector>
        <draw:custom-shape draw:style-name="gr1" draw:text-style-name="P1" xml:id="id65" draw:id="id65" draw:layer="layout" svg:width="1.016cm" svg:height="1.016cm" svg:x="7.428cm" svg:y="13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6" draw:id="id66" draw:layer="layout" svg:width="1.016cm" svg:height="1.016cm" svg:x="9.129cm" svg:y="13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8.444cm" svg:y1="13.917cm" svg:x2="9.129cm" svg:y2="13.918cm" draw:start-shape="id65" draw:start-glue-point="10" draw:end-shape="id66" draw:end-glue-point="6" svg:d="M8444 13917h343v1h342" svg:viewBox="0 0 686 2">
          <text:p/>
        </draw:connector>
        <draw:custom-shape draw:style-name="gr1" draw:text-style-name="P1" xml:id="id67" draw:id="id67" draw:layer="layout" svg:width="1.016cm" svg:height="1.016cm" svg:x="10.328cm" svg:y="13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8" draw:id="id68" draw:layer="layout" svg:width="1.016cm" svg:height="1.016cm" svg:x="12.029cm" svg:y="13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1.344cm" svg:y1="13.917cm" svg:x2="12.029cm" svg:y2="13.918cm" draw:start-shape="id67" draw:start-glue-point="10" draw:end-shape="id68" draw:end-glue-point="6" svg:d="M11344 13917h343v1h342" svg:viewBox="0 0 686 2">
          <text:p/>
        </draw:connector>
        <draw:custom-shape draw:style-name="gr1" draw:text-style-name="P1" xml:id="id69" draw:id="id69" draw:layer="layout" svg:width="1.016cm" svg:height="1.016cm" svg:x="8.382cm" svg:y="9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0" draw:id="id70" draw:layer="layout" svg:width="1.016cm" svg:height="1.016cm" svg:x="10.53cm" svg:y="10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8.89cm" svg:y1="10.16cm" svg:x2="7.936cm" svg:y2="13.409cm" draw:start-shape="id69" draw:start-glue-point="8" draw:end-shape="id65" draw:end-glue-point="4" svg:d="M8890 10160l-954 3249" svg:viewBox="0 0 955 3250">
          <text:p/>
        </draw:connector>
        <draw:connector draw:style-name="gr3" draw:text-style-name="P1" draw:layer="layout" draw:type="line" svg:x1="8.89cm" svg:y1="10.16cm" svg:x2="10.836cm" svg:y2="13.409cm" draw:start-shape="id69" draw:start-glue-point="8" draw:end-shape="id67" draw:end-glue-point="4" svg:d="M8890 10160l1946 3249" svg:viewBox="0 0 1947 3250">
          <text:p/>
        </draw:connector>
        <draw:connector draw:style-name="gr3" draw:text-style-name="P1" draw:layer="layout" draw:type="line" svg:x1="9.637cm" svg:y1="13.41cm" svg:x2="11.038cm" svg:y2="11.527cm" draw:start-shape="id66" draw:start-glue-point="4" draw:end-shape="id70" draw:end-glue-point="8" svg:d="M9637 13410l1401-1883" svg:viewBox="0 0 1402 1884">
          <text:p/>
        </draw:connector>
        <draw:connector draw:style-name="gr3" draw:text-style-name="P1" draw:layer="layout" draw:type="line" svg:x1="11.038cm" svg:y1="11.527cm" svg:x2="12.537cm" svg:y2="13.41cm" draw:start-shape="id70" draw:start-glue-point="8" draw:end-shape="id68" draw:end-glue-point="4" svg:d="M11038 11527l1499 1883" svg:viewBox="0 0 1500 1884">
          <text:p/>
        </draw:connector>
        <draw:custom-shape draw:style-name="gr1" draw:text-style-name="P1" xml:id="id71" draw:id="id71" draw:layer="layout" svg:width="1.016cm" svg:height="1.016cm" svg:x="5.727cm" svg:y="7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3.136cm" svg:y1="10.509cm" svg:x2="6.235cm" svg:y2="8.424cm" draw:start-shape="id63" draw:start-glue-point="4" draw:end-shape="id71" draw:end-glue-point="8" svg:d="M3136 10509l3099-2085" svg:viewBox="0 0 3100 2086">
          <text:p/>
        </draw:connector>
        <draw:connector draw:style-name="gr3" draw:text-style-name="P1" draw:layer="layout" draw:type="line" svg:x1="8.382cm" svg:y1="9.652cm" svg:x2="6.235cm" svg:y2="8.424cm" draw:start-shape="id69" draw:start-glue-point="6" draw:end-shape="id71" draw:end-glue-point="8" svg:d="M8382 9652l-2147-1228" svg:viewBox="0 0 2148 1229">
          <text:p/>
        </draw:connector>
        <draw:custom-shape draw:style-name="gr1" draw:text-style-name="P1" xml:id="id73" draw:id="id73" draw:layer="layout" svg:width="1.016cm" svg:height="1.016cm" svg:x="15.629cm" svg:y="13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4.844cm" svg:y1="13.917cm" svg:x2="15.629cm" svg:y2="13.918cm" draw:start-shape="id72" draw:start-glue-point="10" draw:end-shape="id73" draw:end-glue-point="6" svg:d="M14844 13917h393v1h392" svg:viewBox="0 0 786 2">
          <text:p/>
        </draw:connector>
        <draw:custom-shape draw:style-name="gr1" draw:text-style-name="P1" xml:id="id74" draw:id="id74" draw:layer="layout" svg:width="1.016cm" svg:height="1.016cm" svg:x="16.828cm" svg:y="13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5" draw:id="id75" draw:layer="layout" svg:width="1.016cm" svg:height="1.016cm" svg:x="18.529cm" svg:y="13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7.844cm" svg:y1="13.917cm" svg:x2="18.529cm" svg:y2="13.918cm" draw:start-shape="id74" draw:start-glue-point="10" draw:end-shape="id75" draw:end-glue-point="6" svg:d="M17844 13917h343v1h342" svg:viewBox="0 0 686 2">
          <text:p/>
        </draw:connector>
        <draw:custom-shape draw:style-name="gr1" draw:text-style-name="P1" xml:id="id76" draw:id="id76" draw:layer="layout" svg:width="1.016cm" svg:height="1.016cm" svg:x="15.329cm" svg:y="10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7" draw:id="id77" draw:layer="layout" svg:width="1.016cm" svg:height="1.016cm" svg:x="17.03cm" svg:y="10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6.345cm" svg:y1="11.018cm" svg:x2="17.03cm" svg:y2="11.019cm" draw:start-shape="id76" draw:start-glue-point="10" draw:end-shape="id77" draw:end-glue-point="6" svg:d="M16345 11018h343v1h342" svg:viewBox="0 0 686 2">
          <text:p/>
        </draw:connector>
        <draw:connector draw:style-name="gr3" draw:text-style-name="P1" draw:layer="layout" draw:type="line" svg:x1="15.837cm" svg:y1="11.526cm" svg:x2="14.336cm" svg:y2="13.409cm" draw:start-shape="id76" draw:start-glue-point="8" draw:end-shape="id72" draw:end-glue-point="4" svg:d="M15837 11526l-1501 1883" svg:viewBox="0 0 1502 1884">
          <text:p/>
        </draw:connector>
        <draw:connector draw:style-name="gr3" draw:text-style-name="P1" draw:layer="layout" draw:type="line" svg:x1="15.837cm" svg:y1="11.526cm" svg:x2="17.336cm" svg:y2="13.409cm" draw:start-shape="id76" draw:start-glue-point="8" draw:end-shape="id74" draw:end-glue-point="4" svg:d="M15837 11526l1499 1883" svg:viewBox="0 0 1500 1884">
          <text:p/>
        </draw:connector>
        <draw:connector draw:style-name="gr3" draw:text-style-name="P1" draw:layer="layout" draw:type="line" svg:x1="16.137cm" svg:y1="13.41cm" svg:x2="17.538cm" svg:y2="11.527cm" draw:start-shape="id73" draw:start-glue-point="4" draw:end-shape="id77" draw:end-glue-point="8" svg:d="M16137 13410l1401-1883" svg:viewBox="0 0 1402 1884">
          <text:p/>
        </draw:connector>
        <draw:connector draw:style-name="gr3" draw:text-style-name="P1" draw:layer="layout" draw:type="line" svg:x1="17.538cm" svg:y1="11.527cm" svg:x2="19.037cm" svg:y2="13.41cm" draw:start-shape="id77" draw:start-glue-point="8" draw:end-shape="id75" draw:end-glue-point="4" svg:d="M17538 11527l1499 1883" svg:viewBox="0 0 1500 1884">
          <text:p/>
        </draw:connector>
        <draw:custom-shape draw:style-name="gr1" draw:text-style-name="P1" xml:id="id78" draw:id="id78" draw:layer="layout" svg:width="1.016cm" svg:height="1.016cm" svg:x="20.129cm" svg:y="13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9" draw:id="id79" draw:layer="layout" svg:width="1.016cm" svg:height="1.016cm" svg:x="21.83cm" svg:y="13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21.145cm" svg:y1="13.918cm" svg:x2="21.83cm" svg:y2="13.919cm" draw:start-shape="id78" draw:start-glue-point="10" draw:end-shape="id79" draw:end-glue-point="6" svg:d="M21145 13918h343v1h342" svg:viewBox="0 0 686 2">
          <text:p/>
        </draw:connector>
        <draw:custom-shape draw:style-name="gr1" draw:text-style-name="P1" xml:id="id80" draw:id="id80" draw:layer="layout" svg:width="1.016cm" svg:height="1.016cm" svg:x="23.029cm" svg:y="13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1" draw:id="id81" draw:layer="layout" svg:width="1.016cm" svg:height="1.016cm" svg:x="24.73cm" svg:y="13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24.045cm" svg:y1="13.918cm" svg:x2="24.73cm" svg:y2="13.919cm" draw:start-shape="id80" draw:start-glue-point="10" draw:end-shape="id81" draw:end-glue-point="6" svg:d="M24045 13918h343v1h342" svg:viewBox="0 0 686 2">
          <text:p/>
        </draw:connector>
        <draw:custom-shape draw:style-name="gr1" draw:text-style-name="P1" xml:id="id82" draw:id="id82" draw:layer="layout" svg:width="1.016cm" svg:height="1.016cm" svg:x="21.53cm" svg:y="10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3" draw:id="id83" draw:layer="layout" svg:width="1.016cm" svg:height="1.016cm" svg:x="23.231cm" svg:y="10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22.546cm" svg:y1="11.019cm" svg:x2="23.231cm" svg:y2="11.02cm" draw:start-shape="id82" draw:start-glue-point="10" draw:end-shape="id83" draw:end-glue-point="6" svg:d="M22546 11019h343v1h342" svg:viewBox="0 0 686 2">
          <text:p/>
        </draw:connector>
        <draw:connector draw:style-name="gr3" draw:text-style-name="P1" draw:layer="layout" draw:type="line" svg:x1="22.038cm" svg:y1="11.527cm" svg:x2="20.637cm" svg:y2="13.41cm" draw:start-shape="id82" draw:start-glue-point="8" draw:end-shape="id78" draw:end-glue-point="4" svg:d="M22038 11527l-1401 1883" svg:viewBox="0 0 1402 1884">
          <text:p/>
        </draw:connector>
        <draw:connector draw:style-name="gr3" draw:text-style-name="P1" draw:layer="layout" draw:type="line" svg:x1="22.038cm" svg:y1="11.527cm" svg:x2="23.537cm" svg:y2="13.41cm" draw:start-shape="id82" draw:start-glue-point="8" draw:end-shape="id80" draw:end-glue-point="4" svg:d="M22038 11527l1499 1883" svg:viewBox="0 0 1500 1884">
          <text:p/>
        </draw:connector>
        <draw:connector draw:style-name="gr3" draw:text-style-name="P1" draw:layer="layout" draw:type="line" svg:x1="22.338cm" svg:y1="13.411cm" svg:x2="23.739cm" svg:y2="11.528cm" draw:start-shape="id79" draw:start-glue-point="4" draw:end-shape="id83" draw:end-glue-point="8" svg:d="M22338 13411l1401-1883" svg:viewBox="0 0 1402 1884">
          <text:p/>
        </draw:connector>
        <draw:connector draw:style-name="gr3" draw:text-style-name="P1" draw:layer="layout" draw:type="line" svg:x1="23.739cm" svg:y1="11.528cm" svg:x2="25.238cm" svg:y2="13.411cm" draw:start-shape="id83" draw:start-glue-point="8" draw:end-shape="id81" draw:end-glue-point="4" svg:d="M23739 11528l1499 1883" svg:viewBox="0 0 1500 1884">
          <text:p/>
        </draw:connector>
        <draw:custom-shape draw:style-name="gr1" draw:text-style-name="P1" xml:id="id84" draw:id="id84" draw:layer="layout" svg:width="1.016cm" svg:height="1.016cm" svg:x="18.428cm" svg:y="7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5" draw:id="id85" draw:layer="layout" svg:width="1.016cm" svg:height="1.016cm" svg:x="20.129cm" svg:y="7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9.444cm" svg:y1="7.917cm" svg:x2="20.129cm" svg:y2="7.918cm" draw:start-shape="id84" draw:start-glue-point="10" draw:end-shape="id85" draw:end-glue-point="6" svg:d="M19444 7917h343v1h342" svg:viewBox="0 0 686 2">
          <text:p/>
        </draw:connector>
        <draw:connector draw:style-name="gr3" draw:text-style-name="P1" draw:layer="layout" draw:type="line" svg:x1="15.837cm" svg:y1="10.51cm" svg:x2="18.936cm" svg:y2="8.425cm" draw:start-shape="id76" draw:start-glue-point="4" draw:end-shape="id84" draw:end-glue-point="8" svg:d="M15837 10510l3099-2085" svg:viewBox="0 0 3100 2086">
          <text:p/>
        </draw:connector>
        <draw:connector draw:style-name="gr3" draw:text-style-name="P1" draw:layer="layout" draw:type="line" svg:x1="22.038cm" svg:y1="10.511cm" svg:x2="18.936cm" svg:y2="8.425cm" draw:start-shape="id82" draw:start-glue-point="4" draw:end-shape="id84" draw:end-glue-point="8" svg:d="M22038 10511l-3102-2086" svg:viewBox="0 0 3103 2087">
          <text:p/>
        </draw:connector>
        <draw:connector draw:style-name="gr3" draw:text-style-name="P1" draw:layer="layout" draw:type="line" svg:x1="17.538cm" svg:y1="10.511cm" svg:x2="20.637cm" svg:y2="8.426cm" draw:start-shape="id77" draw:start-glue-point="4" draw:end-shape="id85" draw:end-glue-point="8" svg:d="M17538 10511l3099-2085" svg:viewBox="0 0 3100 2086">
          <text:p/>
        </draw:connector>
        <draw:connector draw:style-name="gr3" draw:text-style-name="P1" draw:layer="layout" draw:type="line" svg:x1="23.739cm" svg:y1="10.512cm" svg:x2="20.637cm" svg:y2="8.426cm" draw:start-shape="id83" draw:start-glue-point="4" draw:end-shape="id85" draw:end-glue-point="8" svg:d="M23739 10512l-3102-2086" svg:viewBox="0 0 3103 2087">
          <text:p/>
        </draw:connector>
        <draw:custom-shape draw:style-name="gr1" draw:text-style-name="P1" xml:id="id72" draw:id="id72" draw:layer="layout" svg:width="1.016cm" svg:height="1.016cm" svg:x="13.828cm" svg:y="13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6.235cm" svg:y1="7.408cm" svg:x2="12.255cm" svg:y2="4.558cm" draw:start-shape="id71" draw:start-glue-point="4" draw:end-shape="id58" draw:end-glue-point="8" svg:d="M6235 7408l6020-2850" svg:viewBox="0 0 6021 2851">
          <text:p/>
        </draw:connector>
        <draw:connector draw:style-name="gr3" draw:text-style-name="P1" draw:layer="layout" draw:type="line" svg:x1="12.255cm" svg:y1="4.558cm" svg:x2="18.936cm" svg:y2="7.409cm" draw:start-shape="id58" draw:start-glue-point="8" draw:end-shape="id84" draw:end-glue-point="4" svg:d="M12255 4558l6681 2851" svg:viewBox="0 0 6682 2852">
          <text:p/>
        </draw:connector>
        <draw:connector draw:style-name="gr3" draw:text-style-name="P1" draw:layer="layout" draw:type="line" svg:x1="13.956cm" svg:y1="4.559cm" svg:x2="20.637cm" svg:y2="7.41cm" draw:start-shape="id59" draw:start-glue-point="8" draw:end-shape="id85" draw:end-glue-point="4" svg:d="M13956 4559l6681 2851" svg:viewBox="0 0 6682 2852">
          <text:p/>
        </draw:connector>
        <draw:connector draw:style-name="gr3" draw:text-style-name="P1" draw:layer="layout" draw:type="line" svg:x1="10.53cm" svg:y1="11.019cm" svg:x2="9.398cm" svg:y2="9.652cm" draw:start-shape="id70" draw:start-glue-point="6" draw:end-shape="id69" draw:end-glue-point="10" svg:d="M10530 11019l-1132-1367" svg:viewBox="0 0 1133 1368">
          <text:p/>
        </draw:connector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1" draw:text-style-name="P1" xml:id="id86" draw:id="id86" draw:layer="layout" svg:width="1.016cm" svg:height="1.016cm" svg:x="11.909cm" svg:y="3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7" draw:id="id87" draw:layer="layout" svg:width="1.016cm" svg:height="1.016cm" svg:x="13.61cm" svg:y="3.5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2.925cm" svg:y1="4.048cm" svg:x2="13.61cm" svg:y2="4.049cm" draw:start-shape="id86" draw:start-glue-point="10" draw:end-shape="id87" draw:end-glue-point="6" svg:d="M12925 4048h343v1h342" svg:viewBox="0 0 686 2">
          <text:p/>
        </draw:connector>
        <draw:custom-shape draw:style-name="gr1" draw:text-style-name="P1" draw:layer="layout" svg:width="1.016cm" svg:height="1.016cm" svg:x="1.489cm" svg:y="13.4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8" draw:id="id88" draw:layer="layout" svg:width="1.016cm" svg:height="1.016cm" svg:x="3.09cm" svg:y="13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2.305cm" svg:y1="13.914cm" svg:x2="3.09cm" svg:y2="13.915cm" draw:end-shape="id88" draw:end-glue-point="6" svg:d="M2305 13914h142v1h643" svg:viewBox="0 0 786 2">
          <text:p/>
        </draw:connector>
        <draw:custom-shape draw:style-name="gr1" draw:text-style-name="P1" xml:id="id89" draw:id="id89" draw:layer="layout" svg:width="1.016cm" svg:height="1.016cm" svg:x="4.289cm" svg:y="13.4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0" draw:id="id90" draw:layer="layout" svg:width="1.016cm" svg:height="1.016cm" svg:x="5.99cm" svg:y="13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5.305cm" svg:y1="13.914cm" svg:x2="5.99cm" svg:y2="13.915cm" draw:start-shape="id89" draw:start-glue-point="10" draw:end-shape="id90" draw:end-glue-point="6" svg:d="M5305 13914h343v1h342" svg:viewBox="0 0 686 2">
          <text:p/>
        </draw:connector>
        <draw:custom-shape draw:style-name="gr1" draw:text-style-name="P1" xml:id="id91" draw:id="id91" draw:layer="layout" svg:width="1.016cm" svg:height="1.016cm" svg:x="2.79cm" svg:y="10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2" draw:id="id92" draw:layer="layout" svg:width="1.016cm" svg:height="1.016cm" svg:x="4.491cm" svg:y="10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3.806cm" svg:y1="11.015cm" svg:x2="4.491cm" svg:y2="11.016cm" draw:start-shape="id91" draw:start-glue-point="10" draw:end-shape="id92" draw:end-glue-point="6" svg:d="M3806 11015h343v1h342" svg:viewBox="0 0 686 2">
          <text:p/>
        </draw:connector>
        <draw:connector draw:style-name="gr3" draw:text-style-name="P1" draw:layer="layout" draw:type="line" svg:x1="3.298cm" svg:y1="11.523cm" svg:x2="1.797cm" svg:y2="13.406cm" draw:start-shape="id91" draw:start-glue-point="8" svg:d="M3298 11523l-1501 1883" svg:viewBox="0 0 1502 1884">
          <text:p/>
        </draw:connector>
        <draw:connector draw:style-name="gr3" draw:text-style-name="P1" draw:layer="layout" draw:type="line" svg:x1="3.298cm" svg:y1="11.523cm" svg:x2="4.797cm" svg:y2="13.406cm" draw:start-shape="id91" draw:start-glue-point="8" draw:end-shape="id89" draw:end-glue-point="4" svg:d="M3298 11523l1499 1883" svg:viewBox="0 0 1500 1884">
          <text:p/>
        </draw:connector>
        <draw:connector draw:style-name="gr3" draw:text-style-name="P1" draw:layer="layout" draw:type="line" svg:x1="3.598cm" svg:y1="13.407cm" svg:x2="4.999cm" svg:y2="11.524cm" draw:start-shape="id88" draw:start-glue-point="4" draw:end-shape="id92" draw:end-glue-point="8" svg:d="M3598 13407l1401-1883" svg:viewBox="0 0 1402 1884">
          <text:p/>
        </draw:connector>
        <draw:connector draw:style-name="gr3" draw:text-style-name="P1" draw:layer="layout" draw:type="line" svg:x1="4.999cm" svg:y1="11.524cm" svg:x2="6.498cm" svg:y2="13.407cm" draw:start-shape="id92" draw:start-glue-point="8" draw:end-shape="id90" draw:end-glue-point="4" svg:d="M4999 11524l1499 1883" svg:viewBox="0 0 1500 1884">
          <text:p/>
        </draw:connector>
        <draw:custom-shape draw:style-name="gr1" draw:text-style-name="P1" xml:id="id93" draw:id="id93" draw:layer="layout" svg:width="1.016cm" svg:height="1.016cm" svg:x="7.59cm" svg:y="13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4" draw:id="id94" draw:layer="layout" svg:width="1.016cm" svg:height="1.016cm" svg:x="9.291cm" svg:y="13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8.606cm" svg:y1="13.915cm" svg:x2="9.291cm" svg:y2="13.916cm" draw:start-shape="id93" draw:start-glue-point="10" draw:end-shape="id94" draw:end-glue-point="6" svg:d="M8606 13915h343v1h342" svg:viewBox="0 0 686 2">
          <text:p/>
        </draw:connector>
        <draw:custom-shape draw:style-name="gr1" draw:text-style-name="P1" xml:id="id95" draw:id="id95" draw:layer="layout" svg:width="1.016cm" svg:height="1.016cm" svg:x="10.49cm" svg:y="13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6" draw:id="id96" draw:layer="layout" svg:width="1.016cm" svg:height="1.016cm" svg:x="12.191cm" svg:y="13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1.506cm" svg:y1="13.915cm" svg:x2="12.191cm" svg:y2="13.916cm" draw:start-shape="id95" draw:start-glue-point="10" draw:end-shape="id96" draw:end-glue-point="6" svg:d="M11506 13915h343v1h342" svg:viewBox="0 0 686 2">
          <text:p/>
        </draw:connector>
        <draw:custom-shape draw:style-name="gr1" draw:text-style-name="P1" xml:id="id97" draw:id="id97" draw:layer="layout" svg:width="1.016cm" svg:height="1.016cm" svg:x="7.874cm" svg:y="7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8" draw:id="id98" draw:layer="layout" svg:width="1.016cm" svg:height="1.016cm" svg:x="10.692cm" svg:y="10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8.382cm" svg:y1="8.382cm" svg:x2="8.098cm" svg:y2="13.407cm" draw:start-shape="id97" draw:start-glue-point="8" draw:end-shape="id93" draw:end-glue-point="4" svg:d="M8382 8382l-284 5025" svg:viewBox="0 0 285 5026">
          <text:p/>
        </draw:connector>
        <draw:connector draw:style-name="gr3" draw:text-style-name="P1" draw:layer="layout" draw:type="line" svg:x1="8.382cm" svg:y1="8.382cm" svg:x2="10.998cm" svg:y2="13.407cm" draw:start-shape="id97" draw:start-glue-point="8" draw:end-shape="id95" draw:end-glue-point="4" svg:d="M8382 8382l2616 5025" svg:viewBox="0 0 2617 5026">
          <text:p/>
        </draw:connector>
        <draw:connector draw:style-name="gr3" draw:text-style-name="P1" draw:layer="layout" draw:type="line" svg:x1="9.799cm" svg:y1="13.408cm" svg:x2="11.2cm" svg:y2="11.525cm" draw:start-shape="id94" draw:start-glue-point="4" draw:end-shape="id98" draw:end-glue-point="8" svg:d="M9799 13408l1401-1883" svg:viewBox="0 0 1402 1884">
          <text:p/>
        </draw:connector>
        <draw:connector draw:style-name="gr3" draw:text-style-name="P1" draw:layer="layout" draw:type="line" svg:x1="11.2cm" svg:y1="11.525cm" svg:x2="12.699cm" svg:y2="13.408cm" draw:start-shape="id98" draw:start-glue-point="8" draw:end-shape="id96" draw:end-glue-point="4" svg:d="M11200 11525l1499 1883" svg:viewBox="0 0 1500 1884">
          <text:p/>
        </draw:connector>
        <draw:custom-shape draw:style-name="gr1" draw:text-style-name="P1" xml:id="id99" draw:id="id99" draw:layer="layout" svg:width="1.016cm" svg:height="1.016cm" svg:x="5.889cm" svg:y="7.4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3.298cm" svg:y1="10.507cm" svg:x2="6.397cm" svg:y2="8.422cm" draw:start-shape="id91" draw:start-glue-point="4" draw:end-shape="id99" draw:end-glue-point="8" svg:d="M3298 10507l3099-2085" svg:viewBox="0 0 3100 2086">
          <text:p/>
        </draw:connector>
        <draw:connector draw:style-name="gr5" draw:text-style-name="P1" draw:layer="layout" draw:type="line" svg:x1="7.874cm" svg:y1="7.874cm" svg:x2="6.905cm" svg:y2="7.914cm" draw:start-shape="id97" draw:start-glue-point="6" draw:end-shape="id99" draw:end-glue-point="10" svg:d="M7874 7874l-969 40" svg:viewBox="0 0 970 41">
          <text:p/>
        </draw:connector>
        <draw:custom-shape draw:style-name="gr1" draw:text-style-name="P1" xml:id="id101" draw:id="id101" draw:layer="layout" svg:width="1.016cm" svg:height="1.016cm" svg:x="15.791cm" svg:y="13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5.006cm" svg:y1="13.915cm" svg:x2="15.791cm" svg:y2="13.916cm" draw:start-shape="id100" draw:start-glue-point="10" draw:end-shape="id101" draw:end-glue-point="6" svg:d="M15006 13915h393v1h392" svg:viewBox="0 0 786 2">
          <text:p/>
        </draw:connector>
        <draw:custom-shape draw:style-name="gr1" draw:text-style-name="P1" xml:id="id102" draw:id="id102" draw:layer="layout" svg:width="1.016cm" svg:height="1.016cm" svg:x="16.99cm" svg:y="13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3" draw:id="id103" draw:layer="layout" svg:width="1.016cm" svg:height="1.016cm" svg:x="18.691cm" svg:y="13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8.006cm" svg:y1="13.915cm" svg:x2="18.691cm" svg:y2="13.916cm" draw:start-shape="id102" draw:start-glue-point="10" draw:end-shape="id103" draw:end-glue-point="6" svg:d="M18006 13915h343v1h342" svg:viewBox="0 0 686 2">
          <text:p/>
        </draw:connector>
        <draw:custom-shape draw:style-name="gr1" draw:text-style-name="P1" xml:id="id104" draw:id="id104" draw:layer="layout" svg:width="1.016cm" svg:height="1.016cm" svg:x="15.491cm" svg:y="10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5" draw:id="id105" draw:layer="layout" svg:width="1.016cm" svg:height="1.016cm" svg:x="17.192cm" svg:y="10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6.507cm" svg:y1="11.016cm" svg:x2="17.192cm" svg:y2="11.017cm" draw:start-shape="id104" draw:start-glue-point="10" draw:end-shape="id105" draw:end-glue-point="6" svg:d="M16507 11016h343v1h342" svg:viewBox="0 0 686 2">
          <text:p/>
        </draw:connector>
        <draw:connector draw:style-name="gr3" draw:text-style-name="P1" draw:layer="layout" draw:type="line" svg:x1="15.999cm" svg:y1="11.524cm" svg:x2="14.498cm" svg:y2="13.407cm" draw:start-shape="id104" draw:start-glue-point="8" draw:end-shape="id100" draw:end-glue-point="4" svg:d="M15999 11524l-1501 1883" svg:viewBox="0 0 1502 1884">
          <text:p/>
        </draw:connector>
        <draw:connector draw:style-name="gr3" draw:text-style-name="P1" draw:layer="layout" draw:type="line" svg:x1="15.999cm" svg:y1="11.524cm" svg:x2="17.498cm" svg:y2="13.407cm" draw:start-shape="id104" draw:start-glue-point="8" draw:end-shape="id102" draw:end-glue-point="4" svg:d="M15999 11524l1499 1883" svg:viewBox="0 0 1500 1884">
          <text:p/>
        </draw:connector>
        <draw:connector draw:style-name="gr3" draw:text-style-name="P1" draw:layer="layout" draw:type="line" svg:x1="16.299cm" svg:y1="13.408cm" svg:x2="17.7cm" svg:y2="11.525cm" draw:start-shape="id101" draw:start-glue-point="4" draw:end-shape="id105" draw:end-glue-point="8" svg:d="M16299 13408l1401-1883" svg:viewBox="0 0 1402 1884">
          <text:p/>
        </draw:connector>
        <draw:connector draw:style-name="gr3" draw:text-style-name="P1" draw:layer="layout" draw:type="line" svg:x1="17.7cm" svg:y1="11.525cm" svg:x2="19.199cm" svg:y2="13.408cm" draw:start-shape="id105" draw:start-glue-point="8" draw:end-shape="id103" draw:end-glue-point="4" svg:d="M17700 11525l1499 1883" svg:viewBox="0 0 1500 1884">
          <text:p/>
        </draw:connector>
        <draw:custom-shape draw:style-name="gr1" draw:text-style-name="P1" xml:id="id106" draw:id="id106" draw:layer="layout" svg:width="1.016cm" svg:height="1.016cm" svg:x="20.291cm" svg:y="13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7" draw:id="id107" draw:layer="layout" svg:width="1.016cm" svg:height="1.016cm" svg:x="21.992cm" svg:y="13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21.307cm" svg:y1="13.916cm" svg:x2="21.992cm" svg:y2="13.917cm" draw:start-shape="id106" draw:start-glue-point="10" draw:end-shape="id107" draw:end-glue-point="6" svg:d="M21307 13916h343v1h342" svg:viewBox="0 0 686 2">
          <text:p/>
        </draw:connector>
        <draw:custom-shape draw:style-name="gr1" draw:text-style-name="P1" xml:id="id108" draw:id="id108" draw:layer="layout" svg:width="1.016cm" svg:height="1.016cm" svg:x="23.191cm" svg:y="13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9" draw:id="id109" draw:layer="layout" svg:width="1.016cm" svg:height="1.016cm" svg:x="24.892cm" svg:y="13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24.207cm" svg:y1="13.916cm" svg:x2="24.892cm" svg:y2="13.917cm" draw:start-shape="id108" draw:start-glue-point="10" draw:end-shape="id109" draw:end-glue-point="6" svg:d="M24207 13916h343v1h342" svg:viewBox="0 0 686 2">
          <text:p/>
        </draw:connector>
        <draw:custom-shape draw:style-name="gr1" draw:text-style-name="P1" xml:id="id110" draw:id="id110" draw:layer="layout" svg:width="1.016cm" svg:height="1.016cm" svg:x="21.692cm" svg:y="10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1" draw:id="id111" draw:layer="layout" svg:width="1.016cm" svg:height="1.016cm" svg:x="23.393cm" svg:y="10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22.708cm" svg:y1="11.017cm" svg:x2="23.393cm" svg:y2="11.018cm" draw:start-shape="id110" draw:start-glue-point="10" draw:end-shape="id111" draw:end-glue-point="6" svg:d="M22708 11017h343v1h342" svg:viewBox="0 0 686 2">
          <text:p/>
        </draw:connector>
        <draw:connector draw:style-name="gr3" draw:text-style-name="P1" draw:layer="layout" draw:type="line" svg:x1="22.2cm" svg:y1="11.525cm" svg:x2="20.799cm" svg:y2="13.408cm" draw:start-shape="id110" draw:start-glue-point="8" draw:end-shape="id106" draw:end-glue-point="4" svg:d="M22200 11525l-1401 1883" svg:viewBox="0 0 1402 1884">
          <text:p/>
        </draw:connector>
        <draw:connector draw:style-name="gr3" draw:text-style-name="P1" draw:layer="layout" draw:type="line" svg:x1="22.2cm" svg:y1="11.525cm" svg:x2="23.699cm" svg:y2="13.408cm" draw:start-shape="id110" draw:start-glue-point="8" draw:end-shape="id108" draw:end-glue-point="4" svg:d="M22200 11525l1499 1883" svg:viewBox="0 0 1500 1884">
          <text:p/>
        </draw:connector>
        <draw:connector draw:style-name="gr3" draw:text-style-name="P1" draw:layer="layout" draw:type="line" svg:x1="22.5cm" svg:y1="13.409cm" svg:x2="23.901cm" svg:y2="11.526cm" draw:start-shape="id107" draw:start-glue-point="4" draw:end-shape="id111" draw:end-glue-point="8" svg:d="M22500 13409l1401-1883" svg:viewBox="0 0 1402 1884">
          <text:p/>
        </draw:connector>
        <draw:connector draw:style-name="gr3" draw:text-style-name="P1" draw:layer="layout" draw:type="line" svg:x1="23.901cm" svg:y1="11.526cm" svg:x2="25.4cm" svg:y2="13.409cm" draw:start-shape="id111" draw:start-glue-point="8" draw:end-shape="id109" draw:end-glue-point="4" svg:d="M23901 11526l1499 1883" svg:viewBox="0 0 1500 1884">
          <text:p/>
        </draw:connector>
        <draw:custom-shape draw:style-name="gr1" draw:text-style-name="P1" xml:id="id112" draw:id="id112" draw:layer="layout" svg:width="1.016cm" svg:height="1.016cm" svg:x="18.59cm" svg:y="7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3" draw:id="id113" draw:layer="layout" svg:width="1.016cm" svg:height="1.016cm" svg:x="20.291cm" svg:y="7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9.606cm" svg:y1="7.915cm" svg:x2="20.291cm" svg:y2="7.916cm" draw:start-shape="id112" draw:start-glue-point="10" draw:end-shape="id113" draw:end-glue-point="6" svg:d="M19606 7915h343v1h342" svg:viewBox="0 0 686 2">
          <text:p/>
        </draw:connector>
        <draw:connector draw:style-name="gr3" draw:text-style-name="P1" draw:layer="layout" draw:type="line" svg:x1="15.999cm" svg:y1="10.508cm" svg:x2="19.098cm" svg:y2="8.423cm" draw:start-shape="id104" draw:start-glue-point="4" draw:end-shape="id112" draw:end-glue-point="8" svg:d="M15999 10508l3099-2085" svg:viewBox="0 0 3100 2086">
          <text:p/>
        </draw:connector>
        <draw:connector draw:style-name="gr3" draw:text-style-name="P1" draw:layer="layout" draw:type="line" svg:x1="22.2cm" svg:y1="10.509cm" svg:x2="19.098cm" svg:y2="8.423cm" draw:start-shape="id110" draw:start-glue-point="4" draw:end-shape="id112" draw:end-glue-point="8" svg:d="M22200 10509l-3102-2086" svg:viewBox="0 0 3103 2087">
          <text:p/>
        </draw:connector>
        <draw:connector draw:style-name="gr3" draw:text-style-name="P1" draw:layer="layout" draw:type="line" svg:x1="17.7cm" svg:y1="10.509cm" svg:x2="20.799cm" svg:y2="8.424cm" draw:start-shape="id105" draw:start-glue-point="4" draw:end-shape="id113" draw:end-glue-point="8" svg:d="M17700 10509l3099-2085" svg:viewBox="0 0 3100 2086">
          <text:p/>
        </draw:connector>
        <draw:connector draw:style-name="gr3" draw:text-style-name="P1" draw:layer="layout" draw:type="line" svg:x1="23.901cm" svg:y1="10.51cm" svg:x2="20.799cm" svg:y2="8.424cm" draw:start-shape="id111" draw:start-glue-point="4" draw:end-shape="id113" draw:end-glue-point="8" svg:d="M23901 10510l-3102-2086" svg:viewBox="0 0 3103 2087">
          <text:p/>
        </draw:connector>
        <draw:custom-shape draw:style-name="gr1" draw:text-style-name="P1" xml:id="id100" draw:id="id100" draw:layer="layout" svg:width="1.016cm" svg:height="1.016cm" svg:x="13.99cm" svg:y="13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6.397cm" svg:y1="7.406cm" svg:x2="12.417cm" svg:y2="4.556cm" draw:start-shape="id99" draw:start-glue-point="4" draw:end-shape="id86" draw:end-glue-point="8" svg:d="M6397 7406l6020-2850" svg:viewBox="0 0 6021 2851">
          <text:p/>
        </draw:connector>
        <draw:connector draw:style-name="gr3" draw:text-style-name="P1" draw:layer="layout" draw:type="line" svg:x1="12.417cm" svg:y1="4.556cm" svg:x2="19.098cm" svg:y2="7.407cm" draw:start-shape="id86" draw:start-glue-point="8" draw:end-shape="id112" draw:end-glue-point="4" svg:d="M12417 4556l6681 2851" svg:viewBox="0 0 6682 2852">
          <text:p/>
        </draw:connector>
        <draw:connector draw:style-name="gr3" draw:text-style-name="P1" draw:layer="layout" draw:type="line" svg:x1="14.118cm" svg:y1="4.557cm" svg:x2="20.799cm" svg:y2="7.408cm" draw:start-shape="id87" draw:start-glue-point="8" draw:end-shape="id113" draw:end-glue-point="4" svg:d="M14118 4557l6681 2851" svg:viewBox="0 0 6682 2852">
          <text:p/>
        </draw:connector>
        <draw:connector draw:style-name="gr5" draw:text-style-name="P1" draw:layer="layout" draw:type="line" svg:x1="11.2cm" svg:y1="10.509cm" svg:x2="8.382cm" svg:y2="8.382cm" draw:start-shape="id98" draw:start-glue-point="4" draw:end-shape="id97" draw:end-glue-point="8" svg:d="M11200 10509l-2818-2127" svg:viewBox="0 0 2819 2128">
          <text:p/>
        </draw:connector>
        <draw:connector draw:style-name="gr6" draw:text-style-name="P1" draw:layer="layout" draw:type="line" svg:x1="8.382cm" svg:y1="7.366cm" svg:x2="14.118cm" svg:y2="4.557cm" draw:start-shape="id97" draw:start-glue-point="4" draw:end-shape="id87" draw:end-glue-point="8" svg:d="M8382 7366l5736-2809" svg:viewBox="0 0 5737 2810">
          <text:p/>
        </draw:connector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style-name="gr1" draw:text-style-name="P1" xml:id="id114" draw:id="id114" draw:layer="layout" svg:width="1.016cm" svg:height="1.016cm" svg:x="11.91cm" svg:y="3.5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5" draw:id="id115" draw:layer="layout" svg:width="1.016cm" svg:height="1.016cm" svg:x="13.611cm" svg:y="3.5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2.926cm" svg:y1="4.049cm" svg:x2="13.611cm" svg:y2="4.05cm" draw:start-shape="id114" draw:start-glue-point="10" draw:end-shape="id115" draw:end-glue-point="6" svg:d="M12926 4049h343v1h342" svg:viewBox="0 0 686 2">
          <text:p/>
        </draw:connector>
        <draw:custom-shape draw:style-name="gr1" draw:text-style-name="P1" draw:layer="layout" svg:width="1.016cm" svg:height="1.016cm" svg:x="1.49cm" svg:y="13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6" draw:id="id116" draw:layer="layout" svg:width="1.016cm" svg:height="1.016cm" svg:x="3.091cm" svg:y="13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2.306cm" svg:y1="13.915cm" svg:x2="3.091cm" svg:y2="13.916cm" draw:end-shape="id116" draw:end-glue-point="6" svg:d="M2306 13915h142v1h643" svg:viewBox="0 0 786 2">
          <text:p/>
        </draw:connector>
        <draw:custom-shape draw:style-name="gr1" draw:text-style-name="P1" xml:id="id117" draw:id="id117" draw:layer="layout" svg:width="1.016cm" svg:height="1.016cm" svg:x="4.29cm" svg:y="13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8" draw:id="id118" draw:layer="layout" svg:width="1.016cm" svg:height="1.016cm" svg:x="5.991cm" svg:y="13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5.306cm" svg:y1="13.915cm" svg:x2="5.991cm" svg:y2="13.916cm" draw:start-shape="id117" draw:start-glue-point="10" draw:end-shape="id118" draw:end-glue-point="6" svg:d="M5306 13915h343v1h342" svg:viewBox="0 0 686 2">
          <text:p/>
        </draw:connector>
        <draw:custom-shape draw:style-name="gr1" draw:text-style-name="P1" xml:id="id119" draw:id="id119" draw:layer="layout" svg:width="1.016cm" svg:height="1.016cm" svg:x="2.791cm" svg:y="10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0" draw:id="id120" draw:layer="layout" svg:width="1.016cm" svg:height="1.016cm" svg:x="4.492cm" svg:y="10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3.807cm" svg:y1="11.016cm" svg:x2="4.492cm" svg:y2="11.017cm" draw:start-shape="id119" draw:start-glue-point="10" draw:end-shape="id120" draw:end-glue-point="6" svg:d="M3807 11016h343v1h342" svg:viewBox="0 0 686 2">
          <text:p/>
        </draw:connector>
        <draw:connector draw:style-name="gr3" draw:text-style-name="P1" draw:layer="layout" draw:type="line" svg:x1="3.299cm" svg:y1="11.524cm" svg:x2="1.798cm" svg:y2="13.407cm" draw:start-shape="id119" draw:start-glue-point="8" svg:d="M3299 11524l-1501 1883" svg:viewBox="0 0 1502 1884">
          <text:p/>
        </draw:connector>
        <draw:connector draw:style-name="gr3" draw:text-style-name="P1" draw:layer="layout" draw:type="line" svg:x1="3.299cm" svg:y1="11.524cm" svg:x2="4.798cm" svg:y2="13.407cm" draw:start-shape="id119" draw:start-glue-point="8" draw:end-shape="id117" draw:end-glue-point="4" svg:d="M3299 11524l1499 1883" svg:viewBox="0 0 1500 1884">
          <text:p/>
        </draw:connector>
        <draw:connector draw:style-name="gr3" draw:text-style-name="P1" draw:layer="layout" draw:type="line" svg:x1="3.599cm" svg:y1="13.408cm" svg:x2="5cm" svg:y2="11.525cm" draw:start-shape="id116" draw:start-glue-point="4" draw:end-shape="id120" draw:end-glue-point="8" svg:d="M3599 13408l1401-1883" svg:viewBox="0 0 1402 1884">
          <text:p/>
        </draw:connector>
        <draw:connector draw:style-name="gr3" draw:text-style-name="P1" draw:layer="layout" draw:type="line" svg:x1="5cm" svg:y1="11.525cm" svg:x2="6.499cm" svg:y2="13.408cm" draw:start-shape="id120" draw:start-glue-point="8" draw:end-shape="id118" draw:end-glue-point="4" svg:d="M5000 11525l1499 1883" svg:viewBox="0 0 1500 1884">
          <text:p/>
        </draw:connector>
        <draw:custom-shape draw:style-name="gr1" draw:text-style-name="P1" xml:id="id124" draw:id="id124" draw:layer="layout" svg:width="1.016cm" svg:height="1.016cm" svg:x="8.276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5" draw:id="id125" draw:layer="layout" svg:width="1.016cm" svg:height="1.016cm" svg:x="9.292cm" svg:y="13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1" draw:id="id121" draw:layer="layout" svg:width="1.016cm" svg:height="1.016cm" svg:x="10.491cm" svg:y="13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2" draw:id="id122" draw:layer="layout" svg:width="1.016cm" svg:height="1.016cm" svg:x="12.192cm" svg:y="13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1.507cm" svg:y1="13.916cm" svg:x2="12.192cm" svg:y2="13.917cm" draw:start-shape="id121" draw:start-glue-point="10" draw:end-shape="id122" draw:end-glue-point="6" svg:d="M11507 13916h343v1h342" svg:viewBox="0 0 686 2">
          <text:p/>
        </draw:connector>
        <draw:custom-shape draw:style-name="gr1" draw:text-style-name="P1" xml:id="id123" draw:id="id123" draw:layer="layout" svg:width="1.016cm" svg:height="1.016cm" svg:x="7.875cm" svg:y="7.3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6" draw:id="id126" draw:layer="layout" svg:width="1.016cm" svg:height="1.016cm" svg:x="10.693cm" svg:y="10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8.383cm" svg:y1="8.383cm" svg:x2="8.784cm" svg:y2="11.684cm" draw:start-shape="id123" draw:start-glue-point="8" draw:end-shape="id124" draw:end-glue-point="4" svg:d="M8383 8383l401 3301" svg:viewBox="0 0 402 3302">
          <text:p/>
        </draw:connector>
        <draw:connector draw:style-name="gr3" draw:text-style-name="P1" draw:layer="layout" draw:type="line" svg:x1="8.383cm" svg:y1="8.383cm" svg:x2="10.999cm" svg:y2="13.408cm" draw:start-shape="id123" draw:start-glue-point="8" draw:end-shape="id121" draw:end-glue-point="4" svg:d="M8383 8383l2616 5025" svg:viewBox="0 0 2617 5026">
          <text:p/>
        </draw:connector>
        <draw:connector draw:style-name="gr3" draw:text-style-name="P1" draw:layer="layout" draw:type="line" svg:x1="9.8cm" svg:y1="13.409cm" svg:x2="11.201cm" svg:y2="11.526cm" draw:start-shape="id125" draw:start-glue-point="4" draw:end-shape="id126" draw:end-glue-point="8" svg:d="M9800 13409l1401-1883" svg:viewBox="0 0 1402 1884">
          <text:p/>
        </draw:connector>
        <draw:connector draw:style-name="gr3" draw:text-style-name="P1" draw:layer="layout" draw:type="line" svg:x1="11.201cm" svg:y1="11.526cm" svg:x2="12.7cm" svg:y2="13.409cm" draw:start-shape="id126" draw:start-glue-point="8" draw:end-shape="id122" draw:end-glue-point="4" svg:d="M11201 11526l1499 1883" svg:viewBox="0 0 1500 1884">
          <text:p/>
        </draw:connector>
        <draw:custom-shape draw:style-name="gr1" draw:text-style-name="P1" xml:id="id127" draw:id="id127" draw:layer="layout" svg:width="1.016cm" svg:height="1.016cm" svg:x="5.89cm" svg:y="7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3.299cm" svg:y1="10.508cm" svg:x2="6.398cm" svg:y2="8.423cm" draw:start-shape="id119" draw:start-glue-point="4" draw:end-shape="id127" draw:end-glue-point="8" svg:d="M3299 10508l3099-2085" svg:viewBox="0 0 3100 2086">
          <text:p/>
        </draw:connector>
        <draw:connector draw:style-name="gr5" draw:text-style-name="P1" draw:layer="layout" draw:type="line" svg:x1="7.875cm" svg:y1="7.875cm" svg:x2="6.906cm" svg:y2="7.915cm" draw:start-shape="id123" draw:start-glue-point="6" draw:end-shape="id127" draw:end-glue-point="10" svg:d="M7875 7875l-969 40" svg:viewBox="0 0 970 41">
          <text:p/>
        </draw:connector>
        <draw:custom-shape draw:style-name="gr1" draw:text-style-name="P1" xml:id="id129" draw:id="id129" draw:layer="layout" svg:width="1.016cm" svg:height="1.016cm" svg:x="15.792cm" svg:y="13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5.007cm" svg:y1="13.916cm" svg:x2="15.792cm" svg:y2="13.917cm" draw:start-shape="id128" draw:start-glue-point="10" draw:end-shape="id129" draw:end-glue-point="6" svg:d="M15007 13916h393v1h392" svg:viewBox="0 0 786 2">
          <text:p/>
        </draw:connector>
        <draw:custom-shape draw:style-name="gr1" draw:text-style-name="P1" xml:id="id130" draw:id="id130" draw:layer="layout" svg:width="1.016cm" svg:height="1.016cm" svg:x="16.991cm" svg:y="13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1" draw:id="id131" draw:layer="layout" svg:width="1.016cm" svg:height="1.016cm" svg:x="18.692cm" svg:y="13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8.007cm" svg:y1="13.916cm" svg:x2="18.692cm" svg:y2="13.917cm" draw:start-shape="id130" draw:start-glue-point="10" draw:end-shape="id131" draw:end-glue-point="6" svg:d="M18007 13916h343v1h342" svg:viewBox="0 0 686 2">
          <text:p/>
        </draw:connector>
        <draw:custom-shape draw:style-name="gr1" draw:text-style-name="P1" xml:id="id132" draw:id="id132" draw:layer="layout" svg:width="1.016cm" svg:height="1.016cm" svg:x="15.492cm" svg:y="10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3" draw:id="id133" draw:layer="layout" svg:width="1.016cm" svg:height="1.016cm" svg:x="17.193cm" svg:y="10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6.508cm" svg:y1="11.017cm" svg:x2="17.193cm" svg:y2="11.018cm" draw:start-shape="id132" draw:start-glue-point="10" draw:end-shape="id133" draw:end-glue-point="6" svg:d="M16508 11017h343v1h342" svg:viewBox="0 0 686 2">
          <text:p/>
        </draw:connector>
        <draw:connector draw:style-name="gr3" draw:text-style-name="P1" draw:layer="layout" draw:type="line" svg:x1="16cm" svg:y1="11.525cm" svg:x2="14.499cm" svg:y2="13.408cm" draw:start-shape="id132" draw:start-glue-point="8" draw:end-shape="id128" draw:end-glue-point="4" svg:d="M16000 11525l-1501 1883" svg:viewBox="0 0 1502 1884">
          <text:p/>
        </draw:connector>
        <draw:connector draw:style-name="gr3" draw:text-style-name="P1" draw:layer="layout" draw:type="line" svg:x1="16cm" svg:y1="11.525cm" svg:x2="17.499cm" svg:y2="13.408cm" draw:start-shape="id132" draw:start-glue-point="8" draw:end-shape="id130" draw:end-glue-point="4" svg:d="M16000 11525l1499 1883" svg:viewBox="0 0 1500 1884">
          <text:p/>
        </draw:connector>
        <draw:connector draw:style-name="gr3" draw:text-style-name="P1" draw:layer="layout" draw:type="line" svg:x1="16.3cm" svg:y1="13.409cm" svg:x2="17.701cm" svg:y2="11.526cm" draw:start-shape="id129" draw:start-glue-point="4" draw:end-shape="id133" draw:end-glue-point="8" svg:d="M16300 13409l1401-1883" svg:viewBox="0 0 1402 1884">
          <text:p/>
        </draw:connector>
        <draw:connector draw:style-name="gr3" draw:text-style-name="P1" draw:layer="layout" draw:type="line" svg:x1="17.701cm" svg:y1="11.526cm" svg:x2="19.2cm" svg:y2="13.409cm" draw:start-shape="id133" draw:start-glue-point="8" draw:end-shape="id131" draw:end-glue-point="4" svg:d="M17701 11526l1499 1883" svg:viewBox="0 0 1500 1884">
          <text:p/>
        </draw:connector>
        <draw:custom-shape draw:style-name="gr1" draw:text-style-name="P1" xml:id="id134" draw:id="id134" draw:layer="layout" svg:width="1.016cm" svg:height="1.016cm" svg:x="20.292cm" svg:y="13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5" draw:id="id135" draw:layer="layout" svg:width="1.016cm" svg:height="1.016cm" svg:x="21.993cm" svg:y="13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21.308cm" svg:y1="13.917cm" svg:x2="21.993cm" svg:y2="13.918cm" draw:start-shape="id134" draw:start-glue-point="10" draw:end-shape="id135" draw:end-glue-point="6" svg:d="M21308 13917h343v1h342" svg:viewBox="0 0 686 2">
          <text:p/>
        </draw:connector>
        <draw:custom-shape draw:style-name="gr1" draw:text-style-name="P1" xml:id="id136" draw:id="id136" draw:layer="layout" svg:width="1.016cm" svg:height="1.016cm" svg:x="23.192cm" svg:y="13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7" draw:id="id137" draw:layer="layout" svg:width="1.016cm" svg:height="1.016cm" svg:x="24.893cm" svg:y="13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24.208cm" svg:y1="13.917cm" svg:x2="24.893cm" svg:y2="13.918cm" draw:start-shape="id136" draw:start-glue-point="10" draw:end-shape="id137" draw:end-glue-point="6" svg:d="M24208 13917h343v1h342" svg:viewBox="0 0 686 2">
          <text:p/>
        </draw:connector>
        <draw:custom-shape draw:style-name="gr1" draw:text-style-name="P1" xml:id="id138" draw:id="id138" draw:layer="layout" svg:width="1.016cm" svg:height="1.016cm" svg:x="21.693cm" svg:y="10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9" draw:id="id139" draw:layer="layout" svg:width="1.016cm" svg:height="1.016cm" svg:x="23.394cm" svg:y="10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22.709cm" svg:y1="11.018cm" svg:x2="23.394cm" svg:y2="11.019cm" draw:start-shape="id138" draw:start-glue-point="10" draw:end-shape="id139" draw:end-glue-point="6" svg:d="M22709 11018h343v1h342" svg:viewBox="0 0 686 2">
          <text:p/>
        </draw:connector>
        <draw:connector draw:style-name="gr3" draw:text-style-name="P1" draw:layer="layout" draw:type="line" svg:x1="22.201cm" svg:y1="11.526cm" svg:x2="20.8cm" svg:y2="13.409cm" draw:start-shape="id138" draw:start-glue-point="8" draw:end-shape="id134" draw:end-glue-point="4" svg:d="M22201 11526l-1401 1883" svg:viewBox="0 0 1402 1884">
          <text:p/>
        </draw:connector>
        <draw:connector draw:style-name="gr3" draw:text-style-name="P1" draw:layer="layout" draw:type="line" svg:x1="22.201cm" svg:y1="11.526cm" svg:x2="23.7cm" svg:y2="13.409cm" draw:start-shape="id138" draw:start-glue-point="8" draw:end-shape="id136" draw:end-glue-point="4" svg:d="M22201 11526l1499 1883" svg:viewBox="0 0 1500 1884">
          <text:p/>
        </draw:connector>
        <draw:connector draw:style-name="gr3" draw:text-style-name="P1" draw:layer="layout" draw:type="line" svg:x1="22.501cm" svg:y1="13.41cm" svg:x2="23.902cm" svg:y2="11.527cm" draw:start-shape="id135" draw:start-glue-point="4" draw:end-shape="id139" draw:end-glue-point="8" svg:d="M22501 13410l1401-1883" svg:viewBox="0 0 1402 1884">
          <text:p/>
        </draw:connector>
        <draw:connector draw:style-name="gr3" draw:text-style-name="P1" draw:layer="layout" draw:type="line" svg:x1="23.902cm" svg:y1="11.527cm" svg:x2="25.401cm" svg:y2="13.41cm" draw:start-shape="id139" draw:start-glue-point="8" draw:end-shape="id137" draw:end-glue-point="4" svg:d="M23902 11527l1499 1883" svg:viewBox="0 0 1500 1884">
          <text:p/>
        </draw:connector>
        <draw:custom-shape draw:style-name="gr1" draw:text-style-name="P1" xml:id="id140" draw:id="id140" draw:layer="layout" svg:width="1.016cm" svg:height="1.016cm" svg:x="18.591cm" svg:y="7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1" draw:id="id141" draw:layer="layout" svg:width="1.016cm" svg:height="1.016cm" svg:x="20.292cm" svg:y="7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9.607cm" svg:y1="7.916cm" svg:x2="20.292cm" svg:y2="7.917cm" draw:start-shape="id140" draw:start-glue-point="10" draw:end-shape="id141" draw:end-glue-point="6" svg:d="M19607 7916h343v1h342" svg:viewBox="0 0 686 2">
          <text:p/>
        </draw:connector>
        <draw:connector draw:style-name="gr3" draw:text-style-name="P1" draw:layer="layout" draw:type="line" svg:x1="16cm" svg:y1="10.509cm" svg:x2="19.099cm" svg:y2="8.424cm" draw:start-shape="id132" draw:start-glue-point="4" draw:end-shape="id140" draw:end-glue-point="8" svg:d="M16000 10509l3099-2085" svg:viewBox="0 0 3100 2086">
          <text:p/>
        </draw:connector>
        <draw:connector draw:style-name="gr3" draw:text-style-name="P1" draw:layer="layout" draw:type="line" svg:x1="22.201cm" svg:y1="10.51cm" svg:x2="19.099cm" svg:y2="8.424cm" draw:start-shape="id138" draw:start-glue-point="4" draw:end-shape="id140" draw:end-glue-point="8" svg:d="M22201 10510l-3102-2086" svg:viewBox="0 0 3103 2087">
          <text:p/>
        </draw:connector>
        <draw:connector draw:style-name="gr3" draw:text-style-name="P1" draw:layer="layout" draw:type="line" svg:x1="17.701cm" svg:y1="10.51cm" svg:x2="20.8cm" svg:y2="8.425cm" draw:start-shape="id133" draw:start-glue-point="4" draw:end-shape="id141" draw:end-glue-point="8" svg:d="M17701 10510l3099-2085" svg:viewBox="0 0 3100 2086">
          <text:p/>
        </draw:connector>
        <draw:connector draw:style-name="gr3" draw:text-style-name="P1" draw:layer="layout" draw:type="line" svg:x1="23.902cm" svg:y1="10.511cm" svg:x2="20.8cm" svg:y2="8.425cm" draw:start-shape="id139" draw:start-glue-point="4" draw:end-shape="id141" draw:end-glue-point="8" svg:d="M23902 10511l-3102-2086" svg:viewBox="0 0 3103 2087">
          <text:p/>
        </draw:connector>
        <draw:custom-shape draw:style-name="gr1" draw:text-style-name="P1" xml:id="id128" draw:id="id128" draw:layer="layout" svg:width="1.016cm" svg:height="1.016cm" svg:x="13.991cm" svg:y="13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6.398cm" svg:y1="7.407cm" svg:x2="12.418cm" svg:y2="4.557cm" draw:start-shape="id127" draw:start-glue-point="4" draw:end-shape="id114" draw:end-glue-point="8" svg:d="M6398 7407l6020-2850" svg:viewBox="0 0 6021 2851">
          <text:p/>
        </draw:connector>
        <draw:connector draw:style-name="gr3" draw:text-style-name="P1" draw:layer="layout" draw:type="line" svg:x1="12.418cm" svg:y1="4.557cm" svg:x2="19.099cm" svg:y2="7.408cm" draw:start-shape="id114" draw:start-glue-point="8" draw:end-shape="id140" draw:end-glue-point="4" svg:d="M12418 4557l6681 2851" svg:viewBox="0 0 6682 2852">
          <text:p/>
        </draw:connector>
        <draw:connector draw:style-name="gr3" draw:text-style-name="P1" draw:layer="layout" draw:type="line" svg:x1="14.119cm" svg:y1="4.558cm" svg:x2="20.8cm" svg:y2="7.409cm" draw:start-shape="id115" draw:start-glue-point="8" draw:end-shape="id141" draw:end-glue-point="4" svg:d="M14119 4558l6681 2851" svg:viewBox="0 0 6682 2852">
          <text:p/>
        </draw:connector>
        <draw:connector draw:style-name="gr5" draw:text-style-name="P1" draw:layer="layout" draw:type="line" svg:x1="11.201cm" svg:y1="10.51cm" svg:x2="8.383cm" svg:y2="8.383cm" draw:start-shape="id126" draw:start-glue-point="4" draw:end-shape="id123" draw:end-glue-point="8" svg:d="M11201 10510l-2818-2127" svg:viewBox="0 0 2819 2128">
          <text:p/>
        </draw:connector>
        <draw:connector draw:style-name="gr6" draw:text-style-name="P1" draw:layer="layout" draw:type="line" svg:x1="8.383cm" svg:y1="7.367cm" svg:x2="14.119cm" svg:y2="4.558cm" draw:start-shape="id123" draw:start-glue-point="4" draw:end-shape="id115" draw:end-glue-point="8" svg:d="M8383 7367l5736-2809" svg:viewBox="0 0 5737 2810">
          <text:p/>
        </draw:connector>
        <draw:connector draw:style-name="gr3" draw:text-style-name="P1" draw:layer="layout" draw:type="line" svg:x1="9.292cm" svg:y1="12.192cm" svg:x2="9.292cm" svg:y2="13.917cm" draw:start-shape="id124" draw:start-glue-point="10" draw:end-shape="id125" draw:end-glue-point="6" svg:d="M9292 12192v1725" svg:viewBox="0 0 1 1726">
          <text:p/>
        </draw:connector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style-name="gr7" draw:text-style-name="P1" xml:id="id142" draw:id="id142" draw:layer="Layout" svg:width="1.016cm" svg:height="1.016cm" svg:x="11.91cm" svg:y="3.5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143" draw:id="id143" draw:layer="Layout" svg:width="1.016cm" svg:height="1.016cm" svg:x="13.611cm" svg:y="3.5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2.926cm" svg:y1="4.049cm" svg:x2="13.611cm" svg:y2="4.05cm" draw:start-shape="id142" draw:start-glue-point="10" draw:end-shape="id143" draw:end-glue-point="6" svg:d="M12926 4049h343v1h342" svg:viewBox="0 0 686 2">
          <text:p/>
        </draw:connector>
        <draw:custom-shape draw:style-name="gr7" draw:text-style-name="P1" draw:layer="Layout" svg:width="1.016cm" svg:height="1.016cm" svg:x="1.49cm" svg:y="13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144" draw:id="id144" draw:layer="Layout" svg:width="1.016cm" svg:height="1.016cm" svg:x="3.091cm" svg:y="13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2.306cm" svg:y1="13.915cm" svg:x2="3.091cm" svg:y2="13.916cm" draw:end-shape="id144" draw:end-glue-point="6" svg:d="M2306 13915h142v1h643" svg:viewBox="0 0 786 2">
          <text:p/>
        </draw:connector>
        <draw:custom-shape draw:style-name="gr7" draw:text-style-name="P1" xml:id="id145" draw:id="id145" draw:layer="Layout" svg:width="1.016cm" svg:height="1.016cm" svg:x="4.29cm" svg:y="13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146" draw:id="id146" draw:layer="Layout" svg:width="1.016cm" svg:height="1.016cm" svg:x="5.991cm" svg:y="13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5.306cm" svg:y1="13.915cm" svg:x2="5.991cm" svg:y2="13.916cm" draw:start-shape="id145" draw:start-glue-point="10" draw:end-shape="id146" draw:end-glue-point="6" svg:d="M5306 13915h343v1h342" svg:viewBox="0 0 686 2">
          <text:p/>
        </draw:connector>
        <draw:custom-shape draw:style-name="gr7" draw:text-style-name="P1" xml:id="id147" draw:id="id147" draw:layer="Layout" svg:width="1.016cm" svg:height="1.016cm" svg:x="2.791cm" svg:y="10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148" draw:id="id148" draw:layer="Layout" svg:width="1.016cm" svg:height="1.016cm" svg:x="4.492cm" svg:y="10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3.807cm" svg:y1="11.016cm" svg:x2="4.492cm" svg:y2="11.017cm" draw:start-shape="id147" draw:start-glue-point="10" draw:end-shape="id148" draw:end-glue-point="6" svg:d="M3807 11016h343v1h342" svg:viewBox="0 0 686 2">
          <text:p/>
        </draw:connector>
        <draw:connector draw:style-name="gr3" draw:text-style-name="P1" draw:layer="layout" draw:type="line" svg:x1="3.299cm" svg:y1="11.524cm" svg:x2="1.798cm" svg:y2="13.407cm" draw:start-shape="id147" draw:start-glue-point="8" svg:d="M3299 11524l-1501 1883" svg:viewBox="0 0 1502 1884">
          <text:p/>
        </draw:connector>
        <draw:connector draw:style-name="gr3" draw:text-style-name="P1" draw:layer="layout" draw:type="line" svg:x1="3.299cm" svg:y1="11.524cm" svg:x2="4.798cm" svg:y2="13.407cm" draw:start-shape="id147" draw:start-glue-point="8" draw:end-shape="id145" draw:end-glue-point="4" svg:d="M3299 11524l1499 1883" svg:viewBox="0 0 1500 1884">
          <text:p/>
        </draw:connector>
        <draw:connector draw:style-name="gr3" draw:text-style-name="P1" draw:layer="layout" draw:type="line" svg:x1="3.599cm" svg:y1="13.408cm" svg:x2="5cm" svg:y2="11.525cm" draw:start-shape="id144" draw:start-glue-point="4" draw:end-shape="id148" draw:end-glue-point="8" svg:d="M3599 13408l1401-1883" svg:viewBox="0 0 1402 1884">
          <text:p/>
        </draw:connector>
        <draw:connector draw:style-name="gr3" draw:text-style-name="P1" draw:layer="layout" draw:type="line" svg:x1="5cm" svg:y1="11.525cm" svg:x2="6.499cm" svg:y2="13.408cm" draw:start-shape="id148" draw:start-glue-point="8" draw:end-shape="id146" draw:end-glue-point="4" svg:d="M5000 11525l1499 1883" svg:viewBox="0 0 1500 1884">
          <text:p/>
        </draw:connector>
        <draw:custom-shape draw:style-name="gr7" draw:text-style-name="P1" xml:id="id152" draw:id="id152" draw:layer="Layout" svg:width="1.016cm" svg:height="1.016cm" svg:x="8.52cm" svg:y="10.4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153" draw:id="id153" draw:layer="Layout" svg:width="1.016cm" svg:height="1.016cm" svg:x="9.292cm" svg:y="13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149" draw:id="id149" draw:layer="Layout" svg:width="1.016cm" svg:height="1.016cm" svg:x="10.491cm" svg:y="13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150" draw:id="id150" draw:layer="Layout" svg:width="1.016cm" svg:height="1.016cm" svg:x="12.192cm" svg:y="13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1.507cm" svg:y1="13.916cm" svg:x2="12.192cm" svg:y2="13.917cm" draw:start-shape="id149" draw:start-glue-point="10" draw:end-shape="id150" draw:end-glue-point="6" svg:d="M11507 13916h343v1h342" svg:viewBox="0 0 686 2">
          <text:p/>
        </draw:connector>
        <draw:custom-shape draw:style-name="gr7" draw:text-style-name="P1" xml:id="id151" draw:id="id151" draw:layer="Layout" svg:width="1.016cm" svg:height="1.016cm" svg:x="7.875cm" svg:y="7.3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154" draw:id="id154" draw:layer="Layout" svg:width="1.016cm" svg:height="1.016cm" svg:x="10.693cm" svg:y="10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8.383cm" svg:y1="8.383cm" svg:x2="9.028cm" svg:y2="10.468cm" draw:start-shape="id151" draw:start-glue-point="8" draw:end-shape="id152" draw:end-glue-point="4" svg:d="M8383 8383l645 2085" svg:viewBox="0 0 646 2086">
          <text:p/>
        </draw:connector>
        <draw:connector draw:style-name="gr3" draw:text-style-name="P1" draw:layer="layout" draw:type="line" svg:x1="8.383cm" svg:y1="8.383cm" svg:x2="10.999cm" svg:y2="13.408cm" draw:start-shape="id151" draw:start-glue-point="8" draw:end-shape="id149" draw:end-glue-point="4" svg:d="M8383 8383l2616 5025" svg:viewBox="0 0 2617 5026">
          <text:p/>
        </draw:connector>
        <draw:connector draw:style-name="gr3" draw:text-style-name="P1" draw:layer="layout" draw:type="line" svg:x1="9.8cm" svg:y1="13.409cm" svg:x2="11.201cm" svg:y2="11.526cm" draw:start-shape="id153" draw:start-glue-point="4" draw:end-shape="id154" draw:end-glue-point="8" svg:d="M9800 13409l1401-1883" svg:viewBox="0 0 1402 1884">
          <text:p/>
        </draw:connector>
        <draw:connector draw:style-name="gr3" draw:text-style-name="P1" draw:layer="layout" draw:type="line" svg:x1="11.201cm" svg:y1="11.526cm" svg:x2="12.7cm" svg:y2="13.409cm" draw:start-shape="id154" draw:start-glue-point="8" draw:end-shape="id150" draw:end-glue-point="4" svg:d="M11201 11526l1499 1883" svg:viewBox="0 0 1500 1884">
          <text:p/>
        </draw:connector>
        <draw:custom-shape draw:style-name="gr7" draw:text-style-name="P1" xml:id="id155" draw:id="id155" draw:layer="Layout" svg:width="1.016cm" svg:height="1.016cm" svg:x="5.89cm" svg:y="7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3.299cm" svg:y1="10.508cm" svg:x2="6.398cm" svg:y2="8.423cm" draw:start-shape="id147" draw:start-glue-point="4" draw:end-shape="id155" draw:end-glue-point="8" svg:d="M3299 10508l3099-2085" svg:viewBox="0 0 3100 2086">
          <text:p/>
        </draw:connector>
        <draw:connector draw:style-name="gr5" draw:text-style-name="P1" draw:layer="layout" draw:type="line" svg:x1="7.875cm" svg:y1="7.875cm" svg:x2="6.906cm" svg:y2="7.915cm" draw:start-shape="id151" draw:start-glue-point="6" draw:end-shape="id155" draw:end-glue-point="10" svg:d="M7875 7875l-969 40" svg:viewBox="0 0 970 41">
          <text:p/>
        </draw:connector>
        <draw:custom-shape draw:style-name="gr7" draw:text-style-name="P1" xml:id="id157" draw:id="id157" draw:layer="Layout" svg:width="1.016cm" svg:height="1.016cm" svg:x="15.792cm" svg:y="13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5.007cm" svg:y1="13.916cm" svg:x2="15.792cm" svg:y2="13.917cm" draw:start-shape="id156" draw:start-glue-point="10" draw:end-shape="id157" draw:end-glue-point="6" svg:d="M15007 13916h393v1h392" svg:viewBox="0 0 786 2">
          <text:p/>
        </draw:connector>
        <draw:custom-shape draw:style-name="gr7" draw:text-style-name="P1" xml:id="id158" draw:id="id158" draw:layer="Layout" svg:width="1.016cm" svg:height="1.016cm" svg:x="16.991cm" svg:y="13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159" draw:id="id159" draw:layer="Layout" svg:width="1.016cm" svg:height="1.016cm" svg:x="18.692cm" svg:y="13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8.007cm" svg:y1="13.916cm" svg:x2="18.692cm" svg:y2="13.917cm" draw:start-shape="id158" draw:start-glue-point="10" draw:end-shape="id159" draw:end-glue-point="6" svg:d="M18007 13916h343v1h342" svg:viewBox="0 0 686 2">
          <text:p/>
        </draw:connector>
        <draw:custom-shape draw:style-name="gr7" draw:text-style-name="P1" xml:id="id160" draw:id="id160" draw:layer="Layout" svg:width="1.016cm" svg:height="1.016cm" svg:x="15.492cm" svg:y="10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161" draw:id="id161" draw:layer="Layout" svg:width="1.016cm" svg:height="1.016cm" svg:x="17.193cm" svg:y="10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6.508cm" svg:y1="11.017cm" svg:x2="17.193cm" svg:y2="11.018cm" draw:start-shape="id160" draw:start-glue-point="10" draw:end-shape="id161" draw:end-glue-point="6" svg:d="M16508 11017h343v1h342" svg:viewBox="0 0 686 2">
          <text:p/>
        </draw:connector>
        <draw:connector draw:style-name="gr3" draw:text-style-name="P1" draw:layer="layout" draw:type="line" svg:x1="16cm" svg:y1="11.525cm" svg:x2="14.499cm" svg:y2="13.408cm" draw:start-shape="id160" draw:start-glue-point="8" draw:end-shape="id156" draw:end-glue-point="4" svg:d="M16000 11525l-1501 1883" svg:viewBox="0 0 1502 1884">
          <text:p/>
        </draw:connector>
        <draw:connector draw:style-name="gr3" draw:text-style-name="P1" draw:layer="layout" draw:type="line" svg:x1="16cm" svg:y1="11.525cm" svg:x2="17.499cm" svg:y2="13.408cm" draw:start-shape="id160" draw:start-glue-point="8" draw:end-shape="id158" draw:end-glue-point="4" svg:d="M16000 11525l1499 1883" svg:viewBox="0 0 1500 1884">
          <text:p/>
        </draw:connector>
        <draw:connector draw:style-name="gr3" draw:text-style-name="P1" draw:layer="layout" draw:type="line" svg:x1="16.3cm" svg:y1="13.409cm" svg:x2="17.701cm" svg:y2="11.526cm" draw:start-shape="id157" draw:start-glue-point="4" draw:end-shape="id161" draw:end-glue-point="8" svg:d="M16300 13409l1401-1883" svg:viewBox="0 0 1402 1884">
          <text:p/>
        </draw:connector>
        <draw:connector draw:style-name="gr3" draw:text-style-name="P1" draw:layer="layout" draw:type="line" svg:x1="17.701cm" svg:y1="11.526cm" svg:x2="19.2cm" svg:y2="13.409cm" draw:start-shape="id161" draw:start-glue-point="8" draw:end-shape="id159" draw:end-glue-point="4" svg:d="M17701 11526l1499 1883" svg:viewBox="0 0 1500 1884">
          <text:p/>
        </draw:connector>
        <draw:custom-shape draw:style-name="gr7" draw:text-style-name="P1" xml:id="id162" draw:id="id162" draw:layer="Layout" svg:width="1.016cm" svg:height="1.016cm" svg:x="20.292cm" svg:y="13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163" draw:id="id163" draw:layer="Layout" svg:width="1.016cm" svg:height="1.016cm" svg:x="21.993cm" svg:y="13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21.308cm" svg:y1="13.917cm" svg:x2="21.993cm" svg:y2="13.918cm" draw:start-shape="id162" draw:start-glue-point="10" draw:end-shape="id163" draw:end-glue-point="6" svg:d="M21308 13917h343v1h342" svg:viewBox="0 0 686 2">
          <text:p/>
        </draw:connector>
        <draw:custom-shape draw:style-name="gr7" draw:text-style-name="P1" xml:id="id164" draw:id="id164" draw:layer="Layout" svg:width="1.016cm" svg:height="1.016cm" svg:x="23.192cm" svg:y="13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165" draw:id="id165" draw:layer="Layout" svg:width="1.016cm" svg:height="1.016cm" svg:x="24.893cm" svg:y="13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24.208cm" svg:y1="13.917cm" svg:x2="24.893cm" svg:y2="13.918cm" draw:start-shape="id164" draw:start-glue-point="10" draw:end-shape="id165" draw:end-glue-point="6" svg:d="M24208 13917h343v1h342" svg:viewBox="0 0 686 2">
          <text:p/>
        </draw:connector>
        <draw:custom-shape draw:style-name="gr7" draw:text-style-name="P1" xml:id="id166" draw:id="id166" draw:layer="Layout" svg:width="1.016cm" svg:height="1.016cm" svg:x="21.693cm" svg:y="10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167" draw:id="id167" draw:layer="Layout" svg:width="1.016cm" svg:height="1.016cm" svg:x="23.394cm" svg:y="10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22.709cm" svg:y1="11.018cm" svg:x2="23.394cm" svg:y2="11.019cm" draw:start-shape="id166" draw:start-glue-point="10" draw:end-shape="id167" draw:end-glue-point="6" svg:d="M22709 11018h343v1h342" svg:viewBox="0 0 686 2">
          <text:p/>
        </draw:connector>
        <draw:connector draw:style-name="gr3" draw:text-style-name="P1" draw:layer="layout" draw:type="line" svg:x1="22.201cm" svg:y1="11.526cm" svg:x2="20.8cm" svg:y2="13.409cm" draw:start-shape="id166" draw:start-glue-point="8" draw:end-shape="id162" draw:end-glue-point="4" svg:d="M22201 11526l-1401 1883" svg:viewBox="0 0 1402 1884">
          <text:p/>
        </draw:connector>
        <draw:connector draw:style-name="gr3" draw:text-style-name="P1" draw:layer="layout" draw:type="line" svg:x1="22.201cm" svg:y1="11.526cm" svg:x2="23.7cm" svg:y2="13.409cm" draw:start-shape="id166" draw:start-glue-point="8" draw:end-shape="id164" draw:end-glue-point="4" svg:d="M22201 11526l1499 1883" svg:viewBox="0 0 1500 1884">
          <text:p/>
        </draw:connector>
        <draw:connector draw:style-name="gr3" draw:text-style-name="P1" draw:layer="layout" draw:type="line" svg:x1="22.501cm" svg:y1="13.41cm" svg:x2="23.902cm" svg:y2="11.527cm" draw:start-shape="id163" draw:start-glue-point="4" draw:end-shape="id167" draw:end-glue-point="8" svg:d="M22501 13410l1401-1883" svg:viewBox="0 0 1402 1884">
          <text:p/>
        </draw:connector>
        <draw:connector draw:style-name="gr3" draw:text-style-name="P1" draw:layer="layout" draw:type="line" svg:x1="23.902cm" svg:y1="11.527cm" svg:x2="25.401cm" svg:y2="13.41cm" draw:start-shape="id167" draw:start-glue-point="8" draw:end-shape="id165" draw:end-glue-point="4" svg:d="M23902 11527l1499 1883" svg:viewBox="0 0 1500 1884">
          <text:p/>
        </draw:connector>
        <draw:custom-shape draw:style-name="gr7" draw:text-style-name="P1" xml:id="id168" draw:id="id168" draw:layer="Layout" svg:width="1.016cm" svg:height="1.016cm" svg:x="18.591cm" svg:y="7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169" draw:id="id169" draw:layer="Layout" svg:width="1.016cm" svg:height="1.016cm" svg:x="20.292cm" svg:y="7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9.607cm" svg:y1="7.916cm" svg:x2="20.292cm" svg:y2="7.917cm" draw:start-shape="id168" draw:start-glue-point="10" draw:end-shape="id169" draw:end-glue-point="6" svg:d="M19607 7916h343v1h342" svg:viewBox="0 0 686 2">
          <text:p/>
        </draw:connector>
        <draw:connector draw:style-name="gr3" draw:text-style-name="P1" draw:layer="layout" draw:type="line" svg:x1="16cm" svg:y1="10.509cm" svg:x2="19.099cm" svg:y2="8.424cm" draw:start-shape="id160" draw:start-glue-point="4" draw:end-shape="id168" draw:end-glue-point="8" svg:d="M16000 10509l3099-2085" svg:viewBox="0 0 3100 2086">
          <text:p/>
        </draw:connector>
        <draw:connector draw:style-name="gr3" draw:text-style-name="P1" draw:layer="layout" draw:type="line" svg:x1="22.201cm" svg:y1="10.51cm" svg:x2="19.099cm" svg:y2="8.424cm" draw:start-shape="id166" draw:start-glue-point="4" draw:end-shape="id168" draw:end-glue-point="8" svg:d="M22201 10510l-3102-2086" svg:viewBox="0 0 3103 2087">
          <text:p/>
        </draw:connector>
        <draw:connector draw:style-name="gr3" draw:text-style-name="P1" draw:layer="layout" draw:type="line" svg:x1="17.701cm" svg:y1="10.51cm" svg:x2="20.8cm" svg:y2="8.425cm" draw:start-shape="id161" draw:start-glue-point="4" draw:end-shape="id169" draw:end-glue-point="8" svg:d="M17701 10510l3099-2085" svg:viewBox="0 0 3100 2086">
          <text:p/>
        </draw:connector>
        <draw:connector draw:style-name="gr3" draw:text-style-name="P1" draw:layer="layout" draw:type="line" svg:x1="23.902cm" svg:y1="10.511cm" svg:x2="20.8cm" svg:y2="8.425cm" draw:start-shape="id167" draw:start-glue-point="4" draw:end-shape="id169" draw:end-glue-point="8" svg:d="M23902 10511l-3102-2086" svg:viewBox="0 0 3103 2087">
          <text:p/>
        </draw:connector>
        <draw:custom-shape draw:style-name="gr7" draw:text-style-name="P1" xml:id="id156" draw:id="id156" draw:layer="Layout" svg:width="1.016cm" svg:height="1.016cm" svg:x="13.991cm" svg:y="13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6.398cm" svg:y1="7.407cm" svg:x2="12.418cm" svg:y2="4.557cm" draw:start-shape="id155" draw:start-glue-point="4" draw:end-shape="id142" draw:end-glue-point="8" svg:d="M6398 7407l6020-2850" svg:viewBox="0 0 6021 2851">
          <text:p/>
        </draw:connector>
        <draw:connector draw:style-name="gr3" draw:text-style-name="P1" draw:layer="layout" draw:type="line" svg:x1="12.418cm" svg:y1="4.557cm" svg:x2="19.099cm" svg:y2="7.408cm" draw:start-shape="id142" draw:start-glue-point="8" draw:end-shape="id168" draw:end-glue-point="4" svg:d="M12418 4557l6681 2851" svg:viewBox="0 0 6682 2852">
          <text:p/>
        </draw:connector>
        <draw:connector draw:style-name="gr3" draw:text-style-name="P1" draw:layer="layout" draw:type="line" svg:x1="14.119cm" svg:y1="4.558cm" svg:x2="20.8cm" svg:y2="7.409cm" draw:start-shape="id143" draw:start-glue-point="8" draw:end-shape="id169" draw:end-glue-point="4" svg:d="M14119 4558l6681 2851" svg:viewBox="0 0 6682 2852">
          <text:p/>
        </draw:connector>
        <draw:connector draw:style-name="gr5" draw:text-style-name="P1" draw:layer="layout" draw:type="line" svg:x1="11.201cm" svg:y1="10.51cm" svg:x2="8.383cm" svg:y2="8.383cm" draw:start-shape="id154" draw:start-glue-point="4" draw:end-shape="id151" draw:end-glue-point="8" svg:d="M11201 10510l-2818-2127" svg:viewBox="0 0 2819 2128">
          <text:p/>
        </draw:connector>
        <draw:connector draw:style-name="gr6" draw:text-style-name="P1" draw:layer="layout" draw:type="line" svg:x1="8.383cm" svg:y1="7.367cm" svg:x2="14.119cm" svg:y2="4.558cm" draw:start-shape="id151" draw:start-glue-point="4" draw:end-shape="id143" draw:end-glue-point="8" svg:d="M8383 7367l5736-2809" svg:viewBox="0 0 5737 2810">
          <text:p/>
        </draw:connector>
        <draw:connector draw:style-name="gr5" draw:text-style-name="P1" draw:layer="layout" draw:type="line" svg:x1="9.028cm" svg:y1="11.484cm" svg:x2="9.8cm" svg:y2="13.409cm" draw:start-shape="id152" draw:start-glue-point="8" draw:end-shape="id153" draw:end-glue-point="4" svg:d="M9028 11484l772 1925" svg:viewBox="0 0 773 1926">
          <text:p/>
        </draw:connector>
        <draw:connector draw:style-name="gr6" draw:text-style-name="P1" draw:layer="layout" draw:type="line" svg:x1="10.999cm" svg:y1="13.408cm" svg:x2="9.028cm" svg:y2="11.484cm" draw:start-shape="id149" draw:start-glue-point="4" draw:end-shape="id152" draw:end-glue-point="8" svg:d="M10999 13408l-1971-1924" svg:viewBox="0 0 1972 1925">
          <text:p/>
        </draw:connector>
        <draw:connector draw:style-name="gr6" draw:text-style-name="P1" draw:layer="layout" draw:type="line" svg:x1="10.693cm" svg:y1="11.018cm" svg:x2="9.536cm" svg:y2="10.976cm" draw:start-shape="id154" draw:start-glue-point="6" draw:end-shape="id152" draw:end-glue-point="10" svg:d="M10693 11018l-1157-42" svg:viewBox="0 0 1158 43">
          <text:p/>
        </draw:connector>
        <draw:connector draw:style-name="gr6" draw:text-style-name="P1" draw:layer="layout" draw:type="line" svg:x1="9.028cm" svg:y1="10.468cm" svg:x2="6.398cm" svg:y2="8.423cm" draw:start-shape="id152" draw:start-glue-point="4" draw:end-shape="id155" draw:end-glue-point="8" svg:d="M9028 10468l-2630-2045" svg:viewBox="0 0 2631 2046">
          <text:p/>
        </draw:connector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custom-shape draw:style-name="gr7" draw:text-style-name="P1" xml:id="id170" draw:id="id170" draw:layer="Layout" svg:width="1.016cm" svg:height="1.016cm" svg:x="11.91cm" svg:y="3.5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171" draw:id="id171" draw:layer="Layout" svg:width="1.016cm" svg:height="1.016cm" svg:x="13.611cm" svg:y="3.5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2.926cm" svg:y1="4.049cm" svg:x2="13.611cm" svg:y2="4.05cm" draw:start-shape="id170" draw:start-glue-point="10" draw:end-shape="id171" draw:end-glue-point="6" svg:d="M12926 4049h343v1h342" svg:viewBox="0 0 686 2">
          <text:p/>
        </draw:connector>
        <draw:custom-shape draw:style-name="gr7" draw:text-style-name="P1" draw:layer="Layout" svg:width="1.016cm" svg:height="1.016cm" svg:x="1.49cm" svg:y="13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172" draw:id="id172" draw:layer="Layout" svg:width="1.016cm" svg:height="1.016cm" svg:x="3.091cm" svg:y="13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2.306cm" svg:y1="13.915cm" svg:x2="3.091cm" svg:y2="13.916cm" draw:end-shape="id172" draw:end-glue-point="6" svg:d="M2306 13915h142v1h643" svg:viewBox="0 0 786 2">
          <text:p/>
        </draw:connector>
        <draw:custom-shape draw:style-name="gr7" draw:text-style-name="P1" xml:id="id173" draw:id="id173" draw:layer="Layout" svg:width="1.016cm" svg:height="1.016cm" svg:x="4.29cm" svg:y="13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174" draw:id="id174" draw:layer="Layout" svg:width="1.016cm" svg:height="1.016cm" svg:x="5.991cm" svg:y="13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5.306cm" svg:y1="13.915cm" svg:x2="5.991cm" svg:y2="13.916cm" draw:start-shape="id173" draw:start-glue-point="10" draw:end-shape="id174" draw:end-glue-point="6" svg:d="M5306 13915h343v1h342" svg:viewBox="0 0 686 2">
          <text:p/>
        </draw:connector>
        <draw:custom-shape draw:style-name="gr7" draw:text-style-name="P1" xml:id="id175" draw:id="id175" draw:layer="Layout" svg:width="1.016cm" svg:height="1.016cm" svg:x="2.791cm" svg:y="10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176" draw:id="id176" draw:layer="Layout" svg:width="1.016cm" svg:height="1.016cm" svg:x="4.492cm" svg:y="10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3.807cm" svg:y1="11.016cm" svg:x2="4.492cm" svg:y2="11.017cm" draw:start-shape="id175" draw:start-glue-point="10" draw:end-shape="id176" draw:end-glue-point="6" svg:d="M3807 11016h343v1h342" svg:viewBox="0 0 686 2">
          <text:p/>
        </draw:connector>
        <draw:connector draw:style-name="gr3" draw:text-style-name="P1" draw:layer="layout" draw:type="line" svg:x1="3.299cm" svg:y1="11.524cm" svg:x2="1.798cm" svg:y2="13.407cm" draw:start-shape="id175" draw:start-glue-point="8" svg:d="M3299 11524l-1501 1883" svg:viewBox="0 0 1502 1884">
          <text:p/>
        </draw:connector>
        <draw:connector draw:style-name="gr3" draw:text-style-name="P1" draw:layer="layout" draw:type="line" svg:x1="3.299cm" svg:y1="11.524cm" svg:x2="4.798cm" svg:y2="13.407cm" draw:start-shape="id175" draw:start-glue-point="8" draw:end-shape="id173" draw:end-glue-point="4" svg:d="M3299 11524l1499 1883" svg:viewBox="0 0 1500 1884">
          <text:p/>
        </draw:connector>
        <draw:connector draw:style-name="gr3" draw:text-style-name="P1" draw:layer="layout" draw:type="line" svg:x1="3.599cm" svg:y1="13.408cm" svg:x2="5cm" svg:y2="11.525cm" draw:start-shape="id172" draw:start-glue-point="4" draw:end-shape="id176" draw:end-glue-point="8" svg:d="M3599 13408l1401-1883" svg:viewBox="0 0 1402 1884">
          <text:p/>
        </draw:connector>
        <draw:connector draw:style-name="gr3" draw:text-style-name="P1" draw:layer="layout" draw:type="line" svg:x1="5cm" svg:y1="11.525cm" svg:x2="6.499cm" svg:y2="13.408cm" draw:start-shape="id176" draw:start-glue-point="8" draw:end-shape="id174" draw:end-glue-point="4" svg:d="M5000 11525l1499 1883" svg:viewBox="0 0 1500 1884">
          <text:p/>
        </draw:connector>
        <draw:custom-shape draw:style-name="gr7" draw:text-style-name="P1" xml:id="id180" draw:id="id180" draw:layer="Layout" svg:width="1.016cm" svg:height="1.016cm" svg:x="8.636cm" svg:y="10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181" draw:id="id181" draw:layer="Layout" svg:width="1.016cm" svg:height="1.016cm" svg:x="9.292cm" svg:y="13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177" draw:id="id177" draw:layer="Layout" svg:width="1.016cm" svg:height="1.016cm" svg:x="10.491cm" svg:y="13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178" draw:id="id178" draw:layer="Layout" svg:width="1.016cm" svg:height="1.016cm" svg:x="12.192cm" svg:y="13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1.507cm" svg:y1="13.916cm" svg:x2="12.192cm" svg:y2="13.917cm" draw:start-shape="id177" draw:start-glue-point="10" draw:end-shape="id178" draw:end-glue-point="6" svg:d="M11507 13916h343v1h342" svg:viewBox="0 0 686 2">
          <text:p/>
        </draw:connector>
        <draw:custom-shape draw:style-name="gr7" draw:text-style-name="P1" xml:id="id179" draw:id="id179" draw:layer="Layout" svg:width="1.016cm" svg:height="1.016cm" svg:x="7.875cm" svg:y="7.3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182" draw:id="id182" draw:layer="Layout" svg:width="1.016cm" svg:height="1.016cm" svg:x="10.693cm" svg:y="10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8.383cm" svg:y1="8.383cm" svg:x2="9.144cm" svg:y2="10.51cm" draw:start-shape="id179" draw:start-glue-point="8" draw:end-shape="id180" draw:end-glue-point="4" svg:d="M8383 8383l761 2127" svg:viewBox="0 0 762 2128">
          <text:p/>
        </draw:connector>
        <draw:connector draw:style-name="gr3" draw:text-style-name="P1" draw:layer="layout" draw:type="line" svg:x1="9.8cm" svg:y1="13.409cm" svg:x2="11.201cm" svg:y2="11.526cm" draw:start-shape="id181" draw:start-glue-point="4" draw:end-shape="id182" draw:end-glue-point="8" svg:d="M9800 13409l1401-1883" svg:viewBox="0 0 1402 1884">
          <text:p/>
        </draw:connector>
        <draw:connector draw:style-name="gr3" draw:text-style-name="P1" draw:layer="layout" draw:type="line" svg:x1="11.201cm" svg:y1="11.526cm" svg:x2="12.7cm" svg:y2="13.409cm" draw:start-shape="id182" draw:start-glue-point="8" draw:end-shape="id178" draw:end-glue-point="4" svg:d="M11201 11526l1499 1883" svg:viewBox="0 0 1500 1884">
          <text:p/>
        </draw:connector>
        <draw:custom-shape draw:style-name="gr7" draw:text-style-name="P1" xml:id="id183" draw:id="id183" draw:layer="Layout" svg:width="1.016cm" svg:height="1.016cm" svg:x="5.89cm" svg:y="7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3.299cm" svg:y1="10.508cm" svg:x2="6.398cm" svg:y2="8.423cm" draw:start-shape="id175" draw:start-glue-point="4" draw:end-shape="id183" draw:end-glue-point="8" svg:d="M3299 10508l3099-2085" svg:viewBox="0 0 3100 2086">
          <text:p/>
        </draw:connector>
        <draw:connector draw:style-name="gr5" draw:text-style-name="P1" draw:layer="layout" draw:type="line" svg:x1="7.875cm" svg:y1="7.875cm" svg:x2="6.906cm" svg:y2="7.915cm" draw:start-shape="id179" draw:start-glue-point="6" draw:end-shape="id183" draw:end-glue-point="10" svg:d="M7875 7875l-969 40" svg:viewBox="0 0 970 41">
          <text:p/>
        </draw:connector>
        <draw:custom-shape draw:style-name="gr7" draw:text-style-name="P1" xml:id="id185" draw:id="id185" draw:layer="Layout" svg:width="1.016cm" svg:height="1.016cm" svg:x="15.792cm" svg:y="13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5.007cm" svg:y1="13.916cm" svg:x2="15.792cm" svg:y2="13.917cm" draw:start-shape="id184" draw:start-glue-point="10" draw:end-shape="id185" draw:end-glue-point="6" svg:d="M15007 13916h393v1h392" svg:viewBox="0 0 786 2">
          <text:p/>
        </draw:connector>
        <draw:custom-shape draw:style-name="gr7" draw:text-style-name="P1" xml:id="id186" draw:id="id186" draw:layer="Layout" svg:width="1.016cm" svg:height="1.016cm" svg:x="16.991cm" svg:y="13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187" draw:id="id187" draw:layer="Layout" svg:width="1.016cm" svg:height="1.016cm" svg:x="18.692cm" svg:y="13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8.007cm" svg:y1="13.916cm" svg:x2="18.692cm" svg:y2="13.917cm" draw:start-shape="id186" draw:start-glue-point="10" draw:end-shape="id187" draw:end-glue-point="6" svg:d="M18007 13916h343v1h342" svg:viewBox="0 0 686 2">
          <text:p/>
        </draw:connector>
        <draw:custom-shape draw:style-name="gr7" draw:text-style-name="P1" xml:id="id188" draw:id="id188" draw:layer="Layout" svg:width="1.016cm" svg:height="1.016cm" svg:x="15.492cm" svg:y="10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189" draw:id="id189" draw:layer="Layout" svg:width="1.016cm" svg:height="1.016cm" svg:x="17.193cm" svg:y="10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6.508cm" svg:y1="11.017cm" svg:x2="17.193cm" svg:y2="11.018cm" draw:start-shape="id188" draw:start-glue-point="10" draw:end-shape="id189" draw:end-glue-point="6" svg:d="M16508 11017h343v1h342" svg:viewBox="0 0 686 2">
          <text:p/>
        </draw:connector>
        <draw:connector draw:style-name="gr3" draw:text-style-name="P1" draw:layer="layout" draw:type="line" svg:x1="16cm" svg:y1="11.525cm" svg:x2="14.499cm" svg:y2="13.408cm" draw:start-shape="id188" draw:start-glue-point="8" draw:end-shape="id184" draw:end-glue-point="4" svg:d="M16000 11525l-1501 1883" svg:viewBox="0 0 1502 1884">
          <text:p/>
        </draw:connector>
        <draw:connector draw:style-name="gr3" draw:text-style-name="P1" draw:layer="layout" draw:type="line" svg:x1="16cm" svg:y1="11.525cm" svg:x2="17.499cm" svg:y2="13.408cm" draw:start-shape="id188" draw:start-glue-point="8" draw:end-shape="id186" draw:end-glue-point="4" svg:d="M16000 11525l1499 1883" svg:viewBox="0 0 1500 1884">
          <text:p/>
        </draw:connector>
        <draw:connector draw:style-name="gr3" draw:text-style-name="P1" draw:layer="layout" draw:type="line" svg:x1="16.3cm" svg:y1="13.409cm" svg:x2="17.701cm" svg:y2="11.526cm" draw:start-shape="id185" draw:start-glue-point="4" draw:end-shape="id189" draw:end-glue-point="8" svg:d="M16300 13409l1401-1883" svg:viewBox="0 0 1402 1884">
          <text:p/>
        </draw:connector>
        <draw:connector draw:style-name="gr3" draw:text-style-name="P1" draw:layer="layout" draw:type="line" svg:x1="17.701cm" svg:y1="11.526cm" svg:x2="19.2cm" svg:y2="13.409cm" draw:start-shape="id189" draw:start-glue-point="8" draw:end-shape="id187" draw:end-glue-point="4" svg:d="M17701 11526l1499 1883" svg:viewBox="0 0 1500 1884">
          <text:p/>
        </draw:connector>
        <draw:custom-shape draw:style-name="gr7" draw:text-style-name="P1" xml:id="id190" draw:id="id190" draw:layer="Layout" svg:width="1.016cm" svg:height="1.016cm" svg:x="20.292cm" svg:y="13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191" draw:id="id191" draw:layer="Layout" svg:width="1.016cm" svg:height="1.016cm" svg:x="21.993cm" svg:y="13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21.308cm" svg:y1="13.917cm" svg:x2="21.993cm" svg:y2="13.918cm" draw:start-shape="id190" draw:start-glue-point="10" draw:end-shape="id191" draw:end-glue-point="6" svg:d="M21308 13917h343v1h342" svg:viewBox="0 0 686 2">
          <text:p/>
        </draw:connector>
        <draw:custom-shape draw:style-name="gr7" draw:text-style-name="P1" xml:id="id192" draw:id="id192" draw:layer="Layout" svg:width="1.016cm" svg:height="1.016cm" svg:x="23.192cm" svg:y="13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193" draw:id="id193" draw:layer="Layout" svg:width="1.016cm" svg:height="1.016cm" svg:x="24.893cm" svg:y="13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24.208cm" svg:y1="13.917cm" svg:x2="24.893cm" svg:y2="13.918cm" draw:start-shape="id192" draw:start-glue-point="10" draw:end-shape="id193" draw:end-glue-point="6" svg:d="M24208 13917h343v1h342" svg:viewBox="0 0 686 2">
          <text:p/>
        </draw:connector>
        <draw:custom-shape draw:style-name="gr7" draw:text-style-name="P1" xml:id="id194" draw:id="id194" draw:layer="Layout" svg:width="1.016cm" svg:height="1.016cm" svg:x="21.693cm" svg:y="10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195" draw:id="id195" draw:layer="Layout" svg:width="1.016cm" svg:height="1.016cm" svg:x="23.394cm" svg:y="10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22.709cm" svg:y1="11.018cm" svg:x2="23.394cm" svg:y2="11.019cm" draw:start-shape="id194" draw:start-glue-point="10" draw:end-shape="id195" draw:end-glue-point="6" svg:d="M22709 11018h343v1h342" svg:viewBox="0 0 686 2">
          <text:p/>
        </draw:connector>
        <draw:connector draw:style-name="gr3" draw:text-style-name="P1" draw:layer="layout" draw:type="line" svg:x1="22.201cm" svg:y1="11.526cm" svg:x2="20.8cm" svg:y2="13.409cm" draw:start-shape="id194" draw:start-glue-point="8" draw:end-shape="id190" draw:end-glue-point="4" svg:d="M22201 11526l-1401 1883" svg:viewBox="0 0 1402 1884">
          <text:p/>
        </draw:connector>
        <draw:connector draw:style-name="gr3" draw:text-style-name="P1" draw:layer="layout" draw:type="line" svg:x1="22.201cm" svg:y1="11.526cm" svg:x2="23.7cm" svg:y2="13.409cm" draw:start-shape="id194" draw:start-glue-point="8" draw:end-shape="id192" draw:end-glue-point="4" svg:d="M22201 11526l1499 1883" svg:viewBox="0 0 1500 1884">
          <text:p/>
        </draw:connector>
        <draw:connector draw:style-name="gr3" draw:text-style-name="P1" draw:layer="layout" draw:type="line" svg:x1="22.501cm" svg:y1="13.41cm" svg:x2="23.902cm" svg:y2="11.527cm" draw:start-shape="id191" draw:start-glue-point="4" draw:end-shape="id195" draw:end-glue-point="8" svg:d="M22501 13410l1401-1883" svg:viewBox="0 0 1402 1884">
          <text:p/>
        </draw:connector>
        <draw:connector draw:style-name="gr3" draw:text-style-name="P1" draw:layer="layout" draw:type="line" svg:x1="23.902cm" svg:y1="11.527cm" svg:x2="25.401cm" svg:y2="13.41cm" draw:start-shape="id195" draw:start-glue-point="8" draw:end-shape="id193" draw:end-glue-point="4" svg:d="M23902 11527l1499 1883" svg:viewBox="0 0 1500 1884">
          <text:p/>
        </draw:connector>
        <draw:custom-shape draw:style-name="gr7" draw:text-style-name="P1" xml:id="id196" draw:id="id196" draw:layer="Layout" svg:width="1.016cm" svg:height="1.016cm" svg:x="18.591cm" svg:y="7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197" draw:id="id197" draw:layer="Layout" svg:width="1.016cm" svg:height="1.016cm" svg:x="20.292cm" svg:y="7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9.607cm" svg:y1="7.916cm" svg:x2="20.292cm" svg:y2="7.917cm" draw:start-shape="id196" draw:start-glue-point="10" draw:end-shape="id197" draw:end-glue-point="6" svg:d="M19607 7916h343v1h342" svg:viewBox="0 0 686 2">
          <text:p/>
        </draw:connector>
        <draw:connector draw:style-name="gr3" draw:text-style-name="P1" draw:layer="layout" draw:type="line" svg:x1="16cm" svg:y1="10.509cm" svg:x2="19.099cm" svg:y2="8.424cm" draw:start-shape="id188" draw:start-glue-point="4" draw:end-shape="id196" draw:end-glue-point="8" svg:d="M16000 10509l3099-2085" svg:viewBox="0 0 3100 2086">
          <text:p/>
        </draw:connector>
        <draw:connector draw:style-name="gr3" draw:text-style-name="P1" draw:layer="layout" draw:type="line" svg:x1="22.201cm" svg:y1="10.51cm" svg:x2="19.099cm" svg:y2="8.424cm" draw:start-shape="id194" draw:start-glue-point="4" draw:end-shape="id196" draw:end-glue-point="8" svg:d="M22201 10510l-3102-2086" svg:viewBox="0 0 3103 2087">
          <text:p/>
        </draw:connector>
        <draw:connector draw:style-name="gr3" draw:text-style-name="P1" draw:layer="layout" draw:type="line" svg:x1="17.701cm" svg:y1="10.51cm" svg:x2="20.8cm" svg:y2="8.425cm" draw:start-shape="id189" draw:start-glue-point="4" draw:end-shape="id197" draw:end-glue-point="8" svg:d="M17701 10510l3099-2085" svg:viewBox="0 0 3100 2086">
          <text:p/>
        </draw:connector>
        <draw:connector draw:style-name="gr3" draw:text-style-name="P1" draw:layer="layout" draw:type="line" svg:x1="23.902cm" svg:y1="10.511cm" svg:x2="20.8cm" svg:y2="8.425cm" draw:start-shape="id195" draw:start-glue-point="4" draw:end-shape="id197" draw:end-glue-point="8" svg:d="M23902 10511l-3102-2086" svg:viewBox="0 0 3103 2087">
          <text:p/>
        </draw:connector>
        <draw:custom-shape draw:style-name="gr7" draw:text-style-name="P1" xml:id="id184" draw:id="id184" draw:layer="Layout" svg:width="1.016cm" svg:height="1.016cm" svg:x="13.991cm" svg:y="13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6.398cm" svg:y1="7.407cm" svg:x2="12.418cm" svg:y2="4.557cm" draw:start-shape="id183" draw:start-glue-point="4" draw:end-shape="id170" draw:end-glue-point="8" svg:d="M6398 7407l6020-2850" svg:viewBox="0 0 6021 2851">
          <text:p/>
        </draw:connector>
        <draw:connector draw:style-name="gr3" draw:text-style-name="P1" draw:layer="layout" draw:type="line" svg:x1="12.418cm" svg:y1="4.557cm" svg:x2="19.099cm" svg:y2="7.408cm" draw:start-shape="id170" draw:start-glue-point="8" draw:end-shape="id196" draw:end-glue-point="4" svg:d="M12418 4557l6681 2851" svg:viewBox="0 0 6682 2852">
          <text:p/>
        </draw:connector>
        <draw:connector draw:style-name="gr3" draw:text-style-name="P1" draw:layer="layout" draw:type="line" svg:x1="14.119cm" svg:y1="4.558cm" svg:x2="20.8cm" svg:y2="7.409cm" draw:start-shape="id171" draw:start-glue-point="8" draw:end-shape="id197" draw:end-glue-point="4" svg:d="M14119 4558l6681 2851" svg:viewBox="0 0 6682 2852">
          <text:p/>
        </draw:connector>
        <draw:connector draw:style-name="gr5" draw:text-style-name="P1" draw:layer="layout" draw:type="line" svg:x1="11.201cm" svg:y1="10.51cm" svg:x2="8.383cm" svg:y2="8.383cm" draw:start-shape="id182" draw:start-glue-point="4" draw:end-shape="id179" draw:end-glue-point="8" svg:d="M11201 10510l-2818-2127" svg:viewBox="0 0 2819 2128">
          <text:p/>
        </draw:connector>
        <draw:connector draw:style-name="gr6" draw:text-style-name="P1" draw:layer="layout" draw:type="line" svg:x1="8.383cm" svg:y1="7.367cm" svg:x2="14.119cm" svg:y2="4.558cm" draw:start-shape="id179" draw:start-glue-point="4" draw:end-shape="id171" draw:end-glue-point="8" svg:d="M8383 7367l5736-2809" svg:viewBox="0 0 5737 2810">
          <text:p/>
        </draw:connector>
        <draw:connector draw:style-name="gr5" draw:text-style-name="P1" draw:layer="layout" draw:type="line" svg:x1="9.144cm" svg:y1="11.526cm" svg:x2="9.8cm" svg:y2="13.409cm" draw:start-shape="id180" draw:start-glue-point="8" draw:end-shape="id181" draw:end-glue-point="4" svg:d="M9144 11526l656 1883" svg:viewBox="0 0 657 1884">
          <text:p/>
        </draw:connector>
        <draw:connector draw:style-name="gr6" draw:text-style-name="P1" draw:layer="layout" draw:type="line" svg:x1="10.999cm" svg:y1="13.408cm" svg:x2="9.144cm" svg:y2="11.526cm" draw:start-shape="id177" draw:start-glue-point="4" draw:end-shape="id180" draw:end-glue-point="8" svg:d="M10999 13408l-1855-1882" svg:viewBox="0 0 1856 1883">
          <text:p/>
        </draw:connector>
        <draw:connector draw:style-name="gr6" draw:text-style-name="P1" draw:layer="layout" draw:type="line" svg:x1="9.652cm" svg:y1="11.018cm" svg:x2="10.693cm" svg:y2="11.018cm" draw:start-shape="id180" draw:start-glue-point="10" draw:end-shape="id182" draw:end-glue-point="6" svg:d="M9652 11018h1041" svg:viewBox="0 0 1042 1">
          <text:p/>
        </draw:connector>
        <draw:connector draw:style-name="gr6" draw:text-style-name="P1" draw:layer="layout" draw:type="line" svg:x1="9.504cm" svg:y1="10.658cm" svg:x2="6.398cm" svg:y2="8.423cm" draw:start-shape="id180" draw:start-glue-point="11" draw:end-shape="id183" draw:end-glue-point="8" svg:d="M9504 10658l-3106-2235" svg:viewBox="0 0 3107 2236">
          <text:p/>
        </draw:connector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custom-shape draw:style-name="gr7" draw:text-style-name="P1" xml:id="id198" draw:id="id198" draw:layer="Layout" svg:width="1.016cm" svg:height="1.016cm" svg:x="11.91cm" svg:y="3.5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199" draw:id="id199" draw:layer="Layout" svg:width="1.016cm" svg:height="1.016cm" svg:x="13.611cm" svg:y="3.5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2.926cm" svg:y1="4.049cm" svg:x2="13.611cm" svg:y2="4.05cm" draw:start-shape="id198" draw:start-glue-point="10" draw:end-shape="id199" draw:end-glue-point="6" svg:d="M12926 4049h343v1h342" svg:viewBox="0 0 686 2">
          <text:p/>
        </draw:connector>
        <draw:custom-shape draw:style-name="gr7" draw:text-style-name="P1" draw:layer="Layout" svg:width="1.016cm" svg:height="1.016cm" svg:x="1.49cm" svg:y="13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200" draw:id="id200" draw:layer="Layout" svg:width="1.016cm" svg:height="1.016cm" svg:x="3.091cm" svg:y="13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2.306cm" svg:y1="13.915cm" svg:x2="3.091cm" svg:y2="13.916cm" draw:end-shape="id200" draw:end-glue-point="6" svg:d="M2306 13915h142v1h643" svg:viewBox="0 0 786 2">
          <text:p/>
        </draw:connector>
        <draw:custom-shape draw:style-name="gr7" draw:text-style-name="P1" xml:id="id201" draw:id="id201" draw:layer="Layout" svg:width="1.016cm" svg:height="1.016cm" svg:x="4.29cm" svg:y="13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202" draw:id="id202" draw:layer="Layout" svg:width="1.016cm" svg:height="1.016cm" svg:x="5.991cm" svg:y="13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5.306cm" svg:y1="13.915cm" svg:x2="5.991cm" svg:y2="13.916cm" draw:start-shape="id201" draw:start-glue-point="10" draw:end-shape="id202" draw:end-glue-point="6" svg:d="M5306 13915h343v1h342" svg:viewBox="0 0 686 2">
          <text:p/>
        </draw:connector>
        <draw:custom-shape draw:style-name="gr7" draw:text-style-name="P1" xml:id="id203" draw:id="id203" draw:layer="Layout" svg:width="1.016cm" svg:height="1.016cm" svg:x="2.791cm" svg:y="10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204" draw:id="id204" draw:layer="Layout" svg:width="1.016cm" svg:height="1.016cm" svg:x="4.492cm" svg:y="10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3.807cm" svg:y1="11.016cm" svg:x2="4.492cm" svg:y2="11.017cm" draw:start-shape="id203" draw:start-glue-point="10" draw:end-shape="id204" draw:end-glue-point="6" svg:d="M3807 11016h343v1h342" svg:viewBox="0 0 686 2">
          <text:p/>
        </draw:connector>
        <draw:connector draw:style-name="gr3" draw:text-style-name="P1" draw:layer="layout" draw:type="line" svg:x1="3.299cm" svg:y1="11.524cm" svg:x2="1.798cm" svg:y2="13.407cm" draw:start-shape="id203" draw:start-glue-point="8" svg:d="M3299 11524l-1501 1883" svg:viewBox="0 0 1502 1884">
          <text:p/>
        </draw:connector>
        <draw:connector draw:style-name="gr3" draw:text-style-name="P1" draw:layer="layout" draw:type="line" svg:x1="3.299cm" svg:y1="11.524cm" svg:x2="4.798cm" svg:y2="13.407cm" draw:start-shape="id203" draw:start-glue-point="8" draw:end-shape="id201" draw:end-glue-point="4" svg:d="M3299 11524l1499 1883" svg:viewBox="0 0 1500 1884">
          <text:p/>
        </draw:connector>
        <draw:connector draw:style-name="gr3" draw:text-style-name="P1" draw:layer="layout" draw:type="line" svg:x1="3.599cm" svg:y1="13.408cm" svg:x2="5cm" svg:y2="11.525cm" draw:start-shape="id200" draw:start-glue-point="4" draw:end-shape="id204" draw:end-glue-point="8" svg:d="M3599 13408l1401-1883" svg:viewBox="0 0 1402 1884">
          <text:p/>
        </draw:connector>
        <draw:connector draw:style-name="gr3" draw:text-style-name="P1" draw:layer="layout" draw:type="line" svg:x1="5cm" svg:y1="11.525cm" svg:x2="6.499cm" svg:y2="13.408cm" draw:start-shape="id204" draw:start-glue-point="8" draw:end-shape="id202" draw:end-glue-point="4" svg:d="M5000 11525l1499 1883" svg:viewBox="0 0 1500 1884">
          <text:p/>
        </draw:connector>
        <draw:custom-shape draw:style-name="gr7" draw:text-style-name="P1" xml:id="id208" draw:id="id208" draw:layer="Layout" svg:width="1.016cm" svg:height="1.016cm" svg:x="8.636cm" svg:y="10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209" draw:id="id209" draw:layer="Layout" svg:width="1.016cm" svg:height="1.016cm" svg:x="9.216cm" svg:y="13.3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205" draw:id="id205" draw:layer="Layout" svg:width="1.016cm" svg:height="1.016cm" svg:x="10.491cm" svg:y="13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206" draw:id="id206" draw:layer="Layout" svg:width="1.016cm" svg:height="1.016cm" svg:x="12.192cm" svg:y="13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1.507cm" svg:y1="13.916cm" svg:x2="12.192cm" svg:y2="13.917cm" draw:start-shape="id205" draw:start-glue-point="10" draw:end-shape="id206" draw:end-glue-point="6" svg:d="M11507 13916h343v1h342" svg:viewBox="0 0 686 2">
          <text:p/>
        </draw:connector>
        <draw:custom-shape draw:style-name="gr7" draw:text-style-name="P1" xml:id="id207" draw:id="id207" draw:layer="Layout" svg:width="1.016cm" svg:height="1.016cm" svg:x="7.875cm" svg:y="7.3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210" draw:id="id210" draw:layer="Layout" svg:width="1.016cm" svg:height="1.016cm" svg:x="10.693cm" svg:y="10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8.383cm" svg:y1="8.383cm" svg:x2="9.144cm" svg:y2="10.51cm" draw:start-shape="id207" draw:start-glue-point="8" draw:end-shape="id208" draw:end-glue-point="4" svg:d="M8383 8383l761 2127" svg:viewBox="0 0 762 2128">
          <text:p/>
        </draw:connector>
        <draw:connector draw:style-name="gr3" draw:text-style-name="P1" draw:layer="layout" draw:type="line" svg:x1="9.724cm" svg:y1="13.377cm" svg:x2="11.201cm" svg:y2="11.526cm" draw:start-shape="id209" draw:start-glue-point="4" draw:end-shape="id210" draw:end-glue-point="8" svg:d="M9724 13377l1477-1851" svg:viewBox="0 0 1478 1852">
          <text:p/>
        </draw:connector>
        <draw:connector draw:style-name="gr3" draw:text-style-name="P1" draw:layer="layout" draw:type="line" svg:x1="11.201cm" svg:y1="11.526cm" svg:x2="12.7cm" svg:y2="13.409cm" draw:start-shape="id210" draw:start-glue-point="8" draw:end-shape="id206" draw:end-glue-point="4" svg:d="M11201 11526l1499 1883" svg:viewBox="0 0 1500 1884">
          <text:p/>
        </draw:connector>
        <draw:custom-shape draw:style-name="gr7" draw:text-style-name="P1" xml:id="id211" draw:id="id211" draw:layer="Layout" svg:width="1.016cm" svg:height="1.016cm" svg:x="5.89cm" svg:y="7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3.299cm" svg:y1="10.508cm" svg:x2="6.398cm" svg:y2="8.423cm" draw:start-shape="id203" draw:start-glue-point="4" draw:end-shape="id211" draw:end-glue-point="8" svg:d="M3299 10508l3099-2085" svg:viewBox="0 0 3100 2086">
          <text:p/>
        </draw:connector>
        <draw:connector draw:style-name="gr5" draw:text-style-name="P1" draw:layer="layout" draw:type="line" svg:x1="7.875cm" svg:y1="7.875cm" svg:x2="6.906cm" svg:y2="7.915cm" draw:start-shape="id207" draw:start-glue-point="6" draw:end-shape="id211" draw:end-glue-point="10" svg:d="M7875 7875l-969 40" svg:viewBox="0 0 970 41">
          <text:p/>
        </draw:connector>
        <draw:custom-shape draw:style-name="gr7" draw:text-style-name="P1" xml:id="id213" draw:id="id213" draw:layer="Layout" svg:width="1.016cm" svg:height="1.016cm" svg:x="15.792cm" svg:y="13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5.007cm" svg:y1="13.916cm" svg:x2="15.792cm" svg:y2="13.917cm" draw:start-shape="id212" draw:start-glue-point="10" draw:end-shape="id213" draw:end-glue-point="6" svg:d="M15007 13916h393v1h392" svg:viewBox="0 0 786 2">
          <text:p/>
        </draw:connector>
        <draw:custom-shape draw:style-name="gr7" draw:text-style-name="P1" xml:id="id214" draw:id="id214" draw:layer="Layout" svg:width="1.016cm" svg:height="1.016cm" svg:x="16.991cm" svg:y="13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215" draw:id="id215" draw:layer="Layout" svg:width="1.016cm" svg:height="1.016cm" svg:x="18.692cm" svg:y="13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8.007cm" svg:y1="13.916cm" svg:x2="18.692cm" svg:y2="13.917cm" draw:start-shape="id214" draw:start-glue-point="10" draw:end-shape="id215" draw:end-glue-point="6" svg:d="M18007 13916h343v1h342" svg:viewBox="0 0 686 2">
          <text:p/>
        </draw:connector>
        <draw:custom-shape draw:style-name="gr7" draw:text-style-name="P1" xml:id="id216" draw:id="id216" draw:layer="Layout" svg:width="1.016cm" svg:height="1.016cm" svg:x="15.492cm" svg:y="10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217" draw:id="id217" draw:layer="Layout" svg:width="1.016cm" svg:height="1.016cm" svg:x="17.193cm" svg:y="10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6.508cm" svg:y1="11.017cm" svg:x2="17.193cm" svg:y2="11.018cm" draw:start-shape="id216" draw:start-glue-point="10" draw:end-shape="id217" draw:end-glue-point="6" svg:d="M16508 11017h343v1h342" svg:viewBox="0 0 686 2">
          <text:p/>
        </draw:connector>
        <draw:connector draw:style-name="gr3" draw:text-style-name="P1" draw:layer="layout" draw:type="line" svg:x1="16cm" svg:y1="11.525cm" svg:x2="14.499cm" svg:y2="13.408cm" draw:start-shape="id216" draw:start-glue-point="8" draw:end-shape="id212" draw:end-glue-point="4" svg:d="M16000 11525l-1501 1883" svg:viewBox="0 0 1502 1884">
          <text:p/>
        </draw:connector>
        <draw:connector draw:style-name="gr3" draw:text-style-name="P1" draw:layer="layout" draw:type="line" svg:x1="16cm" svg:y1="11.525cm" svg:x2="17.499cm" svg:y2="13.408cm" draw:start-shape="id216" draw:start-glue-point="8" draw:end-shape="id214" draw:end-glue-point="4" svg:d="M16000 11525l1499 1883" svg:viewBox="0 0 1500 1884">
          <text:p/>
        </draw:connector>
        <draw:connector draw:style-name="gr3" draw:text-style-name="P1" draw:layer="layout" draw:type="line" svg:x1="16.3cm" svg:y1="13.409cm" svg:x2="17.701cm" svg:y2="11.526cm" draw:start-shape="id213" draw:start-glue-point="4" draw:end-shape="id217" draw:end-glue-point="8" svg:d="M16300 13409l1401-1883" svg:viewBox="0 0 1402 1884">
          <text:p/>
        </draw:connector>
        <draw:connector draw:style-name="gr3" draw:text-style-name="P1" draw:layer="layout" draw:type="line" svg:x1="17.701cm" svg:y1="11.526cm" svg:x2="19.2cm" svg:y2="13.409cm" draw:start-shape="id217" draw:start-glue-point="8" draw:end-shape="id215" draw:end-glue-point="4" svg:d="M17701 11526l1499 1883" svg:viewBox="0 0 1500 1884">
          <text:p/>
        </draw:connector>
        <draw:custom-shape draw:style-name="gr7" draw:text-style-name="P1" xml:id="id218" draw:id="id218" draw:layer="Layout" svg:width="1.016cm" svg:height="1.016cm" svg:x="20.292cm" svg:y="13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219" draw:id="id219" draw:layer="Layout" svg:width="1.016cm" svg:height="1.016cm" svg:x="21.993cm" svg:y="13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21.308cm" svg:y1="13.917cm" svg:x2="21.993cm" svg:y2="13.918cm" draw:start-shape="id218" draw:start-glue-point="10" draw:end-shape="id219" draw:end-glue-point="6" svg:d="M21308 13917h343v1h342" svg:viewBox="0 0 686 2">
          <text:p/>
        </draw:connector>
        <draw:custom-shape draw:style-name="gr7" draw:text-style-name="P1" xml:id="id220" draw:id="id220" draw:layer="Layout" svg:width="1.016cm" svg:height="1.016cm" svg:x="23.192cm" svg:y="13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221" draw:id="id221" draw:layer="Layout" svg:width="1.016cm" svg:height="1.016cm" svg:x="24.893cm" svg:y="13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24.208cm" svg:y1="13.917cm" svg:x2="24.893cm" svg:y2="13.918cm" draw:start-shape="id220" draw:start-glue-point="10" draw:end-shape="id221" draw:end-glue-point="6" svg:d="M24208 13917h343v1h342" svg:viewBox="0 0 686 2">
          <text:p/>
        </draw:connector>
        <draw:custom-shape draw:style-name="gr7" draw:text-style-name="P1" xml:id="id222" draw:id="id222" draw:layer="Layout" svg:width="1.016cm" svg:height="1.016cm" svg:x="21.693cm" svg:y="10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223" draw:id="id223" draw:layer="Layout" svg:width="1.016cm" svg:height="1.016cm" svg:x="23.394cm" svg:y="10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22.709cm" svg:y1="11.018cm" svg:x2="23.394cm" svg:y2="11.019cm" draw:start-shape="id222" draw:start-glue-point="10" draw:end-shape="id223" draw:end-glue-point="6" svg:d="M22709 11018h343v1h342" svg:viewBox="0 0 686 2">
          <text:p/>
        </draw:connector>
        <draw:connector draw:style-name="gr3" draw:text-style-name="P1" draw:layer="layout" draw:type="line" svg:x1="22.201cm" svg:y1="11.526cm" svg:x2="20.8cm" svg:y2="13.409cm" draw:start-shape="id222" draw:start-glue-point="8" draw:end-shape="id218" draw:end-glue-point="4" svg:d="M22201 11526l-1401 1883" svg:viewBox="0 0 1402 1884">
          <text:p/>
        </draw:connector>
        <draw:connector draw:style-name="gr3" draw:text-style-name="P1" draw:layer="layout" draw:type="line" svg:x1="22.201cm" svg:y1="11.526cm" svg:x2="23.7cm" svg:y2="13.409cm" draw:start-shape="id222" draw:start-glue-point="8" draw:end-shape="id220" draw:end-glue-point="4" svg:d="M22201 11526l1499 1883" svg:viewBox="0 0 1500 1884">
          <text:p/>
        </draw:connector>
        <draw:connector draw:style-name="gr3" draw:text-style-name="P1" draw:layer="layout" draw:type="line" svg:x1="22.501cm" svg:y1="13.41cm" svg:x2="23.902cm" svg:y2="11.527cm" draw:start-shape="id219" draw:start-glue-point="4" draw:end-shape="id223" draw:end-glue-point="8" svg:d="M22501 13410l1401-1883" svg:viewBox="0 0 1402 1884">
          <text:p/>
        </draw:connector>
        <draw:connector draw:style-name="gr3" draw:text-style-name="P1" draw:layer="layout" draw:type="line" svg:x1="23.902cm" svg:y1="11.527cm" svg:x2="25.401cm" svg:y2="13.41cm" draw:start-shape="id223" draw:start-glue-point="8" draw:end-shape="id221" draw:end-glue-point="4" svg:d="M23902 11527l1499 1883" svg:viewBox="0 0 1500 1884">
          <text:p/>
        </draw:connector>
        <draw:custom-shape draw:style-name="gr7" draw:text-style-name="P1" xml:id="id224" draw:id="id224" draw:layer="Layout" svg:width="1.016cm" svg:height="1.016cm" svg:x="18.591cm" svg:y="7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225" draw:id="id225" draw:layer="Layout" svg:width="1.016cm" svg:height="1.016cm" svg:x="20.292cm" svg:y="7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9.607cm" svg:y1="7.916cm" svg:x2="20.292cm" svg:y2="7.917cm" draw:start-shape="id224" draw:start-glue-point="10" draw:end-shape="id225" draw:end-glue-point="6" svg:d="M19607 7916h343v1h342" svg:viewBox="0 0 686 2">
          <text:p/>
        </draw:connector>
        <draw:connector draw:style-name="gr3" draw:text-style-name="P1" draw:layer="layout" draw:type="line" svg:x1="16cm" svg:y1="10.509cm" svg:x2="19.099cm" svg:y2="8.424cm" draw:start-shape="id216" draw:start-glue-point="4" draw:end-shape="id224" draw:end-glue-point="8" svg:d="M16000 10509l3099-2085" svg:viewBox="0 0 3100 2086">
          <text:p/>
        </draw:connector>
        <draw:connector draw:style-name="gr3" draw:text-style-name="P1" draw:layer="layout" draw:type="line" svg:x1="22.201cm" svg:y1="10.51cm" svg:x2="19.099cm" svg:y2="8.424cm" draw:start-shape="id222" draw:start-glue-point="4" draw:end-shape="id224" draw:end-glue-point="8" svg:d="M22201 10510l-3102-2086" svg:viewBox="0 0 3103 2087">
          <text:p/>
        </draw:connector>
        <draw:connector draw:style-name="gr3" draw:text-style-name="P1" draw:layer="layout" draw:type="line" svg:x1="17.701cm" svg:y1="10.51cm" svg:x2="20.8cm" svg:y2="8.425cm" draw:start-shape="id217" draw:start-glue-point="4" draw:end-shape="id225" draw:end-glue-point="8" svg:d="M17701 10510l3099-2085" svg:viewBox="0 0 3100 2086">
          <text:p/>
        </draw:connector>
        <draw:connector draw:style-name="gr3" draw:text-style-name="P1" draw:layer="layout" draw:type="line" svg:x1="23.902cm" svg:y1="10.511cm" svg:x2="20.8cm" svg:y2="8.425cm" draw:start-shape="id223" draw:start-glue-point="4" draw:end-shape="id225" draw:end-glue-point="8" svg:d="M23902 10511l-3102-2086" svg:viewBox="0 0 3103 2087">
          <text:p/>
        </draw:connector>
        <draw:custom-shape draw:style-name="gr7" draw:text-style-name="P1" xml:id="id212" draw:id="id212" draw:layer="Layout" svg:width="1.016cm" svg:height="1.016cm" svg:x="13.991cm" svg:y="13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6.398cm" svg:y1="7.407cm" svg:x2="12.418cm" svg:y2="4.557cm" draw:start-shape="id211" draw:start-glue-point="4" draw:end-shape="id198" draw:end-glue-point="8" svg:d="M6398 7407l6020-2850" svg:viewBox="0 0 6021 2851">
          <text:p/>
        </draw:connector>
        <draw:connector draw:style-name="gr3" draw:text-style-name="P1" draw:layer="layout" draw:type="line" svg:x1="12.418cm" svg:y1="4.557cm" svg:x2="19.099cm" svg:y2="7.408cm" draw:start-shape="id198" draw:start-glue-point="8" draw:end-shape="id224" draw:end-glue-point="4" svg:d="M12418 4557l6681 2851" svg:viewBox="0 0 6682 2852">
          <text:p/>
        </draw:connector>
        <draw:connector draw:style-name="gr3" draw:text-style-name="P1" draw:layer="layout" draw:type="line" svg:x1="14.119cm" svg:y1="4.558cm" svg:x2="20.8cm" svg:y2="7.409cm" draw:start-shape="id199" draw:start-glue-point="8" draw:end-shape="id225" draw:end-glue-point="4" svg:d="M14119 4558l6681 2851" svg:viewBox="0 0 6682 2852">
          <text:p/>
        </draw:connector>
        <draw:connector draw:style-name="gr5" draw:text-style-name="P1" draw:layer="layout" draw:type="line" svg:x1="11.201cm" svg:y1="10.51cm" svg:x2="8.383cm" svg:y2="8.383cm" draw:start-shape="id210" draw:start-glue-point="4" draw:end-shape="id207" draw:end-glue-point="8" svg:d="M11201 10510l-2818-2127" svg:viewBox="0 0 2819 2128">
          <text:p/>
        </draw:connector>
        <draw:connector draw:style-name="gr6" draw:text-style-name="P1" draw:layer="layout" draw:type="line" svg:x1="8.383cm" svg:y1="7.367cm" svg:x2="14.119cm" svg:y2="4.558cm" draw:start-shape="id207" draw:start-glue-point="4" draw:end-shape="id199" draw:end-glue-point="8" svg:d="M8383 7367l5736-2809" svg:viewBox="0 0 5737 2810">
          <text:p/>
        </draw:connector>
        <draw:connector draw:style-name="gr5" draw:text-style-name="P1" draw:layer="layout" draw:type="line" svg:x1="9.144cm" svg:y1="11.526cm" svg:x2="9.724cm" svg:y2="13.377cm" draw:start-shape="id208" draw:start-glue-point="8" draw:end-shape="id209" draw:end-glue-point="4" svg:d="M9144 11526l580 1851" svg:viewBox="0 0 581 1852">
          <text:p/>
        </draw:connector>
        <draw:connector draw:style-name="gr6" draw:text-style-name="P1" draw:layer="layout" draw:type="line" svg:x1="10.999cm" svg:y1="13.408cm" svg:x2="9.144cm" svg:y2="11.526cm" draw:start-shape="id205" draw:start-glue-point="4" draw:end-shape="id208" draw:end-glue-point="8" svg:d="M10999 13408l-1855-1882" svg:viewBox="0 0 1856 1883">
          <text:p/>
        </draw:connector>
        <draw:connector draw:style-name="gr6" draw:text-style-name="P1" draw:layer="layout" draw:type="line" svg:x1="9.652cm" svg:y1="11.018cm" svg:x2="10.693cm" svg:y2="11.018cm" draw:start-shape="id208" draw:start-glue-point="10" draw:end-shape="id210" draw:end-glue-point="6" svg:d="M9652 11018h1041" svg:viewBox="0 0 1042 1">
          <text:p/>
        </draw:connector>
        <draw:connector draw:style-name="gr6" draw:text-style-name="P1" draw:layer="layout" draw:type="line" svg:x1="6.398cm" svg:y1="8.423cm" svg:x2="9.144cm" svg:y2="10.51cm" draw:start-shape="id211" draw:start-glue-point="8" draw:end-shape="id208" draw:end-glue-point="4" svg:d="M6398 8423l2746 2087" svg:viewBox="0 0 2747 2088">
          <text:p/>
        </draw:connector>
        <draw:connector draw:style-name="gr6" draw:text-style-name="P1" draw:layer="layout" draw:type="line" svg:x1="8.383cm" svg:y1="8.383cm" svg:x2="5cm" svg:y2="10.509cm" draw:start-shape="id207" draw:start-glue-point="8" draw:end-shape="id204" draw:end-glue-point="4" svg:d="M8383 8383l-3383 2126" svg:viewBox="0 0 3384 2127">
          <text:p/>
        </draw:connector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custom-shape draw:style-name="gr7" draw:text-style-name="P1" xml:id="id226" draw:id="id226" draw:layer="Layout" svg:width="1.016cm" svg:height="1.016cm" svg:x="11.91cm" svg:y="3.5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227" draw:id="id227" draw:layer="Layout" svg:width="1.016cm" svg:height="1.016cm" svg:x="13.611cm" svg:y="3.5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2.926cm" svg:y1="4.049cm" svg:x2="13.611cm" svg:y2="4.05cm" draw:start-shape="id226" draw:start-glue-point="10" draw:end-shape="id227" draw:end-glue-point="6" svg:d="M12926 4049h343v1h342" svg:viewBox="0 0 686 2">
          <text:p/>
        </draw:connector>
        <draw:custom-shape draw:style-name="gr7" draw:text-style-name="P1" draw:layer="Layout" svg:width="1.016cm" svg:height="1.016cm" svg:x="1.49cm" svg:y="13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228" draw:id="id228" draw:layer="Layout" svg:width="1.016cm" svg:height="1.016cm" svg:x="3.091cm" svg:y="13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2.306cm" svg:y1="13.915cm" svg:x2="3.091cm" svg:y2="13.916cm" draw:end-shape="id228" draw:end-glue-point="6" svg:d="M2306 13915h142v1h643" svg:viewBox="0 0 786 2">
          <text:p/>
        </draw:connector>
        <draw:custom-shape draw:style-name="gr7" draw:text-style-name="P1" xml:id="id229" draw:id="id229" draw:layer="Layout" svg:width="1.016cm" svg:height="1.016cm" svg:x="4.29cm" svg:y="13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230" draw:id="id230" draw:layer="Layout" svg:width="1.016cm" svg:height="1.016cm" svg:x="5.991cm" svg:y="13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5.306cm" svg:y1="13.915cm" svg:x2="5.991cm" svg:y2="13.916cm" draw:start-shape="id229" draw:start-glue-point="10" draw:end-shape="id230" draw:end-glue-point="6" svg:d="M5306 13915h343v1h342" svg:viewBox="0 0 686 2">
          <text:p/>
        </draw:connector>
        <draw:custom-shape draw:style-name="gr7" draw:text-style-name="P1" xml:id="id231" draw:id="id231" draw:layer="Layout" svg:width="1.016cm" svg:height="1.016cm" svg:x="2.791cm" svg:y="10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232" draw:id="id232" draw:layer="Layout" svg:width="1.016cm" svg:height="1.016cm" svg:x="4.492cm" svg:y="10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3.807cm" svg:y1="11.016cm" svg:x2="4.492cm" svg:y2="11.017cm" draw:start-shape="id231" draw:start-glue-point="10" draw:end-shape="id232" draw:end-glue-point="6" svg:d="M3807 11016h343v1h342" svg:viewBox="0 0 686 2">
          <text:p/>
        </draw:connector>
        <draw:connector draw:style-name="gr3" draw:text-style-name="P1" draw:layer="layout" draw:type="line" svg:x1="3.299cm" svg:y1="11.524cm" svg:x2="1.798cm" svg:y2="13.407cm" draw:start-shape="id231" draw:start-glue-point="8" svg:d="M3299 11524l-1501 1883" svg:viewBox="0 0 1502 1884">
          <text:p/>
        </draw:connector>
        <draw:connector draw:style-name="gr3" draw:text-style-name="P1" draw:layer="layout" draw:type="line" svg:x1="3.299cm" svg:y1="11.524cm" svg:x2="4.798cm" svg:y2="13.407cm" draw:start-shape="id231" draw:start-glue-point="8" draw:end-shape="id229" draw:end-glue-point="4" svg:d="M3299 11524l1499 1883" svg:viewBox="0 0 1500 1884">
          <text:p/>
        </draw:connector>
        <draw:connector draw:style-name="gr3" draw:text-style-name="P1" draw:layer="layout" draw:type="line" svg:x1="3.599cm" svg:y1="13.408cm" svg:x2="5cm" svg:y2="11.525cm" draw:start-shape="id228" draw:start-glue-point="4" draw:end-shape="id232" draw:end-glue-point="8" svg:d="M3599 13408l1401-1883" svg:viewBox="0 0 1402 1884">
          <text:p/>
        </draw:connector>
        <draw:connector draw:style-name="gr3" draw:text-style-name="P1" draw:layer="layout" draw:type="line" svg:x1="5cm" svg:y1="11.525cm" svg:x2="6.499cm" svg:y2="13.408cm" draw:start-shape="id232" draw:start-glue-point="8" draw:end-shape="id230" draw:end-glue-point="4" svg:d="M5000 11525l1499 1883" svg:viewBox="0 0 1500 1884">
          <text:p/>
        </draw:connector>
        <draw:custom-shape draw:style-name="gr7" draw:text-style-name="P1" xml:id="id253" draw:id="id253" draw:layer="Layout" svg:width="1.016cm" svg:height="1.016cm" svg:x="8.636cm" svg:y="10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235" draw:id="id235" draw:layer="Layout" svg:width="1.016cm" svg:height="1.016cm" svg:x="9.016cm" svg:y="13.3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233" draw:id="id233" draw:layer="Layout" svg:width="1.016cm" svg:height="1.016cm" svg:x="10.491cm" svg:y="13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234" draw:id="id234" draw:layer="Layout" svg:width="1.016cm" svg:height="1.016cm" svg:x="12.192cm" svg:y="13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1.507cm" svg:y1="13.916cm" svg:x2="12.192cm" svg:y2="13.917cm" draw:start-shape="id233" draw:start-glue-point="10" draw:end-shape="id234" draw:end-glue-point="6" svg:d="M11507 13916h343v1h342" svg:viewBox="0 0 686 2">
          <text:p/>
        </draw:connector>
        <draw:custom-shape draw:style-name="gr7" draw:text-style-name="P1" xml:id="id238" draw:id="id238" draw:layer="Layout" svg:width="1.016cm" svg:height="1.016cm" svg:x="7.875cm" svg:y="7.3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236" draw:id="id236" draw:layer="Layout" svg:width="1.016cm" svg:height="1.016cm" svg:x="10.693cm" svg:y="10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9.524cm" svg:y1="13.377cm" svg:x2="11.201cm" svg:y2="11.526cm" draw:start-shape="id235" draw:start-glue-point="4" draw:end-shape="id236" draw:end-glue-point="8" svg:d="M9524 13377l1677-1851" svg:viewBox="0 0 1678 1852">
          <text:p/>
        </draw:connector>
        <draw:connector draw:style-name="gr3" draw:text-style-name="P1" draw:layer="layout" draw:type="line" svg:x1="11.201cm" svg:y1="11.526cm" svg:x2="12.7cm" svg:y2="13.409cm" draw:start-shape="id236" draw:start-glue-point="8" draw:end-shape="id234" draw:end-glue-point="4" svg:d="M11201 11526l1499 1883" svg:viewBox="0 0 1500 1884">
          <text:p/>
        </draw:connector>
        <draw:custom-shape draw:style-name="gr7" draw:text-style-name="P1" xml:id="id237" draw:id="id237" draw:layer="Layout" svg:width="1.016cm" svg:height="1.016cm" svg:x="5.89cm" svg:y="7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3.299cm" svg:y1="10.508cm" svg:x2="6.398cm" svg:y2="8.423cm" draw:start-shape="id231" draw:start-glue-point="4" draw:end-shape="id237" draw:end-glue-point="8" svg:d="M3299 10508l3099-2085" svg:viewBox="0 0 3100 2086">
          <text:p/>
        </draw:connector>
        <draw:connector draw:style-name="gr5" draw:text-style-name="P1" draw:layer="layout" draw:type="line" svg:x1="7.875cm" svg:y1="7.875cm" svg:x2="6.906cm" svg:y2="7.915cm" draw:start-shape="id238" draw:start-glue-point="6" draw:end-shape="id237" draw:end-glue-point="10" svg:d="M7875 7875l-969 40" svg:viewBox="0 0 970 41">
          <text:p/>
        </draw:connector>
        <draw:custom-shape draw:style-name="gr7" draw:text-style-name="P1" xml:id="id240" draw:id="id240" draw:layer="Layout" svg:width="1.016cm" svg:height="1.016cm" svg:x="15.792cm" svg:y="13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5.007cm" svg:y1="13.916cm" svg:x2="15.792cm" svg:y2="13.917cm" draw:start-shape="id239" draw:start-glue-point="10" draw:end-shape="id240" draw:end-glue-point="6" svg:d="M15007 13916h393v1h392" svg:viewBox="0 0 786 2">
          <text:p/>
        </draw:connector>
        <draw:custom-shape draw:style-name="gr7" draw:text-style-name="P1" xml:id="id241" draw:id="id241" draw:layer="Layout" svg:width="1.016cm" svg:height="1.016cm" svg:x="16.991cm" svg:y="13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242" draw:id="id242" draw:layer="Layout" svg:width="1.016cm" svg:height="1.016cm" svg:x="18.692cm" svg:y="13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8.007cm" svg:y1="13.916cm" svg:x2="18.692cm" svg:y2="13.917cm" draw:start-shape="id241" draw:start-glue-point="10" draw:end-shape="id242" draw:end-glue-point="6" svg:d="M18007 13916h343v1h342" svg:viewBox="0 0 686 2">
          <text:p/>
        </draw:connector>
        <draw:custom-shape draw:style-name="gr7" draw:text-style-name="P1" xml:id="id243" draw:id="id243" draw:layer="Layout" svg:width="1.016cm" svg:height="1.016cm" svg:x="15.492cm" svg:y="10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244" draw:id="id244" draw:layer="Layout" svg:width="1.016cm" svg:height="1.016cm" svg:x="17.193cm" svg:y="10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6.508cm" svg:y1="11.017cm" svg:x2="17.193cm" svg:y2="11.018cm" draw:start-shape="id243" draw:start-glue-point="10" draw:end-shape="id244" draw:end-glue-point="6" svg:d="M16508 11017h343v1h342" svg:viewBox="0 0 686 2">
          <text:p/>
        </draw:connector>
        <draw:connector draw:style-name="gr3" draw:text-style-name="P1" draw:layer="layout" draw:type="line" svg:x1="16cm" svg:y1="11.525cm" svg:x2="14.499cm" svg:y2="13.408cm" draw:start-shape="id243" draw:start-glue-point="8" draw:end-shape="id239" draw:end-glue-point="4" svg:d="M16000 11525l-1501 1883" svg:viewBox="0 0 1502 1884">
          <text:p/>
        </draw:connector>
        <draw:connector draw:style-name="gr3" draw:text-style-name="P1" draw:layer="layout" draw:type="line" svg:x1="16cm" svg:y1="11.525cm" svg:x2="17.499cm" svg:y2="13.408cm" draw:start-shape="id243" draw:start-glue-point="8" draw:end-shape="id241" draw:end-glue-point="4" svg:d="M16000 11525l1499 1883" svg:viewBox="0 0 1500 1884">
          <text:p/>
        </draw:connector>
        <draw:connector draw:style-name="gr3" draw:text-style-name="P1" draw:layer="layout" draw:type="line" svg:x1="16.3cm" svg:y1="13.409cm" svg:x2="17.701cm" svg:y2="11.526cm" draw:start-shape="id240" draw:start-glue-point="4" draw:end-shape="id244" draw:end-glue-point="8" svg:d="M16300 13409l1401-1883" svg:viewBox="0 0 1402 1884">
          <text:p/>
        </draw:connector>
        <draw:connector draw:style-name="gr3" draw:text-style-name="P1" draw:layer="layout" draw:type="line" svg:x1="17.701cm" svg:y1="11.526cm" svg:x2="19.2cm" svg:y2="13.409cm" draw:start-shape="id244" draw:start-glue-point="8" draw:end-shape="id242" draw:end-glue-point="4" svg:d="M17701 11526l1499 1883" svg:viewBox="0 0 1500 1884">
          <text:p/>
        </draw:connector>
        <draw:custom-shape draw:style-name="gr7" draw:text-style-name="P1" xml:id="id245" draw:id="id245" draw:layer="Layout" svg:width="1.016cm" svg:height="1.016cm" svg:x="20.292cm" svg:y="13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246" draw:id="id246" draw:layer="Layout" svg:width="1.016cm" svg:height="1.016cm" svg:x="21.993cm" svg:y="13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21.308cm" svg:y1="13.917cm" svg:x2="21.993cm" svg:y2="13.918cm" draw:start-shape="id245" draw:start-glue-point="10" draw:end-shape="id246" draw:end-glue-point="6" svg:d="M21308 13917h343v1h342" svg:viewBox="0 0 686 2">
          <text:p/>
        </draw:connector>
        <draw:custom-shape draw:style-name="gr7" draw:text-style-name="P1" xml:id="id247" draw:id="id247" draw:layer="Layout" svg:width="1.016cm" svg:height="1.016cm" svg:x="23.192cm" svg:y="13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248" draw:id="id248" draw:layer="Layout" svg:width="1.016cm" svg:height="1.016cm" svg:x="24.893cm" svg:y="13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24.208cm" svg:y1="13.917cm" svg:x2="24.893cm" svg:y2="13.918cm" draw:start-shape="id247" draw:start-glue-point="10" draw:end-shape="id248" draw:end-glue-point="6" svg:d="M24208 13917h343v1h342" svg:viewBox="0 0 686 2">
          <text:p/>
        </draw:connector>
        <draw:custom-shape draw:style-name="gr7" draw:text-style-name="P1" xml:id="id249" draw:id="id249" draw:layer="Layout" svg:width="1.016cm" svg:height="1.016cm" svg:x="21.693cm" svg:y="10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250" draw:id="id250" draw:layer="Layout" svg:width="1.016cm" svg:height="1.016cm" svg:x="23.394cm" svg:y="10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22.709cm" svg:y1="11.018cm" svg:x2="23.394cm" svg:y2="11.019cm" draw:start-shape="id249" draw:start-glue-point="10" draw:end-shape="id250" draw:end-glue-point="6" svg:d="M22709 11018h343v1h342" svg:viewBox="0 0 686 2">
          <text:p/>
        </draw:connector>
        <draw:connector draw:style-name="gr3" draw:text-style-name="P1" draw:layer="layout" draw:type="line" svg:x1="22.201cm" svg:y1="11.526cm" svg:x2="20.8cm" svg:y2="13.409cm" draw:start-shape="id249" draw:start-glue-point="8" draw:end-shape="id245" draw:end-glue-point="4" svg:d="M22201 11526l-1401 1883" svg:viewBox="0 0 1402 1884">
          <text:p/>
        </draw:connector>
        <draw:connector draw:style-name="gr3" draw:text-style-name="P1" draw:layer="layout" draw:type="line" svg:x1="22.201cm" svg:y1="11.526cm" svg:x2="23.7cm" svg:y2="13.409cm" draw:start-shape="id249" draw:start-glue-point="8" draw:end-shape="id247" draw:end-glue-point="4" svg:d="M22201 11526l1499 1883" svg:viewBox="0 0 1500 1884">
          <text:p/>
        </draw:connector>
        <draw:connector draw:style-name="gr3" draw:text-style-name="P1" draw:layer="layout" draw:type="line" svg:x1="22.501cm" svg:y1="13.41cm" svg:x2="23.902cm" svg:y2="11.527cm" draw:start-shape="id246" draw:start-glue-point="4" draw:end-shape="id250" draw:end-glue-point="8" svg:d="M22501 13410l1401-1883" svg:viewBox="0 0 1402 1884">
          <text:p/>
        </draw:connector>
        <draw:connector draw:style-name="gr3" draw:text-style-name="P1" draw:layer="layout" draw:type="line" svg:x1="23.902cm" svg:y1="11.527cm" svg:x2="25.401cm" svg:y2="13.41cm" draw:start-shape="id250" draw:start-glue-point="8" draw:end-shape="id248" draw:end-glue-point="4" svg:d="M23902 11527l1499 1883" svg:viewBox="0 0 1500 1884">
          <text:p/>
        </draw:connector>
        <draw:custom-shape draw:style-name="gr7" draw:text-style-name="P1" xml:id="id251" draw:id="id251" draw:layer="Layout" svg:width="1.016cm" svg:height="1.016cm" svg:x="18.591cm" svg:y="7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252" draw:id="id252" draw:layer="Layout" svg:width="1.016cm" svg:height="1.016cm" svg:x="20.292cm" svg:y="7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9.607cm" svg:y1="7.916cm" svg:x2="20.292cm" svg:y2="7.917cm" draw:start-shape="id251" draw:start-glue-point="10" draw:end-shape="id252" draw:end-glue-point="6" svg:d="M19607 7916h343v1h342" svg:viewBox="0 0 686 2">
          <text:p/>
        </draw:connector>
        <draw:connector draw:style-name="gr3" draw:text-style-name="P1" draw:layer="layout" draw:type="line" svg:x1="16cm" svg:y1="10.509cm" svg:x2="19.099cm" svg:y2="8.424cm" draw:start-shape="id243" draw:start-glue-point="4" draw:end-shape="id251" draw:end-glue-point="8" svg:d="M16000 10509l3099-2085" svg:viewBox="0 0 3100 2086">
          <text:p/>
        </draw:connector>
        <draw:connector draw:style-name="gr3" draw:text-style-name="P1" draw:layer="layout" draw:type="line" svg:x1="22.201cm" svg:y1="10.51cm" svg:x2="19.099cm" svg:y2="8.424cm" draw:start-shape="id249" draw:start-glue-point="4" draw:end-shape="id251" draw:end-glue-point="8" svg:d="M22201 10510l-3102-2086" svg:viewBox="0 0 3103 2087">
          <text:p/>
        </draw:connector>
        <draw:connector draw:style-name="gr3" draw:text-style-name="P1" draw:layer="layout" draw:type="line" svg:x1="17.701cm" svg:y1="10.51cm" svg:x2="20.8cm" svg:y2="8.425cm" draw:start-shape="id244" draw:start-glue-point="4" draw:end-shape="id252" draw:end-glue-point="8" svg:d="M17701 10510l3099-2085" svg:viewBox="0 0 3100 2086">
          <text:p/>
        </draw:connector>
        <draw:connector draw:style-name="gr3" draw:text-style-name="P1" draw:layer="layout" draw:type="line" svg:x1="23.902cm" svg:y1="10.511cm" svg:x2="20.8cm" svg:y2="8.425cm" draw:start-shape="id250" draw:start-glue-point="4" draw:end-shape="id252" draw:end-glue-point="8" svg:d="M23902 10511l-3102-2086" svg:viewBox="0 0 3103 2087">
          <text:p/>
        </draw:connector>
        <draw:custom-shape draw:style-name="gr7" draw:text-style-name="P1" xml:id="id239" draw:id="id239" draw:layer="Layout" svg:width="1.016cm" svg:height="1.016cm" svg:x="13.991cm" svg:y="13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6.398cm" svg:y1="7.407cm" svg:x2="12.418cm" svg:y2="4.557cm" draw:start-shape="id237" draw:start-glue-point="4" draw:end-shape="id226" draw:end-glue-point="8" svg:d="M6398 7407l6020-2850" svg:viewBox="0 0 6021 2851">
          <text:p/>
        </draw:connector>
        <draw:connector draw:style-name="gr3" draw:text-style-name="P1" draw:layer="layout" draw:type="line" svg:x1="12.418cm" svg:y1="4.557cm" svg:x2="19.099cm" svg:y2="7.408cm" draw:start-shape="id226" draw:start-glue-point="8" draw:end-shape="id251" draw:end-glue-point="4" svg:d="M12418 4557l6681 2851" svg:viewBox="0 0 6682 2852">
          <text:p/>
        </draw:connector>
        <draw:connector draw:style-name="gr3" draw:text-style-name="P1" draw:layer="layout" draw:type="line" svg:x1="14.119cm" svg:y1="4.558cm" svg:x2="20.8cm" svg:y2="7.409cm" draw:start-shape="id227" draw:start-glue-point="8" draw:end-shape="id252" draw:end-glue-point="4" svg:d="M14119 4558l6681 2851" svg:viewBox="0 0 6682 2852">
          <text:p/>
        </draw:connector>
        <draw:connector draw:style-name="gr5" draw:text-style-name="P1" draw:layer="layout" draw:type="line" svg:x1="11.201cm" svg:y1="10.51cm" svg:x2="8.383cm" svg:y2="8.383cm" draw:start-shape="id236" draw:start-glue-point="4" draw:end-shape="id238" draw:end-glue-point="8" svg:d="M11201 10510l-2818-2127" svg:viewBox="0 0 2819 2128">
          <text:p/>
        </draw:connector>
        <draw:connector draw:style-name="gr6" draw:text-style-name="P1" draw:layer="layout" draw:type="line" svg:x1="8.383cm" svg:y1="7.367cm" svg:x2="14.119cm" svg:y2="4.558cm" draw:start-shape="id238" draw:start-glue-point="4" draw:end-shape="id227" draw:end-glue-point="8" svg:d="M8383 7367l5736-2809" svg:viewBox="0 0 5737 2810">
          <text:p/>
        </draw:connector>
        <draw:connector draw:style-name="gr5" draw:text-style-name="P1" draw:layer="layout" draw:type="line" svg:x1="9.144cm" svg:y1="11.526cm" svg:x2="9.524cm" svg:y2="13.377cm" draw:start-shape="id253" draw:start-glue-point="8" draw:end-shape="id235" draw:end-glue-point="4" svg:d="M9144 11526l380 1851" svg:viewBox="0 0 381 1852">
          <text:p/>
        </draw:connector>
        <draw:connector draw:style-name="gr6" draw:text-style-name="P1" draw:layer="layout" draw:type="line" svg:x1="10.999cm" svg:y1="13.408cm" svg:x2="9.144cm" svg:y2="11.526cm" draw:start-shape="id233" draw:start-glue-point="4" draw:end-shape="id253" draw:end-glue-point="8" svg:d="M10999 13408l-1855-1882" svg:viewBox="0 0 1856 1883">
          <text:p/>
        </draw:connector>
        <draw:connector draw:style-name="gr6" draw:text-style-name="P1" draw:layer="layout" draw:type="line" svg:x1="9.652cm" svg:y1="11.018cm" svg:x2="10.693cm" svg:y2="11.018cm" draw:start-shape="id253" draw:start-glue-point="10" draw:end-shape="id236" draw:end-glue-point="6" svg:d="M9652 11018h1041" svg:viewBox="0 0 1042 1">
          <text:p/>
        </draw:connector>
        <draw:connector draw:style-name="gr6" draw:text-style-name="P1" draw:layer="layout" draw:type="line" svg:x1="6.398cm" svg:y1="8.423cm" svg:x2="9.144cm" svg:y2="10.51cm" draw:start-shape="id237" draw:start-glue-point="8" draw:end-shape="id253" draw:end-glue-point="4" svg:d="M6398 8423l2746 2087" svg:viewBox="0 0 2747 2088">
          <text:p/>
        </draw:connector>
        <draw:connector draw:style-name="gr6" draw:text-style-name="P1" draw:layer="layout" draw:type="line" svg:x1="8.383cm" svg:y1="8.383cm" svg:x2="5cm" svg:y2="10.509cm" draw:start-shape="id238" draw:start-glue-point="8" draw:end-shape="id232" draw:end-glue-point="4" svg:d="M8383 8383l-3383 2126" svg:viewBox="0 0 3384 2127">
          <text:p/>
        </draw:connector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6T19:26:31.008396141</meta:creation-date>
    <meta:editing-duration>PT4M31S</meta:editing-duration>
    <meta:editing-cycles>2</meta:editing-cycles>
    <dc:date>2015-01-26T20:01:43.843395950</dc:date>
    <meta:generator>LibreOffice/4.2.7.2$Linux_X86_64 LibreOffice_project/420m0$Build-2</meta:generator>
    <meta:document-statistic meta:object-count="676"/>
  </office:meta>
</office:document-meta>
</file>